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13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e37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1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float" office:value="0.596161984074107" calcext:value-type="float">
            <text:p>0.596161984074107</text:p>
          </table:table-cell>
          <table:table-cell table:style-name="ce15" office:value-type="string" calcext:value-type="string">
            <text:p>ALL VALUES IN KCAL/MOL at 300 K</text:p>
          </table:table-cell>
          <table:table-cell table:number-columns-repeated="6"/>
          <table:table-cell table:style-name="ce15"/>
          <table:table-cell table:number-columns-repeated="4"/>
          <table:table-cell table:style-name="ce25"/>
          <table:table-cell/>
          <table:table-cell table:style-name="ce15" table:number-columns-repeated="2"/>
          <table:table-cell table:number-columns-repeated="2"/>
          <table:table-cell table:style-name="ce15"/>
          <table:table-cell table:number-columns-repeated="1004"/>
        </table:table-row>
        <table:table-row table:style-name="ro1">
          <table:table-cell table:style-name="ce2"/>
          <table:table-cell table:style-name="ce15" office:value-type="string" calcext:value-type="string">
            <text:p>openMM</text:p>
          </table:table-cell>
          <table:table-cell table:style-name="ce15" table:number-columns-repeated="3"/>
          <table:table-cell table:number-columns-repeated="2"/>
          <table:table-cell table:style-name="ce15" office:value-type="string" calcext:value-type="string">
            <text:p>CHARMM</text:p>
          </table:table-cell>
          <table:table-cell table:style-name="ce15" table:number-columns-repeated="2"/>
          <table:table-cell table:number-columns-repeated="3"/>
          <table:table-cell table:style-name="ce2"/>
          <table:table-cell table:style-name="ce15" office:value-type="string" calcext:value-type="string">
            <text:p>openMM</text:p>
          </table:table-cell>
          <table:table-cell table:style-name="ce15" table:number-columns-repeated="5"/>
          <table:table-cell table:style-name="ce15" office:value-type="string" calcext:value-type="string">
            <text:p>CHARMM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2" office:value-type="string" calcext:value-type="string">
            <text:p>TF</text:p>
          </table:table-cell>
          <table:table-cell table:style-name="ce15" office:value-type="string" calcext:value-type="string">
            <text:p>vswitch</text:p>
          </table:table-cell>
          <table:table-cell table:style-name="ce15"/>
          <table:table-cell table:style-name="ce15" office:value-type="string" calcext:value-type="string">
            <text:p>vfswitch</text:p>
          </table:table-cell>
          <table:table-cell table:style-name="ce15"/>
          <table:table-cell table:style-name="ce15" office:value-type="string" calcext:value-type="string">
            <text:p>hard-cutoff</text:p>
          </table:table-cell>
          <table:table-cell table:style-name="ce15"/>
          <table:table-cell table:style-name="ce15" office:value-type="string" calcext:value-type="string">
            <text:p>vswitch</text:p>
          </table:table-cell>
          <table:table-cell table:style-name="ce15"/>
          <table:table-cell table:style-name="ce15" office:value-type="string" calcext:value-type="string">
            <text:p>vfswitch</text:p>
          </table:table-cell>
          <table:table-cell table:number-columns-repeated="3"/>
          <table:table-cell table:style-name="ce2" office:value-type="string" calcext:value-type="string">
            <text:p>TF</text:p>
          </table:table-cell>
          <table:table-cell table:style-name="ce15" office:value-type="string" calcext:value-type="string">
            <text:p>vswitch</text:p>
          </table:table-cell>
          <table:table-cell table:style-name="ce15"/>
          <table:table-cell table:style-name="ce15" office:value-type="string" calcext:value-type="string">
            <text:p>vfswitch</text:p>
          </table:table-cell>
          <table:table-cell table:style-name="ce15"/>
          <table:table-cell table:style-name="ce15" office:value-type="string" calcext:value-type="string">
            <text:p>hard-cutoff</text:p>
          </table:table-cell>
          <table:table-cell table:style-name="ce15"/>
          <table:table-cell table:style-name="ce15" office:value-type="string" calcext:value-type="string">
            <text:p>vswitch</text:p>
          </table:table-cell>
          <table:table-cell table:style-name="ce15"/>
          <table:table-cell table:style-name="ce15" office:value-type="string" calcext:value-type="string">
            <text:p>vfswitch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R-&gt;CC</text:p>
          </table:table-cell>
          <table:table-cell table:style-name="ce3" office:value-type="string" calcext:value-type="string">
            <text:p>vacuum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vacuum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vacuum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vacuum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vacuum</text:p>
          </table:table-cell>
          <table:table-cell table:style-name="ce3" office:value-type="string" calcext:value-type="string">
            <text:p>solution</text:p>
          </table:table-cell>
          <table:table-cell table:number-columns-repeated="2"/>
          <table:table-cell table:style-name="ce15" office:value-type="string" calcext:value-type="string">
            <text:p>A-&gt;B</text:p>
          </table:table-cell>
          <table:table-cell table:style-name="ce15" office:value-type="string" calcext:value-type="string">
            <text:p>ddG</text:p>
          </table:table-cell>
          <table:table-cell table:style-name="ce15" office:value-type="string" calcext:value-type="string">
            <text:p>stddev</text:p>
          </table:table-cell>
          <table:table-cell table:style-name="ce15" office:value-type="string" calcext:value-type="string">
            <text:p>ddG</text:p>
          </table:table-cell>
          <table:table-cell table:style-name="ce15"/>
          <table:table-cell table:style-name="ce15" office:value-type="string" calcext:value-type="string">
            <text:p>ddG</text:p>
          </table:table-cell>
          <table:table-cell table:style-name="ce15"/>
          <table:table-cell table:style-name="ce15" office:value-type="string" calcext:value-type="string">
            <text:p>ddG</text:p>
          </table:table-cell>
          <table:table-cell table:style-name="ce15"/>
          <table:table-cell table:style-name="ce15" office:value-type="string" calcext:value-type="string">
            <text:p>ddG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methane</text:p>
          </table:table-cell>
          <table:table-cell table:style-name="ce3" table:formula="of:=-0.117128994864028*[.$A$1]" office:value-type="float" office:value="-0.06982785397" calcext:value-type="float">
            <text:p>-0.06982785397</text:p>
          </table:table-cell>
          <table:table-cell table:style-name="ce3" table:formula="of:=-1.49472946642936*[.$A$1]" office:value-type="float" office:value="-0.8911008844" calcext:value-type="float">
            <text:p>-0.8911008844</text:p>
          </table:table-cell>
          <table:table-cell table:style-name="ce3" office:value-type="string" calcext:value-type="string">
            <text:p>-0.119410113161162*$A$1</text:p>
          </table:table-cell>
          <table:table-cell table:style-name="ce4" table:formula="of:=-1.4814449938929*[.$A$1]" office:value-type="float" office:value="-0.8831811869" calcext:value-type="float">
            <text:p>-0.8831811869</text:p>
          </table:table-cell>
          <table:table-cell table:style-name="ce4" table:formula="of:=-0.11819184*[.A1]" office:value-type="float" office:value="-0.07046148184" calcext:value-type="float">
            <text:p>-0.07046148184</text:p>
          </table:table-cell>
          <table:table-cell table:style-name="ce4" table:formula="of:=-1.52977589*[.A1]" office:value-type="float" office:value="-0.9119942298" calcext:value-type="float">
            <text:p>-0.9119942298</text:p>
          </table:table-cell>
          <table:table-cell table:style-name="ce22" office:value-type="float" office:value="-0.06944758004" calcext:value-type="float">
            <text:p>-0.06944758004</text:p>
          </table:table-cell>
          <table:table-cell table:style-name="ce3" table:formula="of:=-0.907031170333578" office:value-type="float" office:value="-0.9070311703" calcext:value-type="float">
            <text:p>-0.9070311703</text:p>
          </table:table-cell>
          <table:table-cell table:style-name="ce4" table:formula="of:=-0.06859249334" office:value-type="float" office:value="-0.06859249334" calcext:value-type="float">
            <text:p>-0.06859249334</text:p>
          </table:table-cell>
          <table:table-cell table:style-name="ce3" table:formula="of:=-0.872928877373162" office:value-type="float" office:value="-0.8729288774" calcext:value-type="float">
            <text:p>-0.8729288774</text:p>
          </table:table-cell>
          <table:table-cell table:number-columns-repeated="2"/>
          <table:table-cell table:style-name="ce15" office:value-type="string" calcext:value-type="string">
            <text:p>ethane-&gt;methane</text:p>
          </table:table-cell>
          <table:table-cell table:style-name="ce17" table:formula="of:=([.C19]-[.B19])-([.$C$10]-[.$B$10])" office:value-type="float" office:value="0.143203227" calcext:value-type="float">
            <text:p>0.143203227</text:p>
          </table:table-cell>
          <table:table-cell table:style-name="ce17" table:formula="of:=SQRT([.$B$11]^2+[.$C$11]^2+[.B20]^2+[.C20]^2)" office:value-type="float" office:value="0.1112898533" calcext:value-type="float">
            <text:p>0.1112898533</text:p>
          </table:table-cell>
          <table:table-cell table:style-name="ce17" table:formula="of:=([.E19]-[.D19])-([.E10]-[.D10])" office:value-type="float" office:value="0.06578700654" calcext:value-type="float">
            <text:p>0.06578700654</text:p>
          </table:table-cell>
          <table:table-cell table:style-name="ce17" table:formula="of:=SQRT([.D11]^2+[.E11]^2+[.D20]^2+[.E20]^2)" office:value-type="float" office:value="0.07928838102" calcext:value-type="float">
            <text:p>0.07928838102</text:p>
          </table:table-cell>
          <table:table-cell table:style-name="ce17" table:formula="of:=([.G19]-[.F19])-([.G10]-[.F10])" office:value-type="float" office:value="0.05308173605" calcext:value-type="float">
            <text:p>0.05308173605</text:p>
          </table:table-cell>
          <table:table-cell table:style-name="ce17" table:formula="of:=SQRT([.F11]^2+[.G11]^2+[.F20]^2+[.G20]^2)" office:value-type="float" office:value="0.06961269763" calcext:value-type="float">
            <text:p>0.06961269763</text:p>
          </table:table-cell>
          <table:table-cell table:style-name="ce17" table:formula="of:=([.I19]-[.H19])-([.I10]-[.H10])" office:value-type="float" office:value="0.06702359111" calcext:value-type="float">
            <text:p>0.06702359111</text:p>
          </table:table-cell>
          <table:table-cell table:style-name="ce17" table:formula="of:=SQRT([.H11]^2+[.I11]^2+[.H20]^2+[.I20]^2)" office:value-type="float" office:value="0.09674255884" calcext:value-type="float">
            <text:p>0.09674255884</text:p>
          </table:table-cell>
          <table:table-cell table:style-name="ce17" table:formula="of:=([.K19]-[.J19])-([.K10]-[.J10])" office:value-type="float" office:value="-0.007972868762" calcext:value-type="float">
            <text:p>-0.007972868762</text:p>
          </table:table-cell>
          <table:table-cell table:style-name="ce17" table:formula="of:=SQRT([.J11]^2+[.K11]^2+[.J20]^2+[.K20]^2)" office:value-type="float" office:value="0.09129343225" calcext:value-type="float">
            <text:p>0.09129343225</text:p>
          </table:table-cell>
          <table:table-cell table:number-columns-repeated="1000"/>
        </table:table-row>
        <table:table-row table:style-name="ro1">
          <table:table-cell table:style-name="ce4"/>
          <table:table-cell table:style-name="ce3" table:formula="of:=-0.117261590499039*[.$A$1]" office:value-type="float" office:value="-0.06990690245" calcext:value-type="float">
            <text:p>-0.06990690245</text:p>
          </table:table-cell>
          <table:table-cell table:style-name="ce4" table:formula="of:=-1.51754904643726*[.$A$1]" office:value-type="float" office:value="-0.9047050505" calcext:value-type="float">
            <text:p>-0.9047050505</text:p>
          </table:table-cell>
          <table:table-cell table:style-name="ce4" table:formula="of:=-0.11852250490145*[.$A$1]" office:value-type="float" office:value="-0.07065861168" calcext:value-type="float">
            <text:p>-0.07065861168</text:p>
          </table:table-cell>
          <table:table-cell table:style-name="ce4" table:formula="of:=-1.46161178294312*[.$A$1]" office:value-type="float" office:value="-0.8713573805" calcext:value-type="float">
            <text:p>-0.8713573805</text:p>
          </table:table-cell>
          <table:table-cell table:style-name="ce4" table:formula="of:=-0.11491305*[.A1]" office:value-type="float" office:value="-0.06850679188" calcext:value-type="float">
            <text:p>-0.06850679188</text:p>
          </table:table-cell>
          <table:table-cell table:style-name="ce4" table:formula="of:=-1.53235111*[.A1]" office:value-type="float" office:value="-0.913529478" calcext:value-type="float">
            <text:p>-0.913529478</text:p>
          </table:table-cell>
          <table:table-cell table:style-name="ce4" table:formula="of:=-0.06839509398" office:value-type="float" office:value="-0.06839509398" calcext:value-type="float">
            <text:p>-0.06839509398</text:p>
          </table:table-cell>
          <table:table-cell table:style-name="ce3" table:formula="of:=-0.905979940096818" office:value-type="float" office:value="-0.9059799401" calcext:value-type="float">
            <text:p>-0.9059799401</text:p>
          </table:table-cell>
          <table:table-cell table:style-name="ce4" table:formula="of:=-0.0691525629" office:value-type="float" office:value="-0.0691525629" calcext:value-type="float">
            <text:p>-0.0691525629</text:p>
          </table:table-cell>
          <table:table-cell table:style-name="ce3" table:formula="of:=-0.87636440885492" office:value-type="float" office:value="-0.8763644089" calcext:value-type="float">
            <text:p>-0.8763644089</text:p>
          </table:table-cell>
          <table:table-cell table:number-columns-repeated="2"/>
          <table:table-cell table:style-name="ce15" office:value-type="string" calcext:value-type="string">
            <text:p>methanol-&gt;methane</text:p>
          </table:table-cell>
          <table:table-cell table:style-name="ce17" table:formula="of:=([.C28]-[.B28])-([.$C$10]-[.$B$10])" office:value-type="float" office:value="7.081635512" calcext:value-type="float">
            <text:p>7.081635512</text:p>
          </table:table-cell>
          <table:table-cell table:style-name="ce17" table:formula="of:=SQRT([.$B$11]^2+[.$C$11]^2+[.B29]^2+[.C29]^2)" office:value-type="float" office:value="0.06910269372" calcext:value-type="float">
            <text:p>0.06910269372</text:p>
          </table:table-cell>
          <table:table-cell table:style-name="ce17" table:formula="of:=([.E28]-[.D28])-([.$C$10]-[.$B$10])" office:value-type="float" office:value="7.11977225" calcext:value-type="float">
            <text:p>7.11977225</text:p>
          </table:table-cell>
          <table:table-cell table:style-name="ce17" table:formula="of:=SQRT([.$B$11]^2+[.$C$11]^2+[.D29]^2+[.E29]^2)" office:value-type="float" office:value="0.08918972217" calcext:value-type="float">
            <text:p>0.08918972217</text:p>
          </table:table-cell>
          <table:table-cell table:style-name="ce17" table:formula="of:=([.G28]-[.F28])-([.$C$10]-[.$B$10])" office:value-type="float" office:value="7.030722874" calcext:value-type="float">
            <text:p>7.030722874</text:p>
          </table:table-cell>
          <table:table-cell table:style-name="ce17" table:formula="of:=SQRT([.$B$11]^2+[.$C$11]^2+[.F29]^2+[.G29]^2)" office:value-type="float" office:value="0.06163601606" calcext:value-type="float">
            <text:p>0.06163601606</text:p>
          </table:table-cell>
          <table:table-cell table:style-name="ce17" table:formula="of:=([.I28]-[.H28])-([.$C$10]-[.$B$10])" office:value-type="float" office:value="7.049165645" calcext:value-type="float">
            <text:p>7.049165645</text:p>
          </table:table-cell>
          <table:table-cell table:style-name="ce17" table:formula="of:=SQRT([.$B$11]^2+[.$C$11]^2+[.H29]^2+[.I29]^2)" office:value-type="float" office:value="0.05297919243" calcext:value-type="float">
            <text:p>0.05297919243</text:p>
          </table:table-cell>
          <table:table-cell table:style-name="ce17" table:formula="of:=([.K28]-[.J28])-([.$C$10]-[.$B$10])" office:value-type="float" office:value="6.951615588" calcext:value-type="float">
            <text:p>6.951615588</text:p>
          </table:table-cell>
          <table:table-cell table:style-name="ce17" table:formula="of:=SQRT([.$B$11]^2+[.$C$11]^2+[.J29]^2+[.K29]^2)" office:value-type="float" office:value="0.05049298203" calcext:value-type="float">
            <text:p>0.05049298203</text:p>
          </table:table-cell>
          <table:table-cell table:number-columns-repeated="1000"/>
        </table:table-row>
        <table:table-row table:style-name="ro1">
          <table:table-cell table:style-name="ce4"/>
          <table:table-cell table:style-name="ce3" table:formula="of:=-0.116170065397867*[.$A$1]" office:value-type="float" office:value="-0.06925617668" calcext:value-type="float">
            <text:p>-0.06925617668</text:p>
          </table:table-cell>
          <table:table-cell table:style-name="ce4" table:formula="of:=-1.51103280979784*[.$A$1]" office:value-type="float" office:value="-0.9008203179" calcext:value-type="float">
            <text:p>-0.9008203179</text:p>
          </table:table-cell>
          <table:table-cell table:style-name="ce4" table:formula="of:=-0.11821964963426*[.$A$1]" office:value-type="float" office:value="-0.07047806088" calcext:value-type="float">
            <text:p>-0.07047806088</text:p>
          </table:table-cell>
          <table:table-cell table:style-name="ce4" table:formula="of:=-1.44975518814121*[.$A$1]" office:value-type="float" office:value="-0.8642889294" calcext:value-type="float">
            <text:p>-0.8642889294</text:p>
          </table:table-cell>
          <table:table-cell table:style-name="ce4" table:formula="of:=-0.11815418*[.A1]" office:value-type="float" office:value="-0.07043903038" calcext:value-type="float">
            <text:p>-0.07043903038</text:p>
          </table:table-cell>
          <table:table-cell table:style-name="ce4" table:formula="of:=-1.54199905*[.A1]" office:value-type="float" office:value="-0.9192812131" calcext:value-type="float">
            <text:p>-0.9192812131</text:p>
          </table:table-cell>
          <table:table-cell table:style-name="ce4" table:formula="of:=-0.0694349046" office:value-type="float" office:value="-0.0694349046" calcext:value-type="float">
            <text:p>-0.0694349046</text:p>
          </table:table-cell>
          <table:table-cell table:style-name="ce3" table:formula="of:=-0.907393711453272" office:value-type="float" office:value="-0.9073937115" calcext:value-type="float">
            <text:p>-0.9073937115</text:p>
          </table:table-cell>
          <table:table-cell table:style-name="ce4" table:formula="of:=-0.07040326515" office:value-type="float" office:value="-0.07040326515" calcext:value-type="float">
            <text:p>-0.07040326515</text:p>
          </table:table-cell>
          <table:table-cell table:style-name="ce3" table:formula="of:=-0.873801845974493" office:value-type="float" office:value="-0.873801846" calcext:value-type="float">
            <text:p>-0.873801846</text:p>
          </table:table-cell>
          <table:table-cell table:number-columns-repeated="2"/>
          <table:table-cell table:style-name="ce15" office:value-type="string" calcext:value-type="string">
            <text:p>neopentane-&gt;methane</text:p>
          </table:table-cell>
          <table:table-cell table:style-name="ce17" table:formula="of:=([.C37]-[.B37])-([.$C$10]-[.$B$10])" office:value-type="float" office:value="-0.1689262488" calcext:value-type="float">
            <text:p>-0.1689262488</text:p>
          </table:table-cell>
          <table:table-cell table:style-name="ce17" table:formula="of:=SQRT([.$B$11]^2+[.$C$11]^2+[.B38]^2+[.C38]^2)" office:value-type="float" office:value="0.08209378577" calcext:value-type="float">
            <text:p>0.08209378577</text:p>
          </table:table-cell>
          <table:table-cell table:style-name="ce17" table:formula="of:=([.E37]-[.D37])-([.$C$10]-[.$B$10])" office:value-type="float" office:value="-0.4039730914" calcext:value-type="float">
            <text:p>-0.4039730914</text:p>
          </table:table-cell>
          <table:table-cell table:style-name="ce17" table:formula="of:=SQRT([.$B$11]^2+[.$C$11]^2+[.D38]^2+[.E38]^2)" office:value-type="float" office:value="0.09416473815" calcext:value-type="float">
            <text:p>0.09416473815</text:p>
          </table:table-cell>
          <table:table-cell table:style-name="ce17" table:formula="of:=([.G37]-[.F37])-([.$C$10]-[.$B$10])" office:value-type="float" office:value="-0.07384417525" calcext:value-type="float">
            <text:p>-0.07384417525</text:p>
          </table:table-cell>
          <table:table-cell table:style-name="ce17" table:formula="of:=SQRT([.$B$11]^2+[.$C$11]^2+[.F38]^2+[.G38]^2)" office:value-type="float" office:value="0.08621689462" calcext:value-type="float">
            <text:p>0.08621689462</text:p>
          </table:table-cell>
          <table:table-cell table:style-name="ce17" table:formula="of:=([.I37]-[.H37])-([.$C$10]-[.$B$10])" office:value-type="float" office:value="-0.1618719764" calcext:value-type="float">
            <text:p>-0.1618719764</text:p>
          </table:table-cell>
          <table:table-cell table:style-name="ce17" table:formula="of:=SQRT([.$B$11]^2+[.$C$11]^2+[.H38]^2+[.I38]^2)" office:value-type="float" office:value="0.09941115535" calcext:value-type="float">
            <text:p>0.09941115535</text:p>
          </table:table-cell>
          <table:table-cell table:style-name="ce17" table:formula="of:=([.K37]-[.J37])-([.$C$10]-[.$B$10])" office:value-type="float" office:value="-0.4248494939" calcext:value-type="float">
            <text:p>-0.4248494939</text:p>
          </table:table-cell>
          <table:table-cell table:style-name="ce17" table:formula="of:=SQRT([.$B$11]^2+[.$C$11]^2+[.J38]^2+[.K38]^2)" office:value-type="float" office:value="0.1256018047" calcext:value-type="float">
            <text:p>0.1256018047</text:p>
          </table:table-cell>
          <table:table-cell table:number-columns-repeated="1000"/>
        </table:table-row>
        <table:table-row table:style-name="ro1">
          <table:table-cell table:style-name="ce4"/>
          <table:table-cell table:style-name="ce3" table:formula="of:=-0.116080313101377*[.$A$1]" office:value-type="float" office:value="-0.06920266977" calcext:value-type="float">
            <text:p>-0.06920266977</text:p>
          </table:table-cell>
          <table:table-cell table:style-name="ce4" table:formula="of:=-1.52850174190208*[.$A$1]" office:value-type="float" office:value="-0.9112346311" calcext:value-type="float">
            <text:p>-0.9112346311</text:p>
          </table:table-cell>
          <table:table-cell table:style-name="ce4" table:formula="of:=-0.117829707196355*[.$A$1]" office:value-type="float" office:value="-0.07024559203" calcext:value-type="float">
            <text:p>-0.07024559203</text:p>
          </table:table-cell>
          <table:table-cell table:style-name="ce4" table:formula="of:=-1.47010674309444*[.$A$1]" office:value-type="float" office:value="-0.8764217528" calcext:value-type="float">
            <text:p>-0.8764217528</text:p>
          </table:table-cell>
          <table:table-cell table:style-name="ce4" table:formula="of:=-0.11835011*[.A1]" office:value-type="float" office:value="-0.07055583639" calcext:value-type="float">
            <text:p>-0.07055583639</text:p>
          </table:table-cell>
          <table:table-cell table:style-name="ce4" table:formula="of:=-1.51912778*[.A1]" office:value-type="float" office:value="-0.9056462314" calcext:value-type="float">
            <text:p>-0.9056462314</text:p>
          </table:table-cell>
          <table:table-cell table:style-name="ce4" table:formula="of:=-0.06964749702" office:value-type="float" office:value="-0.06964749702" calcext:value-type="float">
            <text:p>-0.06964749702</text:p>
          </table:table-cell>
          <table:table-cell table:style-name="ce3" table:formula="of:=-0.902895948279471" office:value-type="float" office:value="-0.9028959483" calcext:value-type="float">
            <text:p>-0.9028959483</text:p>
          </table:table-cell>
          <table:table-cell table:style-name="ce4" table:formula="of:=-0.06915664934" office:value-type="float" office:value="-0.06915664934" calcext:value-type="float">
            <text:p>-0.06915664934</text:p>
          </table:table-cell>
          <table:table-cell table:style-name="ce3" table:formula="of:=-0.875118172781872" office:value-type="float" office:value="-0.8751181728" calcext:value-type="float">
            <text:p>-0.8751181728</text:p>
          </table:table-cell>
          <table:table-cell table:number-columns-repeated="2"/>
          <table:table-cell table:style-name="ce15" office:value-type="string" calcext:value-type="string">
            <text:p>toluene-&gt;methane</text:p>
          </table:table-cell>
          <table:table-cell table:style-name="ce17" table:formula="of:=([.C46]-[.B46])-([.$C$10]-[.$B$10])" office:value-type="float" office:value="2.42980316" calcext:value-type="float">
            <text:p>2.42980316</text:p>
          </table:table-cell>
          <table:table-cell table:style-name="ce17" table:formula="of:=SQRT([.$B$11]^2+[.$C$11]^2+[.B47]^2+[.C47]^2)" office:value-type="float" office:value="0.0842321508" calcext:value-type="float">
            <text:p>0.0842321508</text:p>
          </table:table-cell>
          <table:table-cell table:style-name="ce17" table:formula="of:=([.E46]-[.D46])-([.$C$10]-[.$B$10])" office:value-type="float" office:value="2.218129217" calcext:value-type="float">
            <text:p>2.218129217</text:p>
          </table:table-cell>
          <table:table-cell table:style-name="ce17" table:formula="of:=SQRT([.$B$11]^2+[.$C$11]^2+[.D47]^2+[.E47]^2)" office:value-type="float" office:value="0.05454514355" calcext:value-type="float">
            <text:p>0.05454514355</text:p>
          </table:table-cell>
          <table:table-cell table:style-name="ce17" table:formula="of:=([.G46]-[.F46])-([.$C$10]-[.$B$10])" office:value-type="float" office:value="2.496492432" calcext:value-type="float">
            <text:p>2.496492432</text:p>
          </table:table-cell>
          <table:table-cell table:style-name="ce17" table:formula="of:=SQRT([.$B$11]^2+[.$C$11]^2+[.F47]^2+[.G47]^2)" office:value-type="float" office:value="0.05153457688" calcext:value-type="float">
            <text:p>0.05153457688</text:p>
          </table:table-cell>
          <table:table-cell table:style-name="ce17" table:formula="of:=([.I46]-[.H46])-([.$C$10]-[.$B$10])" office:value-type="float" office:value="2.41218596" calcext:value-type="float">
            <text:p>2.41218596</text:p>
          </table:table-cell>
          <table:table-cell table:style-name="ce17" table:formula="of:=SQRT([.$B$11]^2+[.$C$11]^2+[.H47]^2+[.I47]^2)" office:value-type="float" office:value="0.04429341599" calcext:value-type="float">
            <text:p>0.04429341599</text:p>
          </table:table-cell>
          <table:table-cell table:style-name="ce17" table:formula="of:=([.K46]-[.J46])-([.$C$10]-[.$B$10])" office:value-type="float" office:value="2.175031784" calcext:value-type="float">
            <text:p>2.175031784</text:p>
          </table:table-cell>
          <table:table-cell table:style-name="ce17" table:formula="of:=SQRT([.$B$11]^2+[.$C$11]^2+[.J47]^2+[.K47]^2)" office:value-type="float" office:value="0.08652946686" calcext:value-type="float">
            <text:p>0.08652946686</text:p>
          </table:table-cell>
          <table:table-cell table:number-columns-repeated="1000"/>
        </table:table-row>
        <table:table-row table:style-name="ro1">
          <table:table-cell table:style-name="ce4"/>
          <table:table-cell table:style-name="ce3" table:formula="of:=-0.117828256900297*[.$A$1]" office:value-type="float" office:value="-0.07024472741" calcext:value-type="float">
            <text:p>-0.07024472741</text:p>
          </table:table-cell>
          <table:table-cell table:style-name="ce4" table:formula="of:=-1.51547764644728*[.$A$1]" office:value-type="float" office:value="-0.9034701605" calcext:value-type="float">
            <text:p>-0.9034701605</text:p>
          </table:table-cell>
          <table:table-cell table:style-name="ce4" table:formula="of:=-0.116611395304715*[.$A$1]" office:value-type="float" office:value="-0.06951928079" calcext:value-type="float">
            <text:p>-0.06951928079</text:p>
          </table:table-cell>
          <table:table-cell table:style-name="ce4" table:formula="of:=-1.46150437285524*[.$A$1]" office:value-type="float" office:value="-0.8712933467" calcext:value-type="float">
            <text:p>-0.8712933467</text:p>
          </table:table-cell>
          <table:table-cell table:style-name="ce4" table:formula="of:=-0.11753346*[.A1]" office:value-type="float" office:value="-0.07006898071" calcext:value-type="float">
            <text:p>-0.07006898071</text:p>
          </table:table-cell>
          <table:table-cell table:style-name="ce4" table:formula="of:=-1.52246055*[.A1]" office:value-type="float" office:value="-0.9076331022" calcext:value-type="float">
            <text:p>-0.9076331022</text:p>
          </table:table-cell>
          <table:table-cell table:style-name="ce4" table:formula="of:=-0.06939516504" office:value-type="float" office:value="-0.06939516504" calcext:value-type="float">
            <text:p>-0.06939516504</text:p>
          </table:table-cell>
          <table:table-cell table:style-name="ce3" table:formula="of:=-0.898863208069063" office:value-type="float" office:value="-0.8988632081" calcext:value-type="float">
            <text:p>-0.8988632081</text:p>
          </table:table-cell>
          <table:table-cell table:style-name="ce4" table:formula="of:=-0.0691281995" office:value-type="float" office:value="-0.0691281995" calcext:value-type="float">
            <text:p>-0.0691281995</text:p>
          </table:table-cell>
          <table:table-cell table:style-name="ce3" table:formula="of:=-0.874097511373637" office:value-type="float" office:value="-0.8740975114" calcext:value-type="float">
            <text:p>-0.8740975114</text:p>
          </table:table-cell>
          <table:table-cell table:number-columns-repeated="2"/>
          <table:table-cell table:style-name="ce15" office:value-type="string" calcext:value-type="string">
            <text:p>2mfu-&gt;methane</text:p>
          </table:table-cell>
          <table:table-cell table:style-name="ce17" table:formula="of:=([.C55]-[.B55])-([.$C$10]-[.$B$10])" office:value-type="float" office:value="3.402023796" calcext:value-type="float">
            <text:p>3.402023796</text:p>
          </table:table-cell>
          <table:table-cell table:style-name="ce17" table:formula="of:=SQRT([.$B$11]^2+[.$C$11]^2+[.B56]^2+[.C56]^2)" office:value-type="float" office:value="0.1212894224" calcext:value-type="float">
            <text:p>0.1212894224</text:p>
          </table:table-cell>
          <table:table-cell table:style-name="ce17" table:formula="of:=([.E55]-[.D55])-([.$C$10]-[.$B$10])" office:value-type="float" office:value="3.119832121" calcext:value-type="float">
            <text:p>3.119832121</text:p>
          </table:table-cell>
          <table:table-cell table:style-name="ce17" table:formula="of:=SQRT([.$B$11]^2+[.$C$11]^2+[.D56]^2+[.E56]^2)" office:value-type="float" office:value="0.1321573134" calcext:value-type="float">
            <text:p>0.1321573134</text:p>
          </table:table-cell>
          <table:table-cell table:style-name="ce17" table:formula="of:=([.G55]-[.F55])-([.$C$10]-[.$B$10])" office:value-type="float" office:value="3.37669195" calcext:value-type="float">
            <text:p>3.37669195</text:p>
          </table:table-cell>
          <table:table-cell table:style-name="ce17" table:formula="of:=SQRT([.$B$11]^2+[.$C$11]^2+[.F56]^2+[.G56]^2)" office:value-type="float" office:value="0.114393344" calcext:value-type="float">
            <text:p>0.114393344</text:p>
          </table:table-cell>
          <table:table-cell table:style-name="ce17" table:formula="of:=([.I55]-[.H55])-([.$C$10]-[.$B$10])" office:value-type="float" office:value="3.305557414" calcext:value-type="float">
            <text:p>3.305557414</text:p>
          </table:table-cell>
          <table:table-cell table:style-name="ce17" table:formula="of:=SQRT([.$B$11]^2+[.$C$11]^2+[.H56]^2+[.I56]^2)" office:value-type="float" office:value="0.08427715966" calcext:value-type="float">
            <text:p>0.08427715966</text:p>
          </table:table-cell>
          <table:table-cell table:style-name="ce17" table:formula="of:=([.K55]-[.J55])-([.$C$10]-[.$B$10])" office:value-type="float" office:value="3.127006099" calcext:value-type="float">
            <text:p>3.127006099</text:p>
          </table:table-cell>
          <table:table-cell table:style-name="ce17" table:formula="of:=SQRT([.$B$11]^2+[.$C$11]^2+[.J56]^2+[.K56]^2)" office:value-type="float" office:value="0.1181098185" calcext:value-type="float">
            <text:p>0.1181098185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5" table:formula="of:=AVERAGE([.B5:.B9])" office:value-type="float" office:value="-0.069687666056" calcext:value-type="float">
            <text:p>-0.069687666056</text:p>
          </table:table-cell>
          <table:table-cell table:style-name="ce5" table:formula="of:=AVERAGE([.C5:.C9])" office:value-type="float" office:value="-0.90226620888" calcext:value-type="float">
            <text:p>-0.90226620888</text:p>
          </table:table-cell>
          <table:table-cell table:style-name="ce5" table:formula="of:=AVERAGE([.D5:.D9])" office:value-type="float" office:value="-0.070225386345" calcext:value-type="float">
            <text:p>-0.070225386345</text:p>
          </table:table-cell>
          <table:table-cell table:style-name="ce5" table:formula="of:=AVERAGE([.E5:.E9])" office:value-type="float" office:value="-0.87330851926" calcext:value-type="float">
            <text:p>-0.87330851926</text:p>
          </table:table-cell>
          <table:table-cell table:style-name="ce5" table:formula="of:=AVERAGE([.F5:.F9])" office:value-type="float" office:value="-0.07000642424" calcext:value-type="float">
            <text:p>-0.07000642424</text:p>
          </table:table-cell>
          <table:table-cell table:style-name="ce5" table:formula="of:=AVERAGE([.G5:.G9])" office:value-type="float" office:value="-0.9116168509" calcext:value-type="float">
            <text:p>-0.9116168509</text:p>
          </table:table-cell>
          <table:table-cell table:style-name="ce5" table:formula="of:=AVERAGE([.H5:.H9])" office:value-type="float" office:value="-0.069264048136" calcext:value-type="float">
            <text:p>-0.069264048136</text:p>
          </table:table-cell>
          <table:table-cell table:style-name="ce5" table:formula="of:=AVERAGE([.I5:.I9])" office:value-type="float" office:value="-0.90443279566" calcext:value-type="float">
            <text:p>-0.90443279566</text:p>
          </table:table-cell>
          <table:table-cell table:style-name="ce5" table:formula="of:=AVERAGE([.J5:.J9])" office:value-type="float" office:value="-0.069286634046" calcext:value-type="float">
            <text:p>-0.069286634046</text:p>
          </table:table-cell>
          <table:table-cell table:style-name="ce5" table:formula="of:=AVERAGE([.K5:.K9])" office:value-type="float" office:value="-0.8744621633" calcext:value-type="float">
            <text:p>-0.8744621633</text:p>
          </table:table-cell>
          <table:table-cell table:number-columns-repeated="2"/>
          <table:table-cell table:style-name="ce15" office:value-type="string" calcext:value-type="string">
            <text:p>2min-&gt;methane</text:p>
          </table:table-cell>
          <table:table-cell table:style-name="ce17" table:formula="of:=([.C64]-[.B64])-([.$C$10]-[.$B$10])" office:value-type="float" office:value="9.461180938" calcext:value-type="float">
            <text:p>9.461180938</text:p>
          </table:table-cell>
          <table:table-cell table:style-name="ce17" table:formula="of:=SQRT([.$B$11]^2+[.$C$11]^2+[.B65]^2+[.C65]^2)" office:value-type="float" office:value="0.08811599139" calcext:value-type="float">
            <text:p>0.08811599139</text:p>
          </table:table-cell>
          <table:table-cell table:style-name="ce17" table:formula="of:=([.E64]-[.D64])-([.$C$10]-[.$B$10])" office:value-type="float" office:value="8.95509447" calcext:value-type="float">
            <text:p>8.95509447</text:p>
          </table:table-cell>
          <table:table-cell table:style-name="ce17" table:formula="of:=SQRT([.$B$11]^2+[.$C$11]^2+[.D65]^2+[.E65]^2)" office:value-type="float" office:value="0.07264724359" calcext:value-type="float">
            <text:p>0.07264724359</text:p>
          </table:table-cell>
          <table:table-cell table:style-name="ce17" table:formula="of:=([.G64]-[.F64])-([.$C$10]-[.$B$10])" office:value-type="float" office:value="9.618251355" calcext:value-type="float">
            <text:p>9.618251355</text:p>
          </table:table-cell>
          <table:table-cell table:style-name="ce17" table:formula="of:=SQRT([.$B$11]^2+[.$C$11]^2+[.F65]^2+[.G65]^2)" office:value-type="float" office:value="0.09811708407" calcext:value-type="float">
            <text:p>0.09811708407</text:p>
          </table:table-cell>
          <table:table-cell table:style-name="ce17" table:formula="of:=([.I64]-[.H64])-([.$C$10]-[.$B$10])" office:value-type="float" office:value="9.355996994" calcext:value-type="float">
            <text:p>9.355996994</text:p>
          </table:table-cell>
          <table:table-cell table:style-name="ce17" table:formula="of:=SQRT([.$B$11]^2+[.$C$11]^2+[.H65]^2+[.I65]^2)" office:value-type="float" office:value="0.1335532181" calcext:value-type="float">
            <text:p>0.1335532181</text:p>
          </table:table-cell>
          <table:table-cell table:style-name="ce17" table:formula="of:=([.K64]-[.J64])-([.$C$10]-[.$B$10])" office:value-type="float" office:value="8.956392855" calcext:value-type="float">
            <text:p>8.956392855</text:p>
          </table:table-cell>
          <table:table-cell table:style-name="ce17" table:formula="of:=SQRT([.$B$11]^2+[.$C$11]^2+[.J65]^2+[.K65]^2)" office:value-type="float" office:value="0.110411056" calcext:value-type="float">
            <text:p>0.110411056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stddev</text:p>
          </table:table-cell>
          <table:table-cell table:style-name="ce5" table:formula="of:=STDEV([.B5:.B9])" office:value-type="float" office:value="0.000447056785778042" calcext:value-type="float">
            <text:p>0.000447056785778</text:p>
          </table:table-cell>
          <table:table-cell table:style-name="ce5" table:formula="of:=STDEV([.C5:.C9])" office:value-type="float" office:value="0.00732436202915769" calcext:value-type="float">
            <text:p>0.007324362029158</text:p>
          </table:table-cell>
          <table:table-cell table:style-name="ce5" table:formula="of:=STDEV([.D5:.D9])" office:value-type="float" office:value="0.000500173948419115" calcext:value-type="float">
            <text:p>0.000500173948419</text:p>
          </table:table-cell>
          <table:table-cell table:style-name="ce5" table:formula="of:=STDEV([.E5:.E9])" office:value-type="float" office:value="0.00700682976734933" calcext:value-type="float">
            <text:p>0.007006829767349</text:p>
          </table:table-cell>
          <table:table-cell table:style-name="ce5" table:formula="of:=STDEV([.F5:.F9])" office:value-type="float" office:value="0.000858616580516166" calcext:value-type="float">
            <text:p>0.000858616580516</text:p>
          </table:table-cell>
          <table:table-cell table:style-name="ce5" table:formula="of:=STDEV([.G5:.G9])" office:value-type="float" office:value="0.00533998024596394" calcext:value-type="float">
            <text:p>0.005339980245964</text:p>
          </table:table-cell>
          <table:table-cell table:style-name="ce5" table:formula="of:=STDEV([.H5:.H9])" office:value-type="float" office:value="0.000495525454810724" calcext:value-type="float">
            <text:p>0.000495525454811</text:p>
          </table:table-cell>
          <table:table-cell table:style-name="ce5" table:formula="of:=STDEV([.I5:.I9])" office:value-type="float" office:value="0.00358100665651529" calcext:value-type="float">
            <text:p>0.003581006656515</text:p>
          </table:table-cell>
          <table:table-cell table:style-name="ce5" table:formula="of:=STDEV([.J5:.J9])" office:value-type="float" office:value="0.000668705642173055" calcext:value-type="float">
            <text:p>0.000668705642173</text:p>
          </table:table-cell>
          <table:table-cell table:style-name="ce5" table:formula="of:=STDEV([.K5:.K9])" office:value-type="float" office:value="0.00131992825399727" calcext:value-type="float">
            <text:p>0.001319928253997</text:p>
          </table:table-cell>
          <table:table-cell table:number-columns-repeated="2"/>
          <table:table-cell table:style-name="ce15" office:value-type="string" calcext:value-type="string">
            <text:p>7-cpi-&gt;2-cpi</text:p>
          </table:table-cell>
          <table:table-cell table:style-name="ce17" table:formula="of:=([.C73]-[.B73])-([.C82]-[.B82])" office:value-type="float" office:value="-1.583717723" calcext:value-type="float">
            <text:p>-1.583717723</text:p>
          </table:table-cell>
          <table:table-cell table:style-name="ce17" table:formula="of:=SQRT([.C74]^2+[.C75]^2+[.C83]^2+[.C83]^2)" office:value-type="float" office:value="0.2969617169" calcext:value-type="float">
            <text:p>0.2969617169</text:p>
          </table:table-cell>
          <table:table-cell table:style-name="ce17" table:formula="of:=([.E73]-[.D73])-([.E82]-[.D82])" office:value-type="float" office:value="-1.187996648" calcext:value-type="float">
            <text:p>-1.187996648</text:p>
          </table:table-cell>
          <table:table-cell table:style-name="ce17" table:formula="of:=SQRT([.E74]^2+[.E75]^2+[.E83]^2+[.E83]^2)" office:value-type="float" office:value="0.327970111" calcext:value-type="float">
            <text:p>0.327970111</text:p>
          </table:table-cell>
          <table:table-cell table:style-name="ce17" table:formula="of:=([.G73]-[.F73])-([.G82]-[.F82])" office:value-type="float" office:value="-1.606157342" calcext:value-type="float">
            <text:p>-1.606157342</text:p>
          </table:table-cell>
          <table:table-cell table:style-name="ce17" table:formula="of:=SQRT([.G74]^2+[.G75]^2+[.G83]^2+[.G83]^2)" office:value-type="float" office:value="0.2053372794" calcext:value-type="float">
            <text:p>0.2053372794</text:p>
          </table:table-cell>
          <table:table-cell table:style-name="ce17" table:formula="of:=([.I73]-[.H73])-([.I82]-[.H82])" office:value-type="float" office:value="-1.419749905" calcext:value-type="float">
            <text:p>-1.419749905</text:p>
          </table:table-cell>
          <table:table-cell table:style-name="ce17" table:formula="of:=SQRT([.I74]^2+[.I75]^2+[.I83]^2+[.I83]^2)" office:value-type="float" office:value="0.2128014369" calcext:value-type="float">
            <text:p>0.2128014369</text:p>
          </table:table-cell>
          <table:table-cell table:style-name="ce17" table:formula="of:=([.K73]-[.J73])-([.K82]-[.J82])" office:value-type="float" office:value="-1.662475479" calcext:value-type="float">
            <text:p>-1.662475479</text:p>
          </table:table-cell>
          <table:table-cell table:style-name="ce17" table:formula="of:=SQRT([.K74]^2+[.K75]^2+[.K83]^2+[.K83]^2)" office:value-type="float" office:value="0.6856847819" calcext:value-type="float">
            <text:p>0.6856847819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TF</text:p>
          </table:table-cell>
          <table:table-cell table:style-name="ce7" office:value-type="string" calcext:value-type="string">
            <text:p>vswitch</text:p>
          </table:table-cell>
          <table:table-cell table:style-name="ce7"/>
          <table:table-cell table:style-name="ce7" office:value-type="string" calcext:value-type="string">
            <text:p>vfswitch</text:p>
          </table:table-cell>
          <table:table-cell table:style-name="ce7"/>
          <table:table-cell table:style-name="ce7" office:value-type="string" calcext:value-type="string">
            <text:p>hard-cutoff</text:p>
          </table:table-cell>
          <table:table-cell table:style-name="ce7"/>
          <table:table-cell table:style-name="ce7" office:value-type="string" calcext:value-type="string">
            <text:p>vswitch</text:p>
          </table:table-cell>
          <table:table-cell table:style-name="ce7"/>
          <table:table-cell table:style-name="ce7" office:value-type="string" calcext:value-type="string">
            <text:p>vfswitch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6" office:value-type="string" calcext:value-type="string">
            <text:p>R-&gt;CC</text:p>
          </table:table-cell>
          <table:table-cell table:style-name="ce6" office:value-type="string" calcext:value-type="string">
            <text:p>vacuum</text:p>
          </table:table-cell>
          <table:table-cell table:style-name="ce6" office:value-type="string" calcext:value-type="string">
            <text:p>solution</text:p>
          </table:table-cell>
          <table:table-cell table:style-name="ce6" office:value-type="string" calcext:value-type="string">
            <text:p>vacuum</text:p>
          </table:table-cell>
          <table:table-cell table:style-name="ce6" office:value-type="string" calcext:value-type="string">
            <text:p>solution</text:p>
          </table:table-cell>
          <table:table-cell table:style-name="ce6" office:value-type="string" calcext:value-type="string">
            <text:p>vacuum</text:p>
          </table:table-cell>
          <table:table-cell table:style-name="ce6" office:value-type="string" calcext:value-type="string">
            <text:p>solution</text:p>
          </table:table-cell>
          <table:table-cell table:style-name="ce6" office:value-type="string" calcext:value-type="string">
            <text:p>vacuum</text:p>
          </table:table-cell>
          <table:table-cell table:style-name="ce6" office:value-type="string" calcext:value-type="string">
            <text:p>solution</text:p>
          </table:table-cell>
          <table:table-cell table:style-name="ce6" office:value-type="string" calcext:value-type="string">
            <text:p>vacuum</text:p>
          </table:table-cell>
          <table:table-cell table:style-name="ce6" office:value-type="string" calcext:value-type="string">
            <text:p>solution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ethane</text:p>
          </table:table-cell>
          <table:table-cell table:style-name="ce8" table:formula="of:=-15.0073515680639*[.A1]" office:value-type="float" office:value="-8.946812487" calcext:value-type="float">
            <text:p>-8.946812487</text:p>
          </table:table-cell>
          <table:table-cell table:style-name="ce7" table:formula="of:=-16.470955403469*[.A1]" office:value-type="float" office:value="-9.819357453" calcext:value-type="float">
            <text:p>-9.819357453</text:p>
          </table:table-cell>
          <table:table-cell table:style-name="ce8" table:formula="of:=-15.0264403663574*[.$A$1]" office:value-type="float" office:value="-8.958192502" calcext:value-type="float">
            <text:p>-8.958192502</text:p>
          </table:table-cell>
          <table:table-cell table:style-name="ce7" table:formula="of:=-16.470955403469*[.$A$1]" office:value-type="float" office:value="-9.819357453" calcext:value-type="float">
            <text:p>-9.819357453</text:p>
          </table:table-cell>
          <table:table-cell table:style-name="ce8" table:formula="of:=-15.01648555*[.A1]" office:value-type="float" office:value="-8.952257819" calcext:value-type="float">
            <text:p>-8.952257819</text:p>
          </table:table-cell>
          <table:table-cell table:style-name="ce7" table:formula="of:=-16.33475253*[.A1]" office:value-type="float" office:value="-9.738158478" calcext:value-type="float">
            <text:p>-9.738158478</text:p>
          </table:table-cell>
          <table:table-cell table:style-name="ce8" table:formula="of:=-8.990757071" office:value-type="float" office:value="-8.990757071" calcext:value-type="float">
            <text:p>-8.990757071</text:p>
          </table:table-cell>
          <table:table-cell table:style-name="ce7" table:formula="of:=-9.82979364908609" office:value-type="float" office:value="-9.829793649" calcext:value-type="float">
            <text:p>-9.829793649</text:p>
          </table:table-cell>
          <table:table-cell table:style-name="ce8" table:formula="of:=-8.946923898" office:value-type="float" office:value="-8.946923898" calcext:value-type="float">
            <text:p>-8.946923898</text:p>
          </table:table-cell>
          <table:table-cell table:style-name="ce7" table:formula="of:=-9.7773972170111" office:value-type="float" office:value="-9.777397217" calcext:value-type="float">
            <text:p>-9.777397217</text:p>
          </table:table-cell>
          <table:table-cell table:number-columns-repeated="1013"/>
        </table:table-row>
        <table:table-row table:style-name="ro1">
          <table:table-cell table:style-name="ce8"/>
          <table:table-cell table:style-name="ce8" table:formula="of:=-15.1186414259601*[.A1]" office:value-type="float" office:value="-9.013159269" calcext:value-type="float">
            <text:p>-9.013159269</text:p>
          </table:table-cell>
          <table:table-cell table:style-name="ce18" table:formula="of:=-16.2915960365623*[.A1]" office:value-type="float" office:value="-9.712430217" calcext:value-type="float">
            <text:p>-9.712430217</text:p>
          </table:table-cell>
          <table:table-cell table:style-name="ce8" table:formula="of:=-15.1135600715725*[.$A$1]" office:value-type="float" office:value="-9.010129959" calcext:value-type="float">
            <text:p>-9.010129959</text:p>
          </table:table-cell>
          <table:table-cell table:style-name="ce18" table:formula="of:=-16.2915960365623*[.$A$1]" office:value-type="float" office:value="-9.712430217" calcext:value-type="float">
            <text:p>-9.712430217</text:p>
          </table:table-cell>
          <table:table-cell table:style-name="ce8" table:formula="of:=-15.13332006*[.A1]" office:value-type="float" office:value="-9.021910113" calcext:value-type="float">
            <text:p>-9.021910113</text:p>
          </table:table-cell>
          <table:table-cell table:style-name="ce18" table:formula="of:=-16.38452592*[.A1]" office:value-type="float" office:value="-9.767831481" calcext:value-type="float">
            <text:p>-9.767831481</text:p>
          </table:table-cell>
          <table:table-cell table:style-name="ce8" table:formula="of:=-9.008752266" office:value-type="float" office:value="-9.008752266" calcext:value-type="float">
            <text:p>-9.008752266</text:p>
          </table:table-cell>
          <table:table-cell table:style-name="ce18" table:formula="of:=-9.78045595310281" office:value-type="float" office:value="-9.780455953" calcext:value-type="float">
            <text:p>-9.780455953</text:p>
          </table:table-cell>
          <table:table-cell table:style-name="ce8" table:formula="of:=-9.04243834" office:value-type="float" office:value="-9.04243834" calcext:value-type="float">
            <text:p>-9.04243834</text:p>
          </table:table-cell>
          <table:table-cell table:style-name="ce7" table:formula="of:=-9.86367103538645" office:value-type="float" office:value="-9.863671035" calcext:value-type="float">
            <text:p>-9.863671035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8" table:formula="of:=-15.114882591935*[.A1]" office:value-type="float" office:value="-9.010918395" calcext:value-type="float">
            <text:p>-9.010918395</text:p>
          </table:table-cell>
          <table:table-cell table:style-name="ce2" table:formula="of:=-16.2046283152799*[.A1]" office:value-type="float" office:value="-9.660583368" calcext:value-type="float">
            <text:p>-9.660583368</text:p>
          </table:table-cell>
          <table:table-cell table:style-name="ce8" table:formula="of:=-15.1134071435604*[.$A$1]" office:value-type="float" office:value="-9.010038789" calcext:value-type="float">
            <text:p>-9.010038789</text:p>
          </table:table-cell>
          <table:table-cell table:style-name="ce2" table:formula="of:=-16.2046283152799*[.$A$1]" office:value-type="float" office:value="-9.660583368" calcext:value-type="float">
            <text:p>-9.660583368</text:p>
          </table:table-cell>
          <table:table-cell table:style-name="ce8" table:formula="of:=-15.15411935*[.A1]" office:value-type="float" office:value="-9.034309859" calcext:value-type="float">
            <text:p>-9.034309859</text:p>
          </table:table-cell>
          <table:table-cell table:style-name="ce2" table:formula="of:=-16.42992528*[.A1]" office:value-type="float" office:value="-9.794896853" calcext:value-type="float">
            <text:p>-9.794896853</text:p>
          </table:table-cell>
          <table:table-cell table:style-name="ce8" table:formula="of:=-8.995539575" office:value-type="float" office:value="-8.995539575" calcext:value-type="float">
            <text:p>-8.995539575</text:p>
          </table:table-cell>
          <table:table-cell table:style-name="ce2" table:formula="of:=-9.59172262390552" office:value-type="float" office:value="-9.591722624" calcext:value-type="float">
            <text:p>-9.591722624</text:p>
          </table:table-cell>
          <table:table-cell table:style-name="ce8" table:formula="of:=-8.986115025" office:value-type="float" office:value="-8.986115025" calcext:value-type="float">
            <text:p>-8.986115025</text:p>
          </table:table-cell>
          <table:table-cell table:style-name="ce2" table:formula="of:=-9.67075663519963" office:value-type="float" office:value="-9.670756635" calcext:value-type="float">
            <text:p>-9.670756635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8" table:formula="of:=-15.3425744476102*[.A1]" office:value-type="float" office:value="-9.146659623" calcext:value-type="float">
            <text:p>-9.146659623</text:p>
          </table:table-cell>
          <table:table-cell table:style-name="ce2" table:formula="of:=-16.290786374275*[.A1]" office:value-type="float" office:value="-9.711947527" calcext:value-type="float">
            <text:p>-9.711947527</text:p>
          </table:table-cell>
          <table:table-cell table:style-name="ce8" table:formula="of:=-15.2084151392465*[.$A$1]" office:value-type="float" office:value="-9.066678944" calcext:value-type="float">
            <text:p>-9.066678944</text:p>
          </table:table-cell>
          <table:table-cell table:style-name="ce2" table:formula="of:=-16.290786374275*[.$A$1]" office:value-type="float" office:value="-9.711947527" calcext:value-type="float">
            <text:p>-9.711947527</text:p>
          </table:table-cell>
          <table:table-cell table:style-name="ce8" table:formula="of:=-15.15411935*[.A1]" office:value-type="float" office:value="-9.034309859" calcext:value-type="float">
            <text:p>-9.034309859</text:p>
          </table:table-cell>
          <table:table-cell table:style-name="ce2" table:formula="of:=-16.42992528*[.A1]" office:value-type="float" office:value="-9.794896853" calcext:value-type="float">
            <text:p>-9.794896853</text:p>
          </table:table-cell>
          <table:table-cell table:style-name="ce8" table:formula="of:=-8.945760099" office:value-type="float" office:value="-8.945760099" calcext:value-type="float">
            <text:p>-8.945760099</text:p>
          </table:table-cell>
          <table:table-cell table:style-name="ce2" table:formula="of:=-9.78097821862796" office:value-type="float" office:value="-9.780978219" calcext:value-type="float">
            <text:p>-9.780978219</text:p>
          </table:table-cell>
          <table:table-cell table:style-name="ce8" table:formula="of:=-9.008471776" office:value-type="float" office:value="-9.008471776" calcext:value-type="float">
            <text:p>-9.008471776</text:p>
          </table:table-cell>
          <table:table-cell table:style-name="ce2" table:formula="of:=-9.81339358367022" office:value-type="float" office:value="-9.813393584" calcext:value-type="float">
            <text:p>-9.813393584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8" table:formula="of:=-15.3347832241731*[.A1]" office:value-type="float" office:value="-9.142014792" calcext:value-type="float">
            <text:p>-9.142014792</text:p>
          </table:table-cell>
          <table:table-cell table:style-name="ce2" table:formula="of:=-16.4420456899293*[.A1]" office:value-type="float" office:value="-9.802122581" calcext:value-type="float">
            <text:p>-9.802122581</text:p>
          </table:table-cell>
          <table:table-cell table:style-name="ce8" table:formula="of:=-15.0544995476473*[.$A$1]" office:value-type="float" office:value="-8.97492032" calcext:value-type="float">
            <text:p>-8.97492032</text:p>
          </table:table-cell>
          <table:table-cell table:style-name="ce2" table:formula="of:=-16.4420456899293*[.$A$1]" office:value-type="float" office:value="-9.802122581" calcext:value-type="float">
            <text:p>-9.802122581</text:p>
          </table:table-cell>
          <table:table-cell table:style-name="ce8" table:formula="of:=-14.90557607*[.A1]" office:value-type="float" office:value="-8.886137804" calcext:value-type="float">
            <text:p>-8.886137804</text:p>
          </table:table-cell>
          <table:table-cell table:style-name="ce2" table:formula="of:=-16.39786753*[.A1]" office:value-type="float" office:value="-9.775785241" calcext:value-type="float">
            <text:p>-9.775785241</text:p>
          </table:table-cell>
          <table:table-cell table:style-name="ce8" table:formula="of:=-8.937413375" office:value-type="float" office:value="-8.937413375" calcext:value-type="float">
            <text:p>-8.937413375</text:p>
          </table:table-cell>
          <table:table-cell table:style-name="ce2" table:formula="of:=-9.73599772329169" office:value-type="float" office:value="-9.735997723" calcext:value-type="float">
            <text:p>-9.735997723</text:p>
          </table:table-cell>
          <table:table-cell table:style-name="ce8" table:formula="of:=-8.905266627" office:value-type="float" office:value="-8.905266627" calcext:value-type="float">
            <text:p>-8.905266627</text:p>
          </table:table-cell>
          <table:table-cell table:style-name="ce2" table:formula="of:=-9.82973918466862" office:value-type="float" office:value="-9.829739185" calcext:value-type="float">
            <text:p>-9.82973918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5" table:formula="of:=AVERAGE([.B14:.B18])" office:value-type="float" office:value="-9.0519129132" calcext:value-type="float">
            <text:p>-9.0519129132</text:p>
          </table:table-cell>
          <table:table-cell table:style-name="ce5" table:formula="of:=AVERAGE([.C14:.C18])" office:value-type="float" office:value="-9.7412882292" calcext:value-type="float">
            <text:p>-9.7412882292</text:p>
          </table:table-cell>
          <table:table-cell table:style-name="ce5" table:formula="of:=AVERAGE([.D14:.D18])" office:value-type="float" office:value="-9.0039921028" calcext:value-type="float">
            <text:p>-9.0039921028</text:p>
          </table:table-cell>
          <table:table-cell table:style-name="ce5" table:formula="of:=AVERAGE([.E14:.E18])" office:value-type="float" office:value="-9.7412882292" calcext:value-type="float">
            <text:p>-9.7412882292</text:p>
          </table:table-cell>
          <table:table-cell table:style-name="ce5" table:formula="of:=AVERAGE([.F14:.F18])" office:value-type="float" office:value="-8.9857850908" calcext:value-type="float">
            <text:p>-8.9857850908</text:p>
          </table:table-cell>
          <table:table-cell table:style-name="ce5" table:formula="of:=AVERAGE([.G14:.G18])" office:value-type="float" office:value="-9.7743137812" calcext:value-type="float">
            <text:p>-9.7743137812</text:p>
          </table:table-cell>
          <table:table-cell table:style-name="ce5" table:formula="of:=AVERAGE([.H14:.H18])" office:value-type="float" office:value="-8.9756444772" calcext:value-type="float">
            <text:p>-8.9756444772</text:p>
          </table:table-cell>
          <table:table-cell table:style-name="ce5" table:formula="of:=AVERAGE([.I14:.I18])" office:value-type="float" office:value="-9.7437896336" calcext:value-type="float">
            <text:p>-9.7437896336</text:p>
          </table:table-cell>
          <table:table-cell table:style-name="ce5" table:formula="of:=AVERAGE([.J14:.J18])" office:value-type="float" office:value="-8.9778431332" calcext:value-type="float">
            <text:p>-8.9778431332</text:p>
          </table:table-cell>
          <table:table-cell table:style-name="ce5" table:formula="of:=AVERAGE([.K14:.K18])" office:value-type="float" office:value="-9.7909915312" calcext:value-type="float">
            <text:p>-9.790991531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ddev</text:p>
          </table:table-cell>
          <table:table-cell table:style-name="ce5" table:formula="of:=STDEV([.B14:.B18])" office:value-type="float" office:value="0.0884926305263141" calcext:value-type="float">
            <text:p>0.088492630526314</text:p>
          </table:table-cell>
          <table:table-cell table:style-name="ce5" table:formula="of:=STDEV([.C14:.C18])" office:value-type="float" office:value="0.067086806375577" calcext:value-type="float">
            <text:p>0.067086806375577</text:p>
          </table:table-cell>
          <table:table-cell table:style-name="ce5" table:formula="of:=STDEV([.D14:.D18])" office:value-type="float" office:value="0.0416732760320594" calcext:value-type="float">
            <text:p>0.041673276032059</text:p>
          </table:table-cell>
          <table:table-cell table:style-name="ce5" table:formula="of:=STDEV([.E14:.E18])" office:value-type="float" office:value="0.067086806375577" calcext:value-type="float">
            <text:p>0.067086806375577</text:p>
          </table:table-cell>
          <table:table-cell table:style-name="ce5" table:formula="of:=STDEV([.F14:.F18])" office:value-type="float" office:value="0.0653222458424971" calcext:value-type="float">
            <text:p>0.065322245842497</text:p>
          </table:table-cell>
          <table:table-cell table:style-name="ce5" table:formula="of:=STDEV([.G14:.G18])" office:value-type="float" office:value="0.0234452396487954" calcext:value-type="float">
            <text:p>0.023445239648796</text:p>
          </table:table-cell>
          <table:table-cell table:style-name="ce5" table:formula="of:=STDEV([.H14:.H18])" office:value-type="float" office:value="0.0319179585926494" calcext:value-type="float">
            <text:p>0.03191795859265</text:p>
          </table:table-cell>
          <table:table-cell table:style-name="ce5" table:formula="of:=STDEV([.I14:.I18])" office:value-type="float" office:value="0.0912540270437477" calcext:value-type="float">
            <text:p>0.091254027043748</text:p>
          </table:table-cell>
          <table:table-cell table:style-name="ce5" table:formula="of:=STDEV([.J14:.J18])" office:value-type="float" office:value="0.0533910738157779" calcext:value-type="float">
            <text:p>0.053391073815778</text:p>
          </table:table-cell>
          <table:table-cell table:style-name="ce5" table:formula="of:=STDEV([.K14:.K18])" office:value-type="float" office:value="0.0740384672992118" calcext:value-type="float">
            <text:p>0.074038467299212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TF</text:p>
          </table:table-cell>
          <table:table-cell table:style-name="ce16" office:value-type="string" calcext:value-type="string">
            <text:p>vswitch</text:p>
          </table:table-cell>
          <table:table-cell table:style-name="ce19"/>
          <table:table-cell table:style-name="ce16" office:value-type="string" calcext:value-type="string">
            <text:p>vfswitch</text:p>
          </table:table-cell>
          <table:table-cell table:style-name="ce19"/>
          <table:table-cell table:style-name="ce16" office:value-type="string" calcext:value-type="string">
            <text:p>hard-cutoff</text:p>
          </table:table-cell>
          <table:table-cell table:style-name="ce19"/>
          <table:table-cell table:style-name="ce16" office:value-type="string" calcext:value-type="string">
            <text:p>vswitch</text:p>
          </table:table-cell>
          <table:table-cell table:style-name="ce19"/>
          <table:table-cell table:style-name="ce16" office:value-type="string" calcext:value-type="string">
            <text:p>vfswitch</text:p>
          </table:table-cell>
          <table:table-cell table:style-name="ce19"/>
          <table:table-cell table:number-columns-repeated="2"/>
          <table:table-cell table:style-name="ce26" table:number-columns-repeated="3"/>
          <table:table-cell table:number-columns-repeated="1008"/>
        </table:table-row>
        <table:table-row table:style-name="ro1">
          <table:table-cell table:style-name="ce10" office:value-type="string" calcext:value-type="string">
            <text:p>R-&gt;CC</text:p>
          </table:table-cell>
          <table:table-cell table:style-name="ce16" office:value-type="string" calcext:value-type="string">
            <text:p>vacuum</text:p>
          </table:table-cell>
          <table:table-cell table:style-name="ce19" office:value-type="string" calcext:value-type="string">
            <text:p>solution</text:p>
          </table:table-cell>
          <table:table-cell table:style-name="ce16" office:value-type="string" calcext:value-type="string">
            <text:p>vacuum</text:p>
          </table:table-cell>
          <table:table-cell table:style-name="ce19" office:value-type="string" calcext:value-type="string">
            <text:p>solution</text:p>
          </table:table-cell>
          <table:table-cell table:style-name="ce16" office:value-type="string" calcext:value-type="string">
            <text:p>vacuum</text:p>
          </table:table-cell>
          <table:table-cell table:style-name="ce19" office:value-type="string" calcext:value-type="string">
            <text:p>solution</text:p>
          </table:table-cell>
          <table:table-cell table:style-name="ce16" office:value-type="string" calcext:value-type="string">
            <text:p>vacuum</text:p>
          </table:table-cell>
          <table:table-cell table:style-name="ce19" office:value-type="string" calcext:value-type="string">
            <text:p>solution</text:p>
          </table:table-cell>
          <table:table-cell table:style-name="ce16" office:value-type="string" calcext:value-type="string">
            <text:p>vacuum</text:p>
          </table:table-cell>
          <table:table-cell table:style-name="ce19" office:value-type="string" calcext:value-type="string">
            <text:p>solution</text:p>
          </table:table-cell>
          <table:table-cell table:number-columns-repeated="2"/>
          <table:table-cell table:style-name="ce26" table:number-columns-repeated="3"/>
          <table:table-cell table:number-columns-repeated="1008"/>
        </table:table-row>
        <table:table-row table:style-name="ro1">
          <table:table-cell table:style-name="ce10" office:value-type="string" calcext:value-type="string">
            <text:p>methanol</text:p>
          </table:table-cell>
          <table:table-cell table:style-name="ce16" table:formula="of:=-25.6925752358396*[.A1]" office:value-type="float" office:value="-15.31693663" calcext:value-type="float">
            <text:p>-15.31693663</text:p>
          </table:table-cell>
          <table:table-cell table:style-name="ce19" table:formula="of:=-15.1122769105495*[.A1]" office:value-type="float" office:value="-9.009364987" calcext:value-type="float">
            <text:p>-9.009364987</text:p>
          </table:table-cell>
          <table:table-cell table:style-name="ce16" table:formula="of:=-25.881397201804*[.$A$1]" office:value-type="float" office:value="-15.42950511" calcext:value-type="float">
            <text:p>-15.42950511</text:p>
          </table:table-cell>
          <table:table-cell table:style-name="ce19" table:formula="of:=-15.008420318136*[.$A$1]" office:value-type="float" office:value="-8.947449635" calcext:value-type="float">
            <text:p>-8.947449635</text:p>
          </table:table-cell>
          <table:table-cell table:style-name="ce16" table:formula="of:=-25.55874145*[.A1]" office:value-type="float" office:value="-15.23715001" calcext:value-type="float">
            <text:p>-15.23715001</text:p>
          </table:table-cell>
          <table:table-cell table:style-name="ce19" table:formula="of:=-15.11851695*[.A1]" office:value-type="float" office:value="-9.013085061" calcext:value-type="float">
            <text:p>-9.013085061</text:p>
          </table:table-cell>
          <table:table-cell table:style-name="ce16" table:formula="of:=-15.250404" office:value-type="float" office:value="-15.250404" calcext:value-type="float">
            <text:p>-15.250404</text:p>
          </table:table-cell>
          <table:table-cell table:style-name="ce19" table:formula="of:=-9.005324223387" office:value-type="float" office:value="-9.005324223" calcext:value-type="float">
            <text:p>-9.005324223</text:p>
          </table:table-cell>
          <table:table-cell table:style-name="ce16" table:formula="of:=-15.24061372" office:value-type="float" office:value="-15.24061372" calcext:value-type="float">
            <text:p>-15.24061372</text:p>
          </table:table-cell>
          <table:table-cell table:style-name="ce19" table:formula="of:=-9.103617274006" office:value-type="float" office:value="-9.103617274" calcext:value-type="float">
            <text:p>-9.103617274</text:p>
          </table:table-cell>
          <table:table-cell table:number-columns-repeated="2"/>
          <table:table-cell table:style-name="ce26" table:number-columns-repeated="3"/>
          <table:table-cell table:number-columns-repeated="1008"/>
        </table:table-row>
        <table:table-row table:style-name="ro1">
          <table:table-cell table:style-name="ce10"/>
          <table:table-cell table:style-name="ce16" table:formula="of:=-25.5983245137707*[.A1]" office:value-type="float" office:value="-15.26074793" calcext:value-type="float">
            <text:p>-15.26074793</text:p>
          </table:table-cell>
          <table:table-cell table:style-name="ce19" table:formula="of:=-15.3236436950573*[.A1]" office:value-type="float" office:value="-9.135373828" calcext:value-type="float">
            <text:p>-9.135373828</text:p>
          </table:table-cell>
          <table:table-cell table:style-name="ce16" table:formula="of:=-25.7112014474801*[.$A$1]" office:value-type="float" office:value="-15.32804087" calcext:value-type="float">
            <text:p>-15.32804087</text:p>
          </table:table-cell>
          <table:table-cell table:style-name="ce19" table:formula="of:=-15.122939531013*[.$A$1]" office:value-type="float" office:value="-9.015721636" calcext:value-type="float">
            <text:p>-9.015721636</text:p>
          </table:table-cell>
          <table:table-cell table:style-name="ce16" table:formula="of:=-25.54461185*[.A1]" office:value-type="float" office:value="-15.22872648" calcext:value-type="float">
            <text:p>-15.22872648</text:p>
          </table:table-cell>
          <table:table-cell table:style-name="ce19" table:formula="of:=-15.2369216*[.A1]" office:value-type="float" office:value="-9.083673412" calcext:value-type="float">
            <text:p>-9.083673412</text:p>
          </table:table-cell>
          <table:table-cell table:style-name="ce16" table:formula="of:=-15.22029945" office:value-type="float" office:value="-15.22029945" calcext:value-type="float">
            <text:p>-15.22029945</text:p>
          </table:table-cell>
          <table:table-cell table:style-name="ce19" table:formula="of:=-8.96531353537407" office:value-type="float" office:value="-8.965313535" calcext:value-type="float">
            <text:p>-8.965313535</text:p>
          </table:table-cell>
          <table:table-cell table:style-name="ce16" table:formula="of:=-15.16457806" office:value-type="float" office:value="-15.16457806" calcext:value-type="float">
            <text:p>-15.16457806</text:p>
          </table:table-cell>
          <table:table-cell table:style-name="ce19" table:formula="of:=-9.1005787184758" office:value-type="float" office:value="-9.100578718" calcext:value-type="float">
            <text:p>-9.100578718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formula="of:=-25.6525751239776*[.A1]" office:value-type="float" office:value="-15.29309008" calcext:value-type="float">
            <text:p>-15.29309008</text:p>
          </table:table-cell>
          <table:table-cell table:style-name="ce19" table:formula="of:=-15.1171115344385*[.A1]" office:value-type="float" office:value="-9.012247206" calcext:value-type="float">
            <text:p>-9.012247206</text:p>
          </table:table-cell>
          <table:table-cell table:style-name="ce16" table:formula="of:=-25.6706008905956*[.$A$1]" office:value-type="float" office:value="-15.30383636" calcext:value-type="float">
            <text:p>-15.30383636</text:p>
          </table:table-cell>
          <table:table-cell table:style-name="ce19" table:formula="of:=-15.2011317985288*[.$A$1]" office:value-type="float" office:value="-9.062336893" calcext:value-type="float">
            <text:p>-9.062336893</text:p>
          </table:table-cell>
          <table:table-cell table:style-name="ce16" table:formula="of:=-25.45576552*[.A1]" office:value-type="float" office:value="-15.17575968" calcext:value-type="float">
            <text:p>-15.17575968</text:p>
          </table:table-cell>
          <table:table-cell table:style-name="ce19" table:formula="of:=-15.10036626*[.A1]" office:value-type="float" office:value="-9.00226431" calcext:value-type="float">
            <text:p>-9.00226431</text:p>
          </table:table-cell>
          <table:table-cell table:style-name="ce16" table:formula="of:=-15.25824937" office:value-type="float" office:value="-15.25824937" calcext:value-type="float">
            <text:p>-15.25824937</text:p>
          </table:table-cell>
          <table:table-cell table:style-name="ce19" table:formula="of:=-9.02536829543877" office:value-type="float" office:value="-9.025368295" calcext:value-type="float">
            <text:p>-9.025368295</text:p>
          </table:table-cell>
          <table:table-cell table:style-name="ce16" table:formula="of:=-15.27718107" office:value-type="float" office:value="-15.27718107" calcext:value-type="float">
            <text:p>-15.27718107</text:p>
          </table:table-cell>
          <table:table-cell table:style-name="ce19" table:formula="of:=-9.12602382554476" office:value-type="float" office:value="-9.126023826" calcext:value-type="float">
            <text:p>-9.126023826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formula="of:=-25.5928262334058*[.A1]" office:value-type="float" office:value="-15.25747007" calcext:value-type="float">
            <text:p>-15.25747007</text:p>
          </table:table-cell>
          <table:table-cell table:style-name="ce19" table:formula="of:=-15.0706099868292*[.A1]" office:value-type="float" office:value="-8.984524751" calcext:value-type="float">
            <text:p>-8.984524751</text:p>
          </table:table-cell>
          <table:table-cell table:style-name="ce16" table:formula="of:=-25.5433381097147*[.$A$1]" office:value-type="float" office:value="-15.22796713" calcext:value-type="float">
            <text:p>-15.22796713</text:p>
          </table:table-cell>
          <table:table-cell table:style-name="ce19" table:formula="of:=-15.216379532396*[.$A$1]" office:value-type="float" office:value="-9.071427012" calcext:value-type="float">
            <text:p>-9.071427012</text:p>
          </table:table-cell>
          <table:table-cell table:style-name="ce16" table:formula="of:=-25.47302277*[.A1]" office:value-type="float" office:value="-15.18604779" calcext:value-type="float">
            <text:p>-15.18604779</text:p>
          </table:table-cell>
          <table:table-cell table:style-name="ce19" table:formula="of:=-15.04085478*[.A1]" office:value-type="float" office:value="-8.966785828" calcext:value-type="float">
            <text:p>-8.966785828</text:p>
          </table:table-cell>
          <table:table-cell table:style-name="ce16" table:formula="of:=-15.23502335" office:value-type="float" office:value="-15.23502335" calcext:value-type="float">
            <text:p>-15.23502335</text:p>
          </table:table-cell>
          <table:table-cell table:style-name="ce19" table:formula="of:=-9.10278489504189" office:value-type="float" office:value="-9.102784895" calcext:value-type="float">
            <text:p>-9.102784895</text:p>
          </table:table-cell>
          <table:table-cell table:style-name="ce16" table:formula="of:=-15.21121022" office:value-type="float" office:value="-15.21121022" calcext:value-type="float">
            <text:p>-15.21121022</text:p>
          </table:table-cell>
          <table:table-cell table:style-name="ce19" table:formula="of:=-9.05960448917775" office:value-type="float" office:value="-9.059604489" calcext:value-type="float">
            <text:p>-9.059604489</text:p>
          </table:table-cell>
          <table:table-cell table:number-columns-repeated="2"/>
          <table:table-cell table:style-name="ce15"/>
          <table:table-cell table:number-columns-repeated="1010"/>
        </table:table-row>
        <table:table-row table:style-name="ro1">
          <table:table-cell table:style-name="ce10"/>
          <table:table-cell table:style-name="ce16" table:formula="of:=-25.575954656498*[.A1]" office:value-type="float" office:value="-15.24741187" calcext:value-type="float">
            <text:p>-15.24741187</text:p>
          </table:table-cell>
          <table:table-cell table:style-name="ce19" table:formula="of:=-15.0778835347861*[.A1]" office:value-type="float" office:value="-8.988860964" calcext:value-type="float">
            <text:p>-8.988860964</text:p>
          </table:table-cell>
          <table:table-cell table:style-name="ce16" table:formula="of:=-25.657067594048*[.$A$1]" office:value-type="float" office:value="-15.29576832" calcext:value-type="float">
            <text:p>-15.29576832</text:p>
          </table:table-cell>
          <table:table-cell table:style-name="ce19" table:formula="of:=-15.184151810545*[.$A$1]" office:value-type="float" office:value="-9.05221407" calcext:value-type="float">
            <text:p>-9.05221407</text:p>
          </table:table-cell>
          <table:table-cell table:style-name="ce16" table:formula="of:=-25.6281600510854*[.A1]" office:value-type="float" office:value="-15.27853474" calcext:value-type="float">
            <text:p>-15.27853474</text:p>
          </table:table-cell>
          <table:table-cell table:style-name="ce19" table:formula="of:=-15.1799153414266 *[.A1]" office:value-type="float" office:value="-9.049688448" calcext:value-type="float">
            <text:p>-9.049688448</text:p>
          </table:table-cell>
          <table:table-cell table:style-name="ce16" table:formula="of:=-15.23169389" office:value-type="float" office:value="-15.23169389" calcext:value-type="float">
            <text:p>-15.23169389</text:p>
          </table:table-cell>
          <table:table-cell table:style-name="ce19" table:formula="of:=-9.01394359800968" office:value-type="float" office:value="-9.013943598" calcext:value-type="float">
            <text:p>-9.013943598</text:p>
          </table:table-cell>
          <table:table-cell table:style-name="ce16" table:formula="of:=-15.2221941" office:value-type="float" office:value="-15.2221941" calcext:value-type="float">
            <text:p>-15.2221941</text:p>
          </table:table-cell>
          <table:table-cell table:style-name="ce19" table:formula="of:=-9.13076763720343" office:value-type="float" office:value="-9.130767637" calcext:value-type="float">
            <text:p>-9.130767637</text:p>
          </table:table-cell>
          <table:table-cell table:number-columns-repeated="2"/>
          <table:table-cell table:style-name="ce15"/>
          <table:table-cell table:number-columns-repeated="1010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5" table:formula="of:=AVERAGE([.B23:.B27])" office:value-type="float" office:value="-15.275131316" calcext:value-type="float">
            <text:p>-15.275131316</text:p>
          </table:table-cell>
          <table:table-cell table:style-name="ce5" table:formula="of:=AVERAGE([.C23:.C27])" office:value-type="float" office:value="-9.0260743472" calcext:value-type="float">
            <text:p>-9.0260743472</text:p>
          </table:table-cell>
          <table:table-cell table:style-name="ce5" table:formula="of:=AVERAGE([.D23:.D27])" office:value-type="float" office:value="-15.317023558" calcext:value-type="float">
            <text:p>-15.317023558</text:p>
          </table:table-cell>
          <table:table-cell table:style-name="ce5" table:formula="of:=AVERAGE([.E23:.E27])" office:value-type="float" office:value="-9.0298298492" calcext:value-type="float">
            <text:p>-9.0298298492</text:p>
          </table:table-cell>
          <table:table-cell table:style-name="ce5" table:formula="of:=AVERAGE([.F23:.F27])" office:value-type="float" office:value="-15.22124374" calcext:value-type="float">
            <text:p>-15.22124374</text:p>
          </table:table-cell>
          <table:table-cell table:style-name="ce5" table:formula="of:=AVERAGE([.G23:.G27])" office:value-type="float" office:value="-9.0230994118" calcext:value-type="float">
            <text:p>-9.0230994118</text:p>
          </table:table-cell>
          <table:table-cell table:style-name="ce5" table:formula="of:=AVERAGE([.H23:.H27])" office:value-type="float" office:value="-15.239134012" calcext:value-type="float">
            <text:p>-15.239134012</text:p>
          </table:table-cell>
          <table:table-cell table:style-name="ce5" table:formula="of:=AVERAGE([.I23:.I27])" office:value-type="float" office:value="-9.0225469092" calcext:value-type="float">
            <text:p>-9.0225469092</text:p>
          </table:table-cell>
          <table:table-cell table:style-name="ce5" table:formula="of:=AVERAGE([.J23:.J27])" office:value-type="float" office:value="-15.223155434" calcext:value-type="float">
            <text:p>-15.223155434</text:p>
          </table:table-cell>
          <table:table-cell table:style-name="ce5" table:formula="of:=AVERAGE([.K23:.K27])" office:value-type="float" office:value="-9.1041183888" calcext:value-type="float">
            <text:p>-9.1041183888</text:p>
          </table:table-cell>
          <table:table-cell table:style-name="ce25"/>
          <table:table-cell table:style-name="ce27"/>
          <table:table-cell table:style-name="ce15"/>
          <table:table-cell table:number-columns-repeated="1010"/>
        </table:table-row>
        <table:table-row table:style-name="ro1">
          <table:table-cell table:style-name="ce5" office:value-type="string" calcext:value-type="string">
            <text:p>stddev</text:p>
          </table:table-cell>
          <table:table-cell table:style-name="ce5" table:formula="of:=STDEV([.B23:.B27])" office:value-type="float" office:value="0.0289714107901684" calcext:value-type="float">
            <text:p>0.028971410790169</text:p>
          </table:table-cell>
          <table:table-cell table:style-name="ce5" table:formula="of:=STDEV([.C23:.C27])" office:value-type="float" office:value="0.0623056455884634" calcext:value-type="float">
            <text:p>0.062305645588463</text:p>
          </table:table-cell>
          <table:table-cell table:style-name="ce5" table:formula="of:=STDEV([.D23:.D27])" office:value-type="float" office:value="0.0730243373911762" calcext:value-type="float">
            <text:p>0.073024337391176</text:p>
          </table:table-cell>
          <table:table-cell table:style-name="ce5" table:formula="of:=STDEV([.E23:.E27])" office:value-type="float" office:value="0.0506794498830206" calcext:value-type="float">
            <text:p>0.050679449883021</text:p>
          </table:table-cell>
          <table:table-cell table:style-name="ce5" table:formula="of:=STDEV([.F23:.F27])" office:value-type="float" office:value="0.0415295500659065" calcext:value-type="float">
            <text:p>0.041529550065907</text:p>
          </table:table-cell>
          <table:table-cell table:style-name="ce5" table:formula="of:=STDEV([.G23:.G27])" office:value-type="float" office:value="0.0449494014299296" calcext:value-type="float">
            <text:p>0.04494940142993</text:p>
          </table:table-cell>
          <table:table-cell table:style-name="ce5" table:formula="of:=STDEV([.H23:.H27])" office:value-type="float" office:value="0.0151608313110893" calcext:value-type="float">
            <text:p>0.015160831311089</text:p>
          </table:table-cell>
          <table:table-cell table:style-name="ce5" table:formula="of:=STDEV([.I23:.I27])" office:value-type="float" office:value="0.0502304479099536" calcext:value-type="float">
            <text:p>0.050230447909954</text:p>
          </table:table-cell>
          <table:table-cell table:style-name="ce5" table:formula="of:=STDEV([.J23:.J27])" office:value-type="float" office:value="0.0412264543120174" calcext:value-type="float">
            <text:p>0.041226454312018</text:p>
          </table:table-cell>
          <table:table-cell table:style-name="ce5" table:formula="of:=STDEV([.K23:.K27])" office:value-type="float" office:value="0.0282147934130661" calcext:value-type="float">
            <text:p>0.028214793413066</text:p>
          </table:table-cell>
          <table:table-cell table:style-name="ce25"/>
          <table:table-cell table:style-name="ce27"/>
          <table:table-cell table:style-name="ce15"/>
          <table:table-cell table:number-columns-repeated="1010"/>
        </table:table-row>
        <table:table-row table:style-name="ro1">
          <table:table-cell table:style-name="ce7" office:value-type="string" calcext:value-type="string">
            <text:p>TF</text:p>
          </table:table-cell>
          <table:table-cell table:style-name="ce8" office:value-type="string" calcext:value-type="string">
            <text:p>vswitch</text:p>
          </table:table-cell>
          <table:table-cell table:style-name="ce2"/>
          <table:table-cell table:style-name="ce8" office:value-type="string" calcext:value-type="string">
            <text:p>vfswitch</text:p>
          </table:table-cell>
          <table:table-cell table:style-name="ce2"/>
          <table:table-cell table:style-name="ce8" office:value-type="string" calcext:value-type="string">
            <text:p>hard-cutoff</text:p>
          </table:table-cell>
          <table:table-cell table:style-name="ce2"/>
          <table:table-cell table:style-name="ce8" office:value-type="string" calcext:value-type="string">
            <text:p>vswitch</text:p>
          </table:table-cell>
          <table:table-cell table:style-name="ce2"/>
          <table:table-cell table:style-name="ce8" office:value-type="string" calcext:value-type="string">
            <text:p>vfswitch</text:p>
          </table:table-cell>
          <table:table-cell table:style-name="ce7"/>
          <table:table-cell table:style-name="ce25"/>
          <table:table-cell table:style-name="ce27"/>
          <table:table-cell table:style-name="ce15"/>
          <table:table-cell table:number-columns-repeated="1010"/>
        </table:table-row>
        <table:table-row table:style-name="ro1">
          <table:table-cell table:style-name="ce7" office:value-type="string" calcext:value-type="string">
            <text:p>R-&gt;CC</text:p>
          </table:table-cell>
          <table:table-cell table:style-name="ce8" office:value-type="string" calcext:value-type="string">
            <text:p>vacuum</text:p>
          </table:table-cell>
          <table:table-cell table:style-name="ce2" office:value-type="string" calcext:value-type="string">
            <text:p>solution</text:p>
          </table:table-cell>
          <table:table-cell table:style-name="ce8" office:value-type="string" calcext:value-type="string">
            <text:p>vacuum</text:p>
          </table:table-cell>
          <table:table-cell table:style-name="ce2" office:value-type="string" calcext:value-type="string">
            <text:p>solution</text:p>
          </table:table-cell>
          <table:table-cell table:style-name="ce8" office:value-type="string" calcext:value-type="string">
            <text:p>vacuum</text:p>
          </table:table-cell>
          <table:table-cell table:style-name="ce2" office:value-type="string" calcext:value-type="string">
            <text:p>solution</text:p>
          </table:table-cell>
          <table:table-cell table:style-name="ce8" office:value-type="string" calcext:value-type="string">
            <text:p>vacuum</text:p>
          </table:table-cell>
          <table:table-cell table:style-name="ce2" office:value-type="string" calcext:value-type="string">
            <text:p>solution</text:p>
          </table:table-cell>
          <table:table-cell table:style-name="ce8" office:value-type="string" calcext:value-type="string">
            <text:p>vacuum</text:p>
          </table:table-cell>
          <table:table-cell table:style-name="ce7" office:value-type="string" calcext:value-type="string">
            <text:p>solution</text:p>
          </table:table-cell>
          <table:table-cell table:style-name="ce25"/>
          <table:table-cell table:style-name="ce27"/>
          <table:table-cell table:style-name="ce15"/>
          <table:table-cell table:number-columns-repeated="1010"/>
        </table:table-row>
        <table:table-row table:style-name="ro1">
          <table:table-cell table:style-name="ce7" office:value-type="string" calcext:value-type="string">
            <text:p>neopentane</text:p>
          </table:table-cell>
          <table:table-cell table:style-name="ce8" table:formula="of:=87.2159089750303*[.A1]" office:value-type="float" office:value="51.99480934" calcext:value-type="float">
            <text:p>51.99480934</text:p>
          </table:table-cell>
          <table:table-cell table:style-name="ce2" table:formula="of:=85.4515333507822*[.A1]" office:value-type="float" office:value="50.94295566" calcext:value-type="float">
            <text:p>50.94295566</text:p>
          </table:table-cell>
          <table:table-cell table:style-name="ce8" table:formula="of:=87.0636364645453*[.$A$1]" office:value-type="float" office:value="51.90403026" calcext:value-type="float">
            <text:p>51.90403026</text:p>
          </table:table-cell>
          <table:table-cell table:style-name="ce2" table:formula="of:=85.1086508805655*[.$A$1]" office:value-type="float" office:value="50.73854217" calcext:value-type="float">
            <text:p>50.73854217</text:p>
          </table:table-cell>
          <table:table-cell table:style-name="ce8" table:formula="of:=87.03275217*[.A1]" office:value-type="float" office:value="51.88561821" calcext:value-type="float">
            <text:p>51.88561821</text:p>
          </table:table-cell>
          <table:table-cell table:style-name="ce2" table:formula="of:=85.58982912*[.A1]" office:value-type="float" office:value="51.02540234" calcext:value-type="float">
            <text:p>51.02540234</text:p>
          </table:table-cell>
          <table:table-cell table:style-name="ce8" table:formula="of:=51.9778521995221" office:value-type="float" office:value="51.9778522" calcext:value-type="float">
            <text:p>51.9778522</text:p>
          </table:table-cell>
          <table:table-cell table:style-name="ce2" table:formula="of:=50.9191367422904" office:value-type="float" office:value="50.91913674" calcext:value-type="float">
            <text:p>50.91913674</text:p>
          </table:table-cell>
          <table:table-cell table:style-name="ce8" table:formula="of:=51.99370207" office:value-type="float" office:value="51.99370207" calcext:value-type="float">
            <text:p>51.99370207</text:p>
          </table:table-cell>
          <table:table-cell table:style-name="ce7" table:formula="of:=50.8436082820914" office:value-type="float" office:value="50.84360828" calcext:value-type="float">
            <text:p>50.84360828</text:p>
          </table:table-cell>
          <table:table-cell table:style-name="ce25"/>
          <table:table-cell table:style-name="ce27"/>
          <table:table-cell table:style-name="ce15"/>
          <table:table-cell table:number-columns-repeated="1010"/>
        </table:table-row>
        <table:table-row table:style-name="ro1">
          <table:table-cell table:style-name="ce7"/>
          <table:table-cell table:style-name="ce8" table:formula="of:=87.0311233443882*[.A1]" office:value-type="float" office:value="51.88464717" calcext:value-type="float">
            <text:p>51.88464717</text:p>
          </table:table-cell>
          <table:table-cell table:style-name="ce2" table:formula="of:=85.407126337126*[.A1]" office:value-type="float" office:value="50.91648189" calcext:value-type="float">
            <text:p>50.91648189</text:p>
          </table:table-cell>
          <table:table-cell table:style-name="ce8" table:formula="of:=86.9449212249739*[.$A$1]" office:value-type="float" office:value="51.83325674" calcext:value-type="float">
            <text:p>51.83325674</text:p>
          </table:table-cell>
          <table:table-cell table:style-name="ce2" table:formula="of:=84.865403295016*[.$A$1]" office:value-type="float" office:value="50.59352721" calcext:value-type="float">
            <text:p>50.59352721</text:p>
          </table:table-cell>
          <table:table-cell table:style-name="ce8" table:formula="of:=87.06365245*[.A1]" office:value-type="float" office:value="51.90403979" calcext:value-type="float">
            <text:p>51.90403979</text:p>
          </table:table-cell>
          <table:table-cell table:style-name="ce2" table:formula="of:=85.32532244*[.A1]" office:value-type="float" office:value="50.86771352" calcext:value-type="float">
            <text:p>50.86771352</text:p>
          </table:table-cell>
          <table:table-cell table:style-name="ce8" table:formula="of:=51.9535006011265" office:value-type="float" office:value="51.9535006" calcext:value-type="float">
            <text:p>51.9535006</text:p>
          </table:table-cell>
          <table:table-cell table:style-name="ce2" table:formula="of:=50.9129814671474" office:value-type="float" office:value="50.91298147" calcext:value-type="float">
            <text:p>50.91298147</text:p>
          </table:table-cell>
          <table:table-cell table:style-name="ce8" table:formula="of:=51.92711947" office:value-type="float" office:value="51.92711947" calcext:value-type="float">
            <text:p>51.92711947</text:p>
          </table:table-cell>
          <table:table-cell table:style-name="ce7" table:formula="of:=50.8019009782759" office:value-type="float" office:value="50.80190098" calcext:value-type="float">
            <text:p>50.80190098</text:p>
          </table:table-cell>
          <table:table-cell table:style-name="ce25"/>
          <table:table-cell table:style-name="ce27"/>
          <table:table-cell table:style-name="ce15"/>
          <table:table-cell table:number-columns-repeated="1010"/>
        </table:table-row>
        <table:table-row table:style-name="ro1">
          <table:table-cell table:style-name="ce7"/>
          <table:table-cell table:style-name="ce8" table:formula="of:=86.9756928809633*[.A1]" office:value-type="float" office:value="51.85160163" calcext:value-type="float">
            <text:p>51.85160163</text:p>
          </table:table-cell>
          <table:table-cell table:style-name="ce2" table:formula="of:=85.3157353946644 *[.A1]" office:value-type="float" office:value="50.86199809" calcext:value-type="float">
            <text:p>50.86199809</text:p>
          </table:table-cell>
          <table:table-cell table:style-name="ce8" table:formula="of:=87.1452040349192*[.$A$1]" office:value-type="float" office:value="51.95265774" calcext:value-type="float">
            <text:p>51.95265774</text:p>
          </table:table-cell>
          <table:table-cell table:style-name="ce2" table:formula="of:=85.1153998192602*[.$A$1]" office:value-type="float" office:value="50.74256563" calcext:value-type="float">
            <text:p>50.74256563</text:p>
          </table:table-cell>
          <table:table-cell table:style-name="ce8" table:formula="of:=87.06125443*[.A1]" office:value-type="float" office:value="51.90261018" calcext:value-type="float">
            <text:p>51.90261018</text:p>
          </table:table-cell>
          <table:table-cell table:style-name="ce2" table:formula="of:=85.55581543*[.A1]" office:value-type="float" office:value="51.00512468" calcext:value-type="float">
            <text:p>51.00512468</text:p>
          </table:table-cell>
          <table:table-cell table:style-name="ce8" table:formula="of:=51.8560366717696" office:value-type="float" office:value="51.85603667" calcext:value-type="float">
            <text:p>51.85603667</text:p>
          </table:table-cell>
          <table:table-cell table:style-name="ce2" table:formula="of:=51.0936086329643" office:value-type="float" office:value="51.09360863" calcext:value-type="float">
            <text:p>51.09360863</text:p>
          </table:table-cell>
          <table:table-cell table:style-name="ce8" table:formula="of:=51.97098055" office:value-type="float" office:value="51.97098055" calcext:value-type="float">
            <text:p>51.97098055</text:p>
          </table:table-cell>
          <table:table-cell table:style-name="ce7" table:formula="of:=50.6679795554517" office:value-type="float" office:value="50.66797956" calcext:value-type="float">
            <text:p>50.66797956</text:p>
          </table:table-cell>
          <table:table-cell table:style-name="ce25"/>
          <table:table-cell table:style-name="ce27"/>
          <table:table-cell table:style-name="ce15" table:number-columns-repeated="6"/>
          <table:table-cell table:number-columns-repeated="1005"/>
        </table:table-row>
        <table:table-row table:style-name="ro1">
          <table:table-cell table:style-name="ce7"/>
          <table:table-cell table:style-name="ce8" table:formula="of:=86.9672070298125*[.A1]" office:value-type="float" office:value="51.84654269" calcext:value-type="float">
            <text:p>51.84654269</text:p>
          </table:table-cell>
          <table:table-cell table:style-name="ce2" table:formula="of:=85.4242941743106 *[.A1]" office:value-type="float" office:value="50.9267167" calcext:value-type="float">
            <text:p>50.9267167</text:p>
          </table:table-cell>
          <table:table-cell table:style-name="ce8" table:formula="of:=87.202247657081*[.$A$1]" office:value-type="float" office:value="51.98666498" calcext:value-type="float">
            <text:p>51.98666498</text:p>
          </table:table-cell>
          <table:table-cell table:style-name="ce2" table:formula="of:=85.1191047259328*[.$A$1]" office:value-type="float" office:value="50.74477436" calcext:value-type="float">
            <text:p>50.74477436</text:p>
          </table:table-cell>
          <table:table-cell table:style-name="ce8" table:formula="of:=86.97217426*[.A1]" office:value-type="float" office:value="51.84950397" calcext:value-type="float">
            <text:p>51.84950397</text:p>
          </table:table-cell>
          <table:table-cell table:style-name="ce2" table:formula="of:=85.48843058*[.A1]" office:value-type="float" office:value="50.96495239" calcext:value-type="float">
            <text:p>50.96495239</text:p>
          </table:table-cell>
          <table:table-cell table:style-name="ce8" table:formula="of:=51.96425156" office:value-type="float" office:value="51.96425156" calcext:value-type="float">
            <text:p>51.96425156</text:p>
          </table:table-cell>
          <table:table-cell table:style-name="ce2" table:formula="of:=50.8970820325047" office:value-type="float" office:value="50.89708203" calcext:value-type="float">
            <text:p>50.89708203</text:p>
          </table:table-cell>
          <table:table-cell table:style-name="ce8" table:formula="of:=52.03043293" office:value-type="float" office:value="52.03043293" calcext:value-type="float">
            <text:p>52.03043293</text:p>
          </table:table-cell>
          <table:table-cell table:style-name="ce7" table:formula="of:=50.6105261155843" office:value-type="float" office:value="50.61052612" calcext:value-type="float">
            <text:p>50.61052612</text:p>
          </table:table-cell>
          <table:table-cell table:style-name="ce25"/>
          <table:table-cell table:style-name="ce27"/>
          <table:table-cell table:style-name="ce32" table:number-columns-repeated="6"/>
          <table:table-cell table:number-columns-repeated="1005"/>
        </table:table-row>
        <table:table-row table:style-name="ro1">
          <table:table-cell table:style-name="ce7"/>
          <table:table-cell table:style-name="ce8" table:formula="of:=87.2223064739714*[.A1]" office:value-type="float" office:value="51.99862328" calcext:value-type="float">
            <text:p>51.99862328</text:p>
          </table:table-cell>
          <table:table-cell table:style-name="ce2" table:formula="of:=85.413946500432*[.A1]" office:value-type="float" office:value="50.92054781" calcext:value-type="float">
            <text:p>50.92054781</text:p>
          </table:table-cell>
          <table:table-cell table:style-name="ce8" table:formula="of:=87.1535757406137*[.$A$1]" office:value-type="float" office:value="51.95764863" calcext:value-type="float">
            <text:p>51.95764863</text:p>
          </table:table-cell>
          <table:table-cell table:style-name="ce2" table:formula="of:=84.9300897492447*[.$A$1]" office:value-type="float" office:value="50.63209081" calcext:value-type="float">
            <text:p>50.63209081</text:p>
          </table:table-cell>
          <table:table-cell table:style-name="ce8" table:formula="of:=87.11683201*[.A1]" office:value-type="float" office:value="51.93574342" calcext:value-type="float">
            <text:p>51.93574342</text:p>
          </table:table-cell>
          <table:table-cell table:style-name="ce2" table:formula="of:=85.68511647*[.A1]" office:value-type="float" office:value="51.08220904" calcext:value-type="float">
            <text:p>51.08220904</text:p>
          </table:table-cell>
          <table:table-cell table:style-name="ce8" table:formula="of:=52.01155696" office:value-type="float" office:value="52.01155696" calcext:value-type="float">
            <text:p>52.01155696</text:p>
          </table:table-cell>
          <table:table-cell table:style-name="ce2" table:formula="of:=50.9681365215709" office:value-type="float" office:value="50.96813652" calcext:value-type="float">
            <text:p>50.96813652</text:p>
          </table:table-cell>
          <table:table-cell table:style-name="ce8" table:formula="of:=51.88713946" office:value-type="float" office:value="51.88713946" calcext:value-type="float">
            <text:p>51.88713946</text:p>
          </table:table-cell>
          <table:table-cell table:style-name="ce7" table:formula="of:=50.598219365034" office:value-type="float" office:value="50.59821937" calcext:value-type="float">
            <text:p>50.59821937</text:p>
          </table:table-cell>
          <table:table-cell table:style-name="ce25"/>
          <table:table-cell table:style-name="ce28"/>
          <table:table-cell table:style-name="ce26" table:number-columns-repeated="2"/>
          <table:table-cell table:style-name="ce34" table:number-columns-repeated="4"/>
          <table:table-cell table:style-name="ce15" table:number-columns-repeated="2"/>
          <table:table-cell table:number-columns-repeated="1003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5" table:formula="of:=AVERAGE([.B32:.B36])" office:value-type="float" office:value="51.915244822" calcext:value-type="float">
            <text:p>51.915244822</text:p>
          </table:table-cell>
          <table:table-cell table:style-name="ce5" table:formula="of:=AVERAGE([.C32:.C36])" office:value-type="float" office:value="50.91374003" calcext:value-type="float">
            <text:p>50.91374003</text:p>
          </table:table-cell>
          <table:table-cell table:style-name="ce5" table:formula="of:=AVERAGE([.D32:.D36])" office:value-type="float" office:value="51.92685167" calcext:value-type="float">
            <text:p>51.92685167</text:p>
          </table:table-cell>
          <table:table-cell table:style-name="ce5" table:formula="of:=AVERAGE([.E32:.E36])" office:value-type="float" office:value="50.690300036" calcext:value-type="float">
            <text:p>50.690300036</text:p>
          </table:table-cell>
          <table:table-cell table:style-name="ce5" table:formula="of:=AVERAGE([.F32:.F36])" office:value-type="float" office:value="51.895503114" calcext:value-type="float">
            <text:p>51.895503114</text:p>
          </table:table-cell>
          <table:table-cell table:style-name="ce5" table:formula="of:=AVERAGE([.G32:.G36])" office:value-type="float" office:value="50.989080394" calcext:value-type="float">
            <text:p>50.989080394</text:p>
          </table:table-cell>
          <table:table-cell table:style-name="ce5" table:formula="of:=AVERAGE([.H32:.H36])" office:value-type="float" office:value="51.952639598" calcext:value-type="float">
            <text:p>51.952639598</text:p>
          </table:table-cell>
          <table:table-cell table:style-name="ce5" table:formula="of:=AVERAGE([.I32:.I36])" office:value-type="float" office:value="50.958189078" calcext:value-type="float">
            <text:p>50.958189078</text:p>
          </table:table-cell>
          <table:table-cell table:style-name="ce5" table:formula="of:=AVERAGE([.J32:.J36])" office:value-type="float" office:value="51.961874896" calcext:value-type="float">
            <text:p>51.961874896</text:p>
          </table:table-cell>
          <table:table-cell table:style-name="ce5" table:formula="of:=AVERAGE([.K32:.K36])" office:value-type="float" office:value="50.704446862" calcext:value-type="float">
            <text:p>50.704446862</text:p>
          </table:table-cell>
          <table:table-cell/>
          <table:table-cell table:style-name="ce29"/>
          <table:table-cell table:style-name="ce26" table:number-columns-repeated="8"/>
          <table:table-cell table:number-columns-repeated="1003"/>
        </table:table-row>
        <table:table-row table:style-name="ro1">
          <table:table-cell table:style-name="ce5" office:value-type="string" calcext:value-type="string">
            <text:p>stddev</text:p>
          </table:table-cell>
          <table:table-cell table:style-name="ce5" table:formula="of:=STDEV([.B32:.B36])" office:value-type="float" office:value="0.07581084177121" calcext:value-type="float">
            <text:p>0.07581084177121</text:p>
          </table:table-cell>
          <table:table-cell table:style-name="ce5" table:formula="of:=STDEV([.C32:.C36])" office:value-type="float" office:value="0.0306310260207586" calcext:value-type="float">
            <text:p>0.030631026020759</text:p>
          </table:table-cell>
          <table:table-cell table:style-name="ce5" table:formula="of:=STDEV([.D32:.D36])" office:value-type="float" office:value="0.0601516120385297" calcext:value-type="float">
            <text:p>0.06015161203853</text:p>
          </table:table-cell>
          <table:table-cell table:style-name="ce5" table:formula="of:=STDEV([.E32:.E36])" office:value-type="float" office:value="0.0720759003201658" calcext:value-type="float">
            <text:p>0.072075900320166</text:p>
          </table:table-cell>
          <table:table-cell table:style-name="ce5" table:formula="of:=STDEV([.F32:.F36])" office:value-type="float" office:value="0.0314495629025789" calcext:value-type="float">
            <text:p>0.031449562902579</text:p>
          </table:table-cell>
          <table:table-cell table:style-name="ce5" table:formula="of:=STDEV([.G32:.G36])" office:value-type="float" office:value="0.0799401749150978" calcext:value-type="float">
            <text:p>0.079940174915098</text:p>
          </table:table-cell>
          <table:table-cell table:style-name="ce5" table:formula="of:=STDEV([.H32:.H36])" office:value-type="float" office:value="0.0582551189354975" calcext:value-type="float">
            <text:p>0.058255118935498</text:p>
          </table:table-cell>
          <table:table-cell table:style-name="ce5" table:formula="of:=STDEV([.I32:.I36])" office:value-type="float" office:value="0.0802189050440202" calcext:value-type="float">
            <text:p>0.08021890504402</text:p>
          </table:table-cell>
          <table:table-cell table:style-name="ce5" table:formula="of:=STDEV([.J32:.J36])" office:value-type="float" office:value="0.0561012722585035" calcext:value-type="float">
            <text:p>0.056101272258504</text:p>
          </table:table-cell>
          <table:table-cell table:style-name="ce5" table:formula="of:=STDEV([.K32:.K36])" office:value-type="float" office:value="0.11213658560493" calcext:value-type="float">
            <text:p>0.11213658560493</text:p>
          </table:table-cell>
          <table:table-cell/>
          <table:table-cell table:style-name="ce15"/>
          <table:table-cell table:style-name="ce26" table:number-columns-repeated="8"/>
          <table:table-cell table:number-columns-repeated="1003"/>
        </table:table-row>
        <table:table-row table:style-name="ro1">
          <table:table-cell table:style-name="ce10" office:value-type="string" calcext:value-type="string">
            <text:p>TF</text:p>
          </table:table-cell>
          <table:table-cell table:style-name="ce16" office:value-type="string" calcext:value-type="string">
            <text:p>vswitch</text:p>
          </table:table-cell>
          <table:table-cell table:style-name="ce19"/>
          <table:table-cell table:style-name="ce16" office:value-type="string" calcext:value-type="string">
            <text:p>vfswitch</text:p>
          </table:table-cell>
          <table:table-cell table:style-name="ce19"/>
          <table:table-cell table:style-name="ce16" office:value-type="string" calcext:value-type="string">
            <text:p>hard-cutoff</text:p>
          </table:table-cell>
          <table:table-cell table:style-name="ce19"/>
          <table:table-cell table:style-name="ce16" office:value-type="string" calcext:value-type="string">
            <text:p>vswitch</text:p>
          </table:table-cell>
          <table:table-cell table:style-name="ce19"/>
          <table:table-cell table:style-name="ce16" office:value-type="string" calcext:value-type="string">
            <text:p>vfswitch</text:p>
          </table:table-cell>
          <table:table-cell table:style-name="ce19"/>
          <table:table-cell/>
          <table:table-cell table:style-name="ce15"/>
          <table:table-cell table:style-name="ce26" table:number-columns-repeated="8"/>
          <table:table-cell table:number-columns-repeated="1003"/>
        </table:table-row>
        <table:table-row table:style-name="ro1">
          <table:table-cell table:style-name="ce10" office:value-type="string" calcext:value-type="string">
            <text:p>R-&gt;CC</text:p>
          </table:table-cell>
          <table:table-cell table:style-name="ce16" office:value-type="string" calcext:value-type="string">
            <text:p>vacuum</text:p>
          </table:table-cell>
          <table:table-cell table:style-name="ce19" office:value-type="string" calcext:value-type="string">
            <text:p>solution</text:p>
          </table:table-cell>
          <table:table-cell table:style-name="ce16" office:value-type="string" calcext:value-type="string">
            <text:p>vacuum</text:p>
          </table:table-cell>
          <table:table-cell table:style-name="ce19" office:value-type="string" calcext:value-type="string">
            <text:p>solution</text:p>
          </table:table-cell>
          <table:table-cell table:style-name="ce16" office:value-type="string" calcext:value-type="string">
            <text:p>vacuum</text:p>
          </table:table-cell>
          <table:table-cell table:style-name="ce19" office:value-type="string" calcext:value-type="string">
            <text:p>solution</text:p>
          </table:table-cell>
          <table:table-cell table:style-name="ce16" office:value-type="string" calcext:value-type="string">
            <text:p>vacuum</text:p>
          </table:table-cell>
          <table:table-cell table:style-name="ce19" office:value-type="string" calcext:value-type="string">
            <text:p>solution</text:p>
          </table:table-cell>
          <table:table-cell table:style-name="ce16" office:value-type="string" calcext:value-type="string">
            <text:p>vacuum</text:p>
          </table:table-cell>
          <table:table-cell table:style-name="ce19" office:value-type="string" calcext:value-type="string">
            <text:p>solution</text:p>
          </table:table-cell>
          <table:table-cell/>
          <table:table-cell table:style-name="ce15"/>
          <table:table-cell table:style-name="ce26" table:number-columns-repeated="8"/>
          <table:table-cell table:number-columns-repeated="1003"/>
        </table:table-row>
        <table:table-row table:style-name="ro1">
          <table:table-cell table:style-name="ce10" office:value-type="string" calcext:value-type="string">
            <text:p>toluene</text:p>
          </table:table-cell>
          <table:table-cell table:style-name="ce16" table:formula="of:=-12.2914248977894*[.A1]" office:value-type="float" office:value="-7.327680254" calcext:value-type="float">
            <text:p>-7.327680254</text:p>
          </table:table-cell>
          <table:table-cell table:style-name="ce19" table:formula="of:=-9.62309292000271*[.A1]" office:value-type="float" office:value="-5.736922168" calcext:value-type="float">
            <text:p>-5.736922168</text:p>
          </table:table-cell>
          <table:table-cell table:style-name="ce16" table:formula="of:=-12.274547246098*[.$A$1]" office:value-type="float" office:value="-7.31761844" calcext:value-type="float">
            <text:p>-7.31761844</text:p>
          </table:table-cell>
          <table:table-cell table:style-name="ce19" table:formula="of:=-9.8303415204065*[.$A$1]" office:value-type="float" office:value="-5.860475905" calcext:value-type="float">
            <text:p>-5.860475905</text:p>
          </table:table-cell>
          <table:table-cell table:style-name="ce16" table:formula="of:=-12.23562857*[.A1]" office:value-type="float" office:value="-7.294416605" calcext:value-type="float">
            <text:p>-7.294416605</text:p>
          </table:table-cell>
          <table:table-cell table:style-name="ce19" table:formula="of:=-9.39992283*[.A1]" office:value-type="float" office:value="-5.603876644" calcext:value-type="float">
            <text:p>-5.603876644</text:p>
          </table:table-cell>
          <table:table-cell table:style-name="ce16" table:formula="of:=-7.26441850322129" office:value-type="float" office:value="-7.264418503" calcext:value-type="float">
            <text:p>-7.264418503</text:p>
          </table:table-cell>
          <table:table-cell table:style-name="ce19" table:formula="of:=-5.67797665427161" office:value-type="float" office:value="-5.677976654" calcext:value-type="float">
            <text:p>-5.677976654</text:p>
          </table:table-cell>
          <table:table-cell table:style-name="ce16" table:formula="of:=-7.261824778" office:value-type="float" office:value="-7.261824778" calcext:value-type="float">
            <text:p>-7.261824778</text:p>
          </table:table-cell>
          <table:table-cell table:style-name="ce19" table:formula="of:=-5.93122615799969" office:value-type="float" office:value="-5.931226158" calcext:value-type="float">
            <text:p>-5.931226158</text:p>
          </table:table-cell>
          <table:table-cell/>
          <table:table-cell table:style-name="ce15"/>
          <table:table-cell table:style-name="ce26" table:number-columns-repeated="8"/>
          <table:table-cell table:number-columns-repeated="1003"/>
        </table:table-row>
        <table:table-row table:style-name="ro1">
          <table:table-cell table:style-name="ce10"/>
          <table:table-cell table:style-name="ce16" table:formula="of:=-12.1645003613682*[.A1]" office:value-type="float" office:value="-7.252012671" calcext:value-type="float">
            <text:p>-7.252012671</text:p>
          </table:table-cell>
          <table:table-cell table:style-name="ce19" table:formula="of:=-9.63987629815517*[.A1]" office:value-type="float" office:value="-5.74692778" calcext:value-type="float">
            <text:p>-5.74692778</text:p>
          </table:table-cell>
          <table:table-cell table:style-name="ce16" table:formula="of:=-12.2458129537685*[.$A$1]" office:value-type="float" office:value="-7.300488147" calcext:value-type="float">
            <text:p>-7.300488147</text:p>
          </table:table-cell>
          <table:table-cell table:style-name="ce19" table:formula="of:=-9.88119216876645*[.$A$1]" office:value-type="float" office:value="-5.890791128" calcext:value-type="float">
            <text:p>-5.890791128</text:p>
          </table:table-cell>
          <table:table-cell table:style-name="ce16" table:formula="of:=-12.1973369*[.A1]" office:value-type="float" office:value="-7.271588567" calcext:value-type="float">
            <text:p>-7.271588567</text:p>
          </table:table-cell>
          <table:table-cell table:style-name="ce19" table:formula="of:=-9.36062716*[.A1]" office:value-type="float" office:value="-5.58045006" calcext:value-type="float">
            <text:p>-5.58045006</text:p>
          </table:table-cell>
          <table:table-cell table:style-name="ce16" table:formula="of:=-7.194154016" office:value-type="float" office:value="-7.194154016" calcext:value-type="float">
            <text:p>-7.194154016</text:p>
          </table:table-cell>
          <table:table-cell table:style-name="ce19" table:formula="of:=-5.68610085811398" office:value-type="float" office:value="-5.686100858" calcext:value-type="float">
            <text:p>-5.686100858</text:p>
          </table:table-cell>
          <table:table-cell table:style-name="ce16" table:formula="of:=-7.303002829" office:value-type="float" office:value="-7.303002829" calcext:value-type="float">
            <text:p>-7.303002829</text:p>
          </table:table-cell>
          <table:table-cell table:style-name="ce19" table:formula="of:=-6.00428427406529" office:value-type="float" office:value="-6.004284274" calcext:value-type="float">
            <text:p>-6.004284274</text:p>
          </table:table-cell>
          <table:table-cell/>
          <table:table-cell table:style-name="ce15"/>
          <table:table-cell table:style-name="ce26" table:number-columns-repeated="8"/>
          <table:table-cell table:number-columns-repeated="1003"/>
        </table:table-row>
        <table:table-row table:style-name="ro1">
          <table:table-cell table:style-name="ce10"/>
          <table:table-cell table:style-name="ce16" table:formula="of:=-12.2789360473407*[.A1]" office:value-type="float" office:value="-7.320234876" calcext:value-type="float">
            <text:p>-7.320234876</text:p>
          </table:table-cell>
          <table:table-cell table:style-name="ce19" table:formula="of:=-9.46711582203349*[.A1]" office:value-type="float" office:value="-5.643934552" calcext:value-type="float">
            <text:p>-5.643934552</text:p>
          </table:table-cell>
          <table:table-cell table:style-name="ce16" table:formula="of:=-12.3158169214873*[.$A$1]" office:value-type="float" office:value="-7.342221851" calcext:value-type="float">
            <text:p>-7.342221851</text:p>
          </table:table-cell>
          <table:table-cell table:style-name="ce19" table:formula="of:=-9.9992755118637*[.$A$1]" office:value-type="float" office:value="-5.961187928" calcext:value-type="float">
            <text:p>-5.961187928</text:p>
          </table:table-cell>
          <table:table-cell table:style-name="ce16" table:formula="of:=-12.28960133*[.A1]" office:value-type="float" office:value="-7.326593112" calcext:value-type="float">
            <text:p>-7.326593112</text:p>
          </table:table-cell>
          <table:table-cell table:style-name="ce19" table:formula="of:=-9.50721112*[.A1]" office:value-type="float" office:value="-5.667837844" calcext:value-type="float">
            <text:p>-5.667837844</text:p>
          </table:table-cell>
          <table:table-cell table:style-name="ce16" table:formula="of:=-7.264836519" office:value-type="float" office:value="-7.264836519" calcext:value-type="float">
            <text:p>-7.264836519</text:p>
          </table:table-cell>
          <table:table-cell table:style-name="ce19" table:formula="of:=-5.63794102297113" office:value-type="float" office:value="-5.637941023" calcext:value-type="float">
            <text:p>-5.637941023</text:p>
          </table:table-cell>
          <table:table-cell table:style-name="ce16" table:formula="of:=-7.330656992" office:value-type="float" office:value="-7.330656992" calcext:value-type="float">
            <text:p>-7.330656992</text:p>
          </table:table-cell>
          <table:table-cell table:style-name="ce19" table:formula="of:=-5.90356042092359" office:value-type="float" office:value="-5.903560421" calcext:value-type="float">
            <text:p>-5.903560421</text:p>
          </table:table-cell>
          <table:table-cell/>
          <table:table-cell table:style-name="ce15"/>
          <table:table-cell table:style-name="ce26" table:number-columns-repeated="8"/>
          <table:table-cell table:number-columns-repeated="1003"/>
        </table:table-row>
        <table:table-row table:style-name="ro1">
          <table:table-cell table:style-name="ce10"/>
          <table:table-cell table:style-name="ce16" table:formula="of:=-12.2547960365584*[.A1]" office:value-type="float" office:value="-7.30584352" calcext:value-type="float">
            <text:p>-7.30584352</text:p>
          </table:table-cell>
          <table:table-cell table:style-name="ce19" table:formula="of:=-9.70856364580871*[.A1]" office:value-type="float" office:value="-5.787876566" calcext:value-type="float">
            <text:p>-5.787876566</text:p>
          </table:table-cell>
          <table:table-cell table:style-name="ce16" table:formula="of:=-12.1695429235128*[.$A$1]" office:value-type="float" office:value="-7.255018855" calcext:value-type="float">
            <text:p>-7.255018855</text:p>
          </table:table-cell>
          <table:table-cell table:style-name="ce19" table:formula="of:=-9.90875853491867*[.$A$1]" office:value-type="float" office:value="-5.907225148" calcext:value-type="float">
            <text:p>-5.907225148</text:p>
          </table:table-cell>
          <table:table-cell table:style-name="ce16" table:formula="of:=-12.19082365*[.A1]" office:value-type="float" office:value="-7.267705615" calcext:value-type="float">
            <text:p>-7.267705615</text:p>
          </table:table-cell>
          <table:table-cell table:style-name="ce19" table:formula="of:=-9.52375475*[.A1]" office:value-type="float" office:value="-5.677700528" calcext:value-type="float">
            <text:p>-5.677700528</text:p>
          </table:table-cell>
          <table:table-cell table:style-name="ce16" table:formula="of:=-7.224029817" office:value-type="float" office:value="-7.224029817" calcext:value-type="float">
            <text:p>-7.224029817</text:p>
          </table:table-cell>
          <table:table-cell table:style-name="ce19" table:formula="of:=-5.67108184302892" office:value-type="float" office:value="-5.671081843" calcext:value-type="float">
            <text:p>-5.671081843</text:p>
          </table:table-cell>
          <table:table-cell table:style-name="ce16" table:formula="of:=-7.31898319" office:value-type="float" office:value="-7.31898319" calcext:value-type="float">
            <text:p>-7.31898319</text:p>
          </table:table-cell>
          <table:table-cell table:style-name="ce19" table:formula="of:=-6.03467754290032" office:value-type="float" office:value="-6.034677543" calcext:value-type="float">
            <text:p>-6.034677543</text:p>
          </table:table-cell>
          <table:table-cell/>
          <table:table-cell table:style-name="ce15"/>
          <table:table-cell table:style-name="ce26" table:number-columns-repeated="2"/>
          <table:table-cell table:style-name="ce34" table:number-columns-repeated="4"/>
          <table:table-cell table:style-name="ce26" table:number-columns-repeated="2"/>
          <table:table-cell table:number-columns-repeated="1003"/>
        </table:table-row>
        <table:table-row table:style-name="ro1">
          <table:table-cell table:style-name="ce10"/>
          <table:table-cell table:style-name="ce16" table:formula="of:=-12.2363337063864*[.A1]" office:value-type="float" office:value="-7.29483698" calcext:value-type="float">
            <text:p>-7.29483698</text:p>
          </table:table-cell>
          <table:table-cell table:style-name="ce19" table:formula="of:=-9.39144779542403*[.A1]" office:value-type="float" office:value="-5.598824151" calcext:value-type="float">
            <text:p>-5.598824151</text:p>
          </table:table-cell>
          <table:table-cell table:style-name="ce16" table:formula="of:=-12.2248749914354*[.$A$1]" office:value-type="float" office:value="-7.28800573" calcext:value-type="float">
            <text:p>-7.28800573</text:p>
          </table:table-cell>
          <table:table-cell table:style-name="ce16" table:formula="of:=-9.99043833619546*[.$A$1]" office:value-type="float" office:value="-5.95591954" calcext:value-type="float">
            <text:p>-5.95591954</text:p>
          </table:table-cell>
          <table:table-cell table:style-name="ce16" table:formula="of:=-12.21294286*[.A1]" office:value-type="float" office:value="-7.280892247" calcext:value-type="float">
            <text:p>-7.280892247</text:p>
          </table:table-cell>
          <table:table-cell table:style-name="ce19" table:formula="of:=-9.37960114*[.A1]" office:value-type="float" office:value="-5.591761625" calcext:value-type="float">
            <text:p>-5.591761625</text:p>
          </table:table-cell>
          <table:table-cell table:style-name="ce16" table:formula="of:=-7.295508692" office:value-type="float" office:value="-7.295508692" calcext:value-type="float">
            <text:p>-7.295508692</text:p>
          </table:table-cell>
          <table:table-cell table:style-name="ce19" table:formula="of:=-5.67181008135141" office:value-type="float" office:value="-5.671810081" calcext:value-type="float">
            <text:p>-5.671810081</text:p>
          </table:table-cell>
          <table:table-cell table:style-name="ce16" table:formula="of:=-7.224254654" office:value-type="float" office:value="-7.224254654" calcext:value-type="float">
            <text:p>-7.224254654</text:p>
          </table:table-cell>
          <table:table-cell table:style-name="ce19" table:formula="of:=-5.85270783914182" office:value-type="float" office:value="-5.852707839" calcext:value-type="float">
            <text:p>-5.852707839</text:p>
          </table:table-cell>
          <table:table-cell/>
          <table:table-cell table:style-name="ce15"/>
          <table:table-cell table:style-name="ce26" table:number-columns-repeated="8"/>
          <table:table-cell table:number-columns-repeated="1003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5" table:formula="of:=AVERAGE([.B41:.B45])" office:value-type="float" office:value="-7.3001216602" calcext:value-type="float">
            <text:p>-7.3001216602</text:p>
          </table:table-cell>
          <table:table-cell table:style-name="ce5" table:formula="of:=AVERAGE([.C41:.C45])" office:value-type="float" office:value="-5.7028970434" calcext:value-type="float">
            <text:p>-5.7028970434</text:p>
          </table:table-cell>
          <table:table-cell table:style-name="ce5" table:formula="of:=AVERAGE([.D41:.D45])" office:value-type="float" office:value="-7.3006706046" calcext:value-type="float">
            <text:p>-7.3006706046</text:p>
          </table:table-cell>
          <table:table-cell table:style-name="ce5" table:formula="of:=AVERAGE([.E41:.E45])" office:value-type="float" office:value="-5.9151199298" calcext:value-type="float">
            <text:p>-5.9151199298</text:p>
          </table:table-cell>
          <table:table-cell table:style-name="ce5" table:formula="of:=AVERAGE([.F41:.F45])" office:value-type="float" office:value="-7.2882392292" calcext:value-type="float">
            <text:p>-7.2882392292</text:p>
          </table:table-cell>
          <table:table-cell table:style-name="ce5" table:formula="of:=AVERAGE([.G41:.G45])" office:value-type="float" office:value="-5.6243253402" calcext:value-type="float">
            <text:p>-5.6243253402</text:p>
          </table:table-cell>
          <table:table-cell table:style-name="ce5" table:formula="of:=AVERAGE([.H41:.H45])" office:value-type="float" office:value="-7.2485895094" calcext:value-type="float">
            <text:p>-7.2485895094</text:p>
          </table:table-cell>
          <table:table-cell table:style-name="ce5" table:formula="of:=AVERAGE([.I41:.I45])" office:value-type="float" office:value="-5.6689820918" calcext:value-type="float">
            <text:p>-5.6689820918</text:p>
          </table:table-cell>
          <table:table-cell table:style-name="ce5" table:formula="of:=AVERAGE([.J41:.J45])" office:value-type="float" office:value="-7.2877444886" calcext:value-type="float">
            <text:p>-7.2877444886</text:p>
          </table:table-cell>
          <table:table-cell table:style-name="ce5" table:formula="of:=AVERAGE([.K41:.K45])" office:value-type="float" office:value="-5.945291247" calcext:value-type="float">
            <text:p>-5.945291247</text:p>
          </table:table-cell>
          <table:table-cell/>
          <table:table-cell table:style-name="ce15"/>
          <table:table-cell table:style-name="ce26" table:number-columns-repeated="8"/>
          <table:table-cell table:number-columns-repeated="1003"/>
        </table:table-row>
        <table:table-row table:style-name="ro1">
          <table:table-cell table:style-name="ce5" office:value-type="string" calcext:value-type="string">
            <text:p>stddev</text:p>
          </table:table-cell>
          <table:table-cell table:style-name="ce5" table:formula="of:=STDEV([.B41:.B45])" office:value-type="float" office:value="0.0297454194300718" calcext:value-type="float">
            <text:p>0.029745419430072</text:p>
          </table:table-cell>
          <table:table-cell table:style-name="ce5" table:formula="of:=STDEV([.C41:.C45])" office:value-type="float" office:value="0.0784628518082043" calcext:value-type="float">
            <text:p>0.078462851808204</text:p>
          </table:table-cell>
          <table:table-cell table:style-name="ce5" table:formula="of:=STDEV([.D41:.D45])" office:value-type="float" office:value="0.0326276331622813" calcext:value-type="float">
            <text:p>0.032627633162281</text:p>
          </table:table-cell>
          <table:table-cell table:style-name="ce5" table:formula="of:=STDEV([.E41:.E45])" office:value-type="float" office:value="0.0430901852910365" calcext:value-type="float">
            <text:p>0.043090185291037</text:p>
          </table:table-cell>
          <table:table-cell table:style-name="ce5" table:formula="of:=STDEV([.F41:.F45])" office:value-type="float" office:value="0.0237804137310028" calcext:value-type="float">
            <text:p>0.023780413731003</text:p>
          </table:table-cell>
          <table:table-cell table:style-name="ce5" table:formula="of:=STDEV([.G41:.G45])" office:value-type="float" office:value="0.0451271359499065" calcext:value-type="float">
            <text:p>0.045127135949907</text:p>
          </table:table-cell>
          <table:table-cell table:style-name="ce5" table:formula="of:=STDEV([.H41:.H45])" office:value-type="float" office:value="0.0396305863181066" calcext:value-type="float">
            <text:p>0.039630586318107</text:p>
          </table:table-cell>
          <table:table-cell table:style-name="ce5" table:formula="of:=STDEV([.I41:.I45])" office:value-type="float" office:value="0.0183705520850864" calcext:value-type="float">
            <text:p>0.018370552085086</text:p>
          </table:table-cell>
          <table:table-cell table:style-name="ce5" table:formula="of:=STDEV([.J41:.J45])" office:value-type="float" office:value="0.0440254098791218" calcext:value-type="float">
            <text:p>0.044025409879122</text:p>
          </table:table-cell>
          <table:table-cell table:style-name="ce5" table:formula="of:=STDEV([.K41:.K45])" office:value-type="float" office:value="0.0741300599475965" calcext:value-type="float">
            <text:p>0.074130059947597</text:p>
          </table:table-cell>
          <table:table-cell/>
          <table:table-cell table:style-name="ce15"/>
          <table:table-cell table:style-name="ce26" table:number-columns-repeated="8"/>
          <table:table-cell table:number-columns-repeated="1003"/>
        </table:table-row>
        <table:table-row table:style-name="ro1">
          <table:table-cell table:style-name="ce11" office:value-type="string" calcext:value-type="string">
            <text:p>TF</text:p>
          </table:table-cell>
          <table:table-cell table:style-name="ce17" office:value-type="string" calcext:value-type="string">
            <text:p>vswitch</text:p>
          </table:table-cell>
          <table:table-cell table:style-name="ce20"/>
          <table:table-cell table:style-name="ce17" office:value-type="string" calcext:value-type="string">
            <text:p>vfswitch</text:p>
          </table:table-cell>
          <table:table-cell table:style-name="ce20"/>
          <table:table-cell table:style-name="ce17" office:value-type="string" calcext:value-type="string">
            <text:p>hard-cutoff</text:p>
          </table:table-cell>
          <table:table-cell table:style-name="ce20"/>
          <table:table-cell table:style-name="ce17" office:value-type="string" calcext:value-type="string">
            <text:p>vswitch</text:p>
          </table:table-cell>
          <table:table-cell table:style-name="ce20"/>
          <table:table-cell table:style-name="ce23" office:value-type="string" calcext:value-type="string">
            <text:p>vfswitch</text:p>
          </table:table-cell>
          <table:table-cell table:style-name="ce20"/>
          <table:table-cell table:style-name="ce15" table:number-columns-repeated="2"/>
          <table:table-cell table:style-name="ce26" table:number-columns-repeated="8"/>
          <table:table-cell table:number-columns-repeated="1003"/>
        </table:table-row>
        <table:table-row table:style-name="ro1">
          <table:table-cell table:style-name="ce11" office:value-type="string" calcext:value-type="string">
            <text:p>R-&gt;CC</text:p>
          </table:table-cell>
          <table:table-cell table:style-name="ce17" office:value-type="string" calcext:value-type="string">
            <text:p>vacuum</text:p>
          </table:table-cell>
          <table:table-cell table:style-name="ce20" office:value-type="string" calcext:value-type="string">
            <text:p>solution</text:p>
          </table:table-cell>
          <table:table-cell table:style-name="ce17" office:value-type="string" calcext:value-type="string">
            <text:p>vacuum</text:p>
          </table:table-cell>
          <table:table-cell table:style-name="ce20" office:value-type="string" calcext:value-type="string">
            <text:p>solution</text:p>
          </table:table-cell>
          <table:table-cell table:style-name="ce17" office:value-type="string" calcext:value-type="string">
            <text:p>vacuum</text:p>
          </table:table-cell>
          <table:table-cell table:style-name="ce20" office:value-type="string" calcext:value-type="string">
            <text:p>solution</text:p>
          </table:table-cell>
          <table:table-cell table:style-name="ce17" office:value-type="string" calcext:value-type="string">
            <text:p>vacuum</text:p>
          </table:table-cell>
          <table:table-cell table:style-name="ce20" office:value-type="string" calcext:value-type="string">
            <text:p>solution</text:p>
          </table:table-cell>
          <table:table-cell table:style-name="ce23" office:value-type="string" calcext:value-type="string">
            <text:p>vacuum</text:p>
          </table:table-cell>
          <table:table-cell table:style-name="ce20" office:value-type="string" calcext:value-type="string">
            <text:p>solution</text:p>
          </table:table-cell>
          <table:table-cell table:style-name="ce15" table:number-columns-repeated="2"/>
          <table:table-cell table:style-name="ce26" table:number-columns-repeated="8"/>
          <table:table-cell table:number-columns-repeated="1003"/>
        </table:table-row>
        <table:table-row table:style-name="ro1">
          <table:table-cell table:style-name="ce11" office:value-type="string" calcext:value-type="string">
            <text:p>2mfu</text:p>
          </table:table-cell>
          <table:table-cell table:style-name="ce17" table:formula="of:=24.8479869340364*[.A1]" office:value-type="float" office:value="14.81342519" calcext:value-type="float">
            <text:p>14.81342519</text:p>
          </table:table-cell>
          <table:table-cell table:style-name="ce20" table:formula="of:=28.941845913867*[.A1]" office:value-type="float" office:value="17.25402828" calcext:value-type="float">
            <text:p>17.25402828</text:p>
          </table:table-cell>
          <table:table-cell table:style-name="ce17" table:formula="of:=24.8494273038638*[.$A$1]" office:value-type="float" office:value="14.81428388" calcext:value-type="float">
            <text:p>14.81428388</text:p>
          </table:table-cell>
          <table:table-cell table:style-name="ce20" table:formula="of:=28.4788406079769*[.$A$1]" office:value-type="float" office:value="16.97800212" calcext:value-type="float">
            <text:p>16.97800212</text:p>
          </table:table-cell>
          <table:table-cell table:style-name="ce17" table:formula="of:=24.56301794*[.A1]" office:value-type="float" office:value="14.64353751" calcext:value-type="float">
            <text:p>14.64353751</text:p>
          </table:table-cell>
          <table:table-cell table:style-name="ce20" table:formula="of:=28.91525677*[.A1]" office:value-type="float" office:value="17.23817685" calcext:value-type="float">
            <text:p>17.23817685</text:p>
          </table:table-cell>
          <table:table-cell table:style-name="ce17" table:formula="of:=14.7770529976777" office:value-type="float" office:value="14.777053" calcext:value-type="float">
            <text:p>14.777053</text:p>
          </table:table-cell>
          <table:table-cell table:style-name="ce20" table:formula="of:=17.2776327483037" office:value-type="float" office:value="17.27763275" calcext:value-type="float">
            <text:p>17.27763275</text:p>
          </table:table-cell>
          <table:table-cell table:style-name="ce24" table:formula="of:=14.61413076" office:value-type="float" office:value="14.61413076" calcext:value-type="float">
            <text:p>14.61413076</text:p>
          </table:table-cell>
          <table:table-cell table:style-name="ce20" table:formula="of:=17.1274261715251" office:value-type="float" office:value="17.12742617" calcext:value-type="float">
            <text:p>17.12742617</text:p>
          </table:table-cell>
          <table:table-cell table:style-name="ce15" table:number-columns-repeated="2"/>
          <table:table-cell table:style-name="ce26" table:number-columns-repeated="8"/>
          <table:table-cell table:number-columns-repeated="1003"/>
        </table:table-row>
        <table:table-row table:style-name="ro1">
          <table:table-cell table:style-name="ce11"/>
          <table:table-cell table:style-name="ce17" table:formula="of:=24.4784454222301*[.A1]" office:value-type="float" office:value="14.59311859" calcext:value-type="float">
            <text:p>14.59311859</text:p>
          </table:table-cell>
          <table:table-cell table:style-name="ce20" table:formula="of:=28.7533753128427*[.A1]" office:value-type="float" office:value="17.14166928" calcext:value-type="float">
            <text:p>17.14166928</text:p>
          </table:table-cell>
          <table:table-cell table:style-name="ce17" table:formula="of:=24.803384235441*[.$A$1]" office:value-type="float" office:value="14.78683476" calcext:value-type="float">
            <text:p>14.78683476</text:p>
          </table:table-cell>
          <table:table-cell table:style-name="ce20" table:formula="of:=28.7629456880567*[.$A$1]" office:value-type="float" office:value="17.14737477" calcext:value-type="float">
            <text:p>17.14737477</text:p>
          </table:table-cell>
          <table:table-cell table:style-name="ce17" table:formula="of:=24.61503532*[.A1]" office:value-type="float" office:value="14.67454829" calcext:value-type="float">
            <text:p>14.67454829</text:p>
          </table:table-cell>
          <table:table-cell table:style-name="ce20" table:formula="of:=28.7283473*[.A1]" office:value-type="float" office:value="17.12674853" calcext:value-type="float">
            <text:p>17.12674853</text:p>
          </table:table-cell>
          <table:table-cell table:style-name="ce17" table:formula="of:=14.73731563" office:value-type="float" office:value="14.73731563" calcext:value-type="float">
            <text:p>14.73731563</text:p>
          </table:table-cell>
          <table:table-cell table:style-name="ce20" table:formula="of:=17.1518578880158" office:value-type="float" office:value="17.15185789" calcext:value-type="float">
            <text:p>17.15185789</text:p>
          </table:table-cell>
          <table:table-cell table:style-name="ce17" table:formula="of:=14.75685342" office:value-type="float" office:value="14.75685342" calcext:value-type="float">
            <text:p>14.75685342</text:p>
          </table:table-cell>
          <table:table-cell table:style-name="ce20" table:formula="of:=17.0432029760744" office:value-type="float" office:value="17.04320298" calcext:value-type="float">
            <text:p>17.04320298</text:p>
          </table:table-cell>
          <table:table-cell table:style-name="ce15" table:number-columns-repeated="2"/>
          <table:table-cell table:style-name="ce26" table:number-columns-repeated="8"/>
          <table:table-cell table:number-columns-repeated="1003"/>
        </table:table-row>
        <table:table-row table:style-name="ro1">
          <table:table-cell table:style-name="ce11"/>
          <table:table-cell table:style-name="ce17" table:formula="of:=24.5632389356266*[.A1]" office:value-type="float" office:value="14.64366926" calcext:value-type="float">
            <text:p>14.64366926</text:p>
          </table:table-cell>
          <table:table-cell table:style-name="ce20" table:formula="of:=28.8462295877869*[.A1]" office:value-type="float" office:value="17.19702546" calcext:value-type="float">
            <text:p>17.19702546</text:p>
          </table:table-cell>
          <table:table-cell table:style-name="ce17" table:formula="of:=24.5911504331861*[.$A$1]" office:value-type="float" office:value="14.66030903" calcext:value-type="float">
            <text:p>14.66030903</text:p>
          </table:table-cell>
          <table:table-cell table:style-name="ce20" table:formula="of:=28.4986764307177*[.$A$1]" office:value-type="float" office:value="16.98982748" calcext:value-type="float">
            <text:p>16.98982748</text:p>
          </table:table-cell>
          <table:table-cell table:style-name="ce17" table:formula="of:=24.60807846*[.A1]" office:value-type="float" office:value="14.67040088" calcext:value-type="float">
            <text:p>14.67040088</text:p>
          </table:table-cell>
          <table:table-cell table:style-name="ce20" table:formula="of:=29.01272286*[.A1]" office:value-type="float" office:value="17.29628242" calcext:value-type="float">
            <text:p>17.29628242</text:p>
          </table:table-cell>
          <table:table-cell table:style-name="ce17" table:formula="of:=14.65837349" office:value-type="float" office:value="14.65837349" calcext:value-type="float">
            <text:p>14.65837349</text:p>
          </table:table-cell>
          <table:table-cell table:style-name="ce20" table:formula="of:=17.1238013864004" office:value-type="float" office:value="17.12380139" calcext:value-type="float">
            <text:p>17.12380139</text:p>
          </table:table-cell>
          <table:table-cell table:style-name="ce17" table:formula="of:=14.66505768" office:value-type="float" office:value="14.66505768" calcext:value-type="float">
            <text:p>14.66505768</text:p>
          </table:table-cell>
          <table:table-cell table:style-name="ce20" table:formula="of:=16.9588813269361" office:value-type="float" office:value="16.95888133" calcext:value-type="float">
            <text:p>16.95888133</text:p>
          </table:table-cell>
          <table:table-cell table:style-name="ce15" table:number-columns-repeated="2"/>
          <table:table-cell table:style-name="ce26" table:number-columns-repeated="8"/>
          <table:table-cell table:number-columns-repeated="1003"/>
        </table:table-row>
        <table:table-row table:style-name="ro1">
          <table:table-cell table:style-name="ce11"/>
          <table:table-cell table:style-name="ce17" table:formula="of:=24.6692909541958*[.A1]" office:value-type="float" office:value="14.70689344" calcext:value-type="float">
            <text:p>14.70689344</text:p>
          </table:table-cell>
          <table:table-cell table:style-name="ce20" table:formula="of:=29.0618603702624*[.A1]" office:value-type="float" office:value="17.32557634" calcext:value-type="float">
            <text:p>17.32557634</text:p>
          </table:table-cell>
          <table:table-cell table:style-name="ce17" table:formula="of:=24.6875221477761*[.$A$1]" office:value-type="float" office:value="14.71776219" calcext:value-type="float">
            <text:p>14.71776219</text:p>
          </table:table-cell>
          <table:table-cell table:style-name="ce20" table:formula="of:=28.6491510368542*[.$A$1]" office:value-type="float" office:value="17.07953472" calcext:value-type="float">
            <text:p>17.07953472</text:p>
          </table:table-cell>
          <table:table-cell table:style-name="ce17" table:formula="of:=24.53146941*[.A1]" office:value-type="float" office:value="14.62472948" calcext:value-type="float">
            <text:p>14.62472948</text:p>
          </table:table-cell>
          <table:table-cell table:style-name="ce20" table:formula="of:=28.62909528*[.A1]" office:value-type="float" office:value="17.06757824" calcext:value-type="float">
            <text:p>17.06757824</text:p>
          </table:table-cell>
          <table:table-cell table:style-name="ce17" table:formula="of:=14.75086386" office:value-type="float" office:value="14.75086386" calcext:value-type="float">
            <text:p>14.75086386</text:p>
          </table:table-cell>
          <table:table-cell table:style-name="ce20" table:formula="of:=17.2059135898134" office:value-type="float" office:value="17.20591359" calcext:value-type="float">
            <text:p>17.20591359</text:p>
          </table:table-cell>
          <table:table-cell table:style-name="ce17" table:formula="of:=14.756378" office:value-type="float" office:value="14.756378" calcext:value-type="float">
            <text:p>14.756378</text:p>
          </table:table-cell>
          <table:table-cell table:style-name="ce20" table:formula="of:=16.8870735446313" office:value-type="float" office:value="16.88707354" calcext:value-type="float">
            <text:p>16.88707354</text:p>
          </table:table-cell>
          <table:table-cell table:style-name="ce15" table:number-columns-repeated="2"/>
          <table:table-cell table:style-name="ce26" table:number-columns-repeated="8"/>
          <table:table-cell table:number-columns-repeated="1003"/>
        </table:table-row>
        <table:table-row table:style-name="ro1">
          <table:table-cell table:style-name="ce12"/>
          <table:table-cell table:style-name="ce17" table:formula="of:=24.428724644569*[.A1]" office:value-type="float" office:value="14.56347695" calcext:value-type="float">
            <text:p>14.56347695</text:p>
          </table:table-cell>
          <table:table-cell table:style-name="ce12" table:formula="of:=28.9342675273019*[.A1]" office:value-type="float" office:value="17.24951034" calcext:value-type="float">
            <text:p>17.24951034</text:p>
          </table:table-cell>
          <table:table-cell table:style-name="ce17" table:formula="of:=24.5607662159034*[.$A$1]" office:value-type="float" office:value="14.64219512" calcext:value-type="float">
            <text:p>14.64219512</text:p>
          </table:table-cell>
          <table:table-cell table:style-name="ce12" table:formula="of:=28.2857918127483*[.$A$1]" office:value-type="float" office:value="16.86291377" calcext:value-type="float">
            <text:p>16.86291377</text:p>
          </table:table-cell>
          <table:table-cell table:style-name="ce17" table:formula="of:=24.68223019*[.A1]" office:value-type="float" office:value="14.71460732" calcext:value-type="float">
            <text:p>14.71460732</text:p>
          </table:table-cell>
          <table:table-cell table:style-name="ce12" table:formula="of:=29.05184319*[.A1]" office:value-type="float" office:value="17.31960448" calcext:value-type="float">
            <text:p>17.31960448</text:p>
          </table:table-cell>
          <table:table-cell table:style-name="ce17" table:formula="of:=14.74940134" office:value-type="float" office:value="14.74940134" calcext:value-type="float">
            <text:p>14.74940134</text:p>
          </table:table-cell>
          <table:table-cell table:style-name="ce20" table:formula="of:=17.2786960628644" office:value-type="float" office:value="17.27869606" calcext:value-type="float">
            <text:p>17.27869606</text:p>
          </table:table-cell>
          <table:table-cell table:style-name="ce17" table:formula="of:=14.66210798" office:value-type="float" office:value="14.66210798" calcext:value-type="float">
            <text:p>14.66210798</text:p>
          </table:table-cell>
          <table:table-cell table:style-name="ce20" table:formula="of:=16.9100816001374" office:value-type="float" office:value="16.9100816" calcext:value-type="float">
            <text:p>16.9100816</text:p>
          </table:table-cell>
          <table:table-cell table:style-name="ce15" table:number-columns-repeated="3"/>
          <table:table-cell table:number-columns-repeated="1010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5" table:formula="of:=AVERAGE([.B50:.B54])" office:value-type="float" office:value="14.664116686" calcext:value-type="float">
            <text:p>14.664116686</text:p>
          </table:table-cell>
          <table:table-cell table:style-name="ce5" table:formula="of:=AVERAGE([.C50:.C54])" office:value-type="float" office:value="17.23356194" calcext:value-type="float">
            <text:p>17.23356194</text:p>
          </table:table-cell>
          <table:table-cell table:style-name="ce5" table:formula="of:=AVERAGE([.D50:.D54])" office:value-type="float" office:value="14.724276996" calcext:value-type="float">
            <text:p>14.724276996</text:p>
          </table:table-cell>
          <table:table-cell table:style-name="ce5" table:formula="of:=AVERAGE([.E50:.E54])" office:value-type="float" office:value="17.011530572" calcext:value-type="float">
            <text:p>17.011530572</text:p>
          </table:table-cell>
          <table:table-cell table:style-name="ce5" table:formula="of:=AVERAGE([.F50:.F54])" office:value-type="float" office:value="14.665564696" calcext:value-type="float">
            <text:p>14.665564696</text:p>
          </table:table-cell>
          <table:table-cell table:style-name="ce5" table:formula="of:=AVERAGE([.G50:.G54])" office:value-type="float" office:value="17.209678104" calcext:value-type="float">
            <text:p>17.209678104</text:p>
          </table:table-cell>
          <table:table-cell table:style-name="ce5" table:formula="of:=AVERAGE([.H50:.H54])" office:value-type="float" office:value="14.734601464" calcext:value-type="float">
            <text:p>14.734601464</text:p>
          </table:table-cell>
          <table:table-cell table:style-name="ce5" table:formula="of:=AVERAGE([.I50:.I54])" office:value-type="float" office:value="17.207580336" calcext:value-type="float">
            <text:p>17.207580336</text:p>
          </table:table-cell>
          <table:table-cell table:style-name="ce5" table:formula="of:=AVERAGE([.J50:.J54])" office:value-type="float" office:value="14.690905568" calcext:value-type="float">
            <text:p>14.690905568</text:p>
          </table:table-cell>
          <table:table-cell table:style-name="ce5" table:formula="of:=AVERAGE([.K50:.K54])" office:value-type="float" office:value="16.985333124" calcext:value-type="float">
            <text:p>16.985333124</text:p>
          </table:table-cell>
          <table:table-cell table:style-name="ce25"/>
          <table:table-cell table:style-name="ce28"/>
          <table:table-cell table:style-name="ce15"/>
          <table:table-cell table:number-columns-repeated="1010"/>
        </table:table-row>
        <table:table-row table:style-name="ro1">
          <table:table-cell table:style-name="ce5" office:value-type="string" calcext:value-type="string">
            <text:p>stddev</text:p>
          </table:table-cell>
          <table:table-cell table:style-name="ce5" table:formula="of:=STDEV([.B50:.B54])" office:value-type="float" office:value="0.0996369200865009" calcext:value-type="float">
            <text:p>0.099636920086501</text:p>
          </table:table-cell>
          <table:table-cell table:style-name="ce5" table:formula="of:=STDEV([.C50:.C54])" office:value-type="float" office:value="0.0687732645647678" calcext:value-type="float">
            <text:p>0.068773264564768</text:p>
          </table:table-cell>
          <table:table-cell table:style-name="ce5" table:formula="of:=STDEV([.D50:.D54])" office:value-type="float" office:value="0.0756414085391446" calcext:value-type="float">
            <text:p>0.075641408539145</text:p>
          </table:table-cell>
          <table:table-cell table:style-name="ce5" table:formula="of:=STDEV([.E50:.E54])" office:value-type="float" office:value="0.108120702698481" calcext:value-type="float">
            <text:p>0.108120702698481</text:p>
          </table:table-cell>
          <table:table-cell table:style-name="ce5" table:formula="of:=STDEV([.F50:.F54])" office:value-type="float" office:value="0.034139362891278" calcext:value-type="float">
            <text:p>0.034139362891278</text:p>
          </table:table-cell>
          <table:table-cell table:style-name="ce5" table:formula="of:=STDEV([.G50:.G54])" office:value-type="float" office:value="0.1089334427604" calcext:value-type="float">
            <text:p>0.1089334427604</text:p>
          </table:table-cell>
          <table:table-cell table:style-name="ce5" table:formula="of:=STDEV([.H50:.H54])" office:value-type="float" office:value="0.045010291821026" calcext:value-type="float">
            <text:p>0.045010291821026</text:p>
          </table:table-cell>
          <table:table-cell table:style-name="ce5" table:formula="of:=STDEV([.I50:.I54])" office:value-type="float" office:value="0.0708721872997334" calcext:value-type="float">
            <text:p>0.070872187299734</text:p>
          </table:table-cell>
          <table:table-cell table:style-name="ce5" table:formula="of:=STDEV([.J50:.J54])" office:value-type="float" office:value="0.0632999685377562" calcext:value-type="float">
            <text:p>0.063299968537756</text:p>
          </table:table-cell>
          <table:table-cell table:style-name="ce5" table:formula="of:=STDEV([.K50:.K54])" office:value-type="float" office:value="0.0994444431240538" calcext:value-type="float">
            <text:p>0.099444443124054</text:p>
          </table:table-cell>
          <table:table-cell table:style-name="ce25"/>
          <table:table-cell table:style-name="ce27"/>
          <table:table-cell table:style-name="ce15"/>
          <table:table-cell table:number-columns-repeated="1010"/>
        </table:table-row>
        <table:table-row table:style-name="ro1">
          <table:table-cell table:style-name="ce13" office:value-type="string" calcext:value-type="string">
            <text:p>TF</text:p>
          </table:table-cell>
          <table:table-cell table:style-name="ce16" office:value-type="string" calcext:value-type="string">
            <text:p>vswitch</text:p>
          </table:table-cell>
          <table:table-cell table:style-name="ce19"/>
          <table:table-cell table:style-name="ce16" office:value-type="string" calcext:value-type="string">
            <text:p>vfswitch</text:p>
          </table:table-cell>
          <table:table-cell table:style-name="ce19"/>
          <table:table-cell table:style-name="ce16" office:value-type="string" calcext:value-type="string">
            <text:p>hard-cutoff</text:p>
          </table:table-cell>
          <table:table-cell table:style-name="ce19"/>
          <table:table-cell table:style-name="ce16" office:value-type="string" calcext:value-type="string">
            <text:p>vswitch</text:p>
          </table:table-cell>
          <table:table-cell table:style-name="ce19"/>
          <table:table-cell table:style-name="ce16" office:value-type="string" calcext:value-type="string">
            <text:p>vfswitch</text:p>
          </table:table-cell>
          <table:table-cell table:style-name="ce19"/>
          <table:table-cell table:style-name="ce25"/>
          <table:table-cell table:style-name="ce27"/>
          <table:table-cell table:style-name="ce15"/>
          <table:table-cell table:number-columns-repeated="1010"/>
        </table:table-row>
        <table:table-row table:style-name="ro1">
          <table:table-cell table:style-name="ce13" office:value-type="string" calcext:value-type="string">
            <text:p>R-&gt;CC</text:p>
          </table:table-cell>
          <table:table-cell table:style-name="ce16" office:value-type="string" calcext:value-type="string">
            <text:p>vacuum</text:p>
          </table:table-cell>
          <table:table-cell table:style-name="ce19" office:value-type="string" calcext:value-type="string">
            <text:p>solution</text:p>
          </table:table-cell>
          <table:table-cell table:style-name="ce16" office:value-type="string" calcext:value-type="string">
            <text:p>vacuum</text:p>
          </table:table-cell>
          <table:table-cell table:style-name="ce19" office:value-type="string" calcext:value-type="string">
            <text:p>solution</text:p>
          </table:table-cell>
          <table:table-cell table:style-name="ce16" office:value-type="string" calcext:value-type="string">
            <text:p>vacuum</text:p>
          </table:table-cell>
          <table:table-cell table:style-name="ce19" office:value-type="string" calcext:value-type="string">
            <text:p>solution</text:p>
          </table:table-cell>
          <table:table-cell table:style-name="ce16" office:value-type="string" calcext:value-type="string">
            <text:p>vacuum</text:p>
          </table:table-cell>
          <table:table-cell table:style-name="ce19" office:value-type="string" calcext:value-type="string">
            <text:p>solution</text:p>
          </table:table-cell>
          <table:table-cell table:style-name="ce16" office:value-type="string" calcext:value-type="string">
            <text:p>vacuum</text:p>
          </table:table-cell>
          <table:table-cell table:style-name="ce19" office:value-type="string" calcext:value-type="string">
            <text:p>solution</text:p>
          </table:table-cell>
          <table:table-cell table:style-name="ce25"/>
          <table:table-cell table:style-name="ce27"/>
          <table:table-cell table:style-name="ce15"/>
          <table:table-cell table:number-columns-repeated="1010"/>
        </table:table-row>
        <table:table-row table:style-name="ro1">
          <table:table-cell table:style-name="ce13" office:value-type="string" calcext:value-type="string">
            <text:p>2min</text:p>
          </table:table-cell>
          <table:table-cell table:style-name="ce16" table:formula="of:=23.1807389975575*[.$A$1]" office:value-type="float" office:value="13.81947535" calcext:value-type="float">
            <text:p>13.81947535</text:p>
          </table:table-cell>
          <table:table-cell table:style-name="ce19" table:formula="of:=37.7256808886415*[.A1]" office:value-type="float" office:value="22.49061677" calcext:value-type="float">
            <text:p>22.49061677</text:p>
          </table:table-cell>
          <table:table-cell table:style-name="ce16" table:formula="of:=23.3719624085766*[.$A$1]" office:value-type="float" office:value="13.93347548" calcext:value-type="float">
            <text:p>13.93347548</text:p>
          </table:table-cell>
          <table:table-cell table:style-name="ce19" table:formula="of:=37.0687563392621*[.$A$1]" office:value-type="float" office:value="22.09898333" calcext:value-type="float">
            <text:p>22.09898333</text:p>
          </table:table-cell>
          <table:table-cell table:style-name="ce16" table:formula="of:=23.15648217*[.A1]" office:value-type="float" office:value="13.80501435" calcext:value-type="float">
            <text:p>13.80501435</text:p>
          </table:table-cell>
          <table:table-cell table:style-name="ce19" table:formula="of:=38.03825019*[.A1]" office:value-type="float" office:value="22.6769587" calcext:value-type="float">
            <text:p>22.6769587</text:p>
          </table:table-cell>
          <table:table-cell table:style-name="ce16" table:formula="of:=13.955580228746" office:value-type="float" office:value="13.95558023" calcext:value-type="float">
            <text:p>13.95558023</text:p>
          </table:table-cell>
          <table:table-cell table:style-name="ce19" table:formula="of:=22.5097842060801" office:value-type="float" office:value="22.50978421" calcext:value-type="float">
            <text:p>22.50978421</text:p>
          </table:table-cell>
          <table:table-cell table:style-name="ce16" table:formula="of:=13.79976054" office:value-type="float" office:value="13.79976054" calcext:value-type="float">
            <text:p>13.79976054</text:p>
          </table:table-cell>
          <table:table-cell table:style-name="ce19" table:formula="of:=22.0277578883429" office:value-type="float" office:value="22.02775789" calcext:value-type="float">
            <text:p>22.02775789</text:p>
          </table:table-cell>
          <table:table-cell table:style-name="ce25"/>
          <table:table-cell table:style-name="ce27"/>
          <table:table-cell table:style-name="ce15"/>
          <table:table-cell table:number-columns-repeated="1010"/>
        </table:table-row>
        <table:table-row table:style-name="ro1">
          <table:table-cell table:style-name="ce10"/>
          <table:table-cell table:style-name="ce16" table:formula="of:=23.2515221676281*[.$A$1]" office:value-type="float" office:value="13.86167359" calcext:value-type="float">
            <text:p>13.86167359</text:p>
          </table:table-cell>
          <table:table-cell table:style-name="ce19" table:formula="of:=37.9537292197183*[.$A$1]" office:value-type="float" office:value="22.62657051" calcext:value-type="float">
            <text:p>22.62657051</text:p>
          </table:table-cell>
          <table:table-cell table:style-name="ce16" table:formula="of:=23.2646814324482*[.$A$1]" office:value-type="float" office:value="13.86951864" calcext:value-type="float">
            <text:p>13.86951864</text:p>
          </table:table-cell>
          <table:table-cell table:style-name="ce19" table:formula="of:=36.9964643149943*[.$A$1]" office:value-type="float" office:value="22.05588557" calcext:value-type="float">
            <text:p>22.05588557</text:p>
          </table:table-cell>
          <table:table-cell table:style-name="ce16" table:formula="of:=23.22177958*[.A1]" office:value-type="float" office:value="13.84394219" calcext:value-type="float">
            <text:p>13.84394219</text:p>
          </table:table-cell>
          <table:table-cell table:style-name="ce19" table:formula="of:=38.06576089*[.A1]" office:value-type="float" office:value="22.69335954" calcext:value-type="float">
            <text:p>22.69335954</text:p>
          </table:table-cell>
          <table:table-cell table:style-name="ce16" table:formula="of:=13.88777273" office:value-type="float" office:value="13.88777273" calcext:value-type="float">
            <text:p>13.88777273</text:p>
          </table:table-cell>
          <table:table-cell table:style-name="ce19" table:formula="of:=22.2572268144059" office:value-type="float" office:value="22.25722681" calcext:value-type="float">
            <text:p>22.25722681</text:p>
          </table:table-cell>
          <table:table-cell table:style-name="ce16" table:formula="of:=13.93545612" office:value-type="float" office:value="13.93545612" calcext:value-type="float">
            <text:p>13.93545612</text:p>
          </table:table-cell>
          <table:table-cell table:style-name="ce19" table:formula="of:=21.9293319317581" office:value-type="float" office:value="21.92933193" calcext:value-type="float">
            <text:p>21.92933193</text:p>
          </table:table-cell>
          <table:table-cell table:style-name="ce25"/>
          <table:table-cell table:style-name="ce27"/>
          <table:table-cell table:style-name="ce15"/>
          <table:table-cell table:number-columns-repeated="1010"/>
        </table:table-row>
        <table:table-row table:style-name="ro1">
          <table:table-cell table:style-name="ce10"/>
          <table:table-cell table:style-name="ce16" table:formula="of:=23.3529443964183*[.$A$1]" office:value-type="float" office:value="13.92213767" calcext:value-type="float">
            <text:p>13.92213767</text:p>
          </table:table-cell>
          <table:table-cell table:style-name="ce19" table:formula="of:=37.6670039612727*[.$A$1]" office:value-type="float" office:value="22.45563582" calcext:value-type="float">
            <text:p>22.45563582</text:p>
          </table:table-cell>
          <table:table-cell table:style-name="ce16" table:formula="of:=23.3439097919293*[.$A$1]" office:value-type="float" office:value="13.91675158" calcext:value-type="float">
            <text:p>13.91675158</text:p>
          </table:table-cell>
          <table:table-cell table:style-name="ce19" table:formula="of:=36.9071459164679*[.$A$1]" office:value-type="float" office:value="22.00263734" calcext:value-type="float">
            <text:p>22.00263734</text:p>
          </table:table-cell>
          <table:table-cell table:style-name="ce16" table:formula="of:=23.20940213*[.A1]" office:value-type="float" office:value="13.83656322" calcext:value-type="float">
            <text:p>13.83656322</text:p>
          </table:table-cell>
          <table:table-cell table:style-name="ce19" table:formula="of:=37.80882799*[.A1]" office:value-type="float" office:value="22.54018591" calcext:value-type="float">
            <text:p>22.54018591</text:p>
          </table:table-cell>
          <table:table-cell table:style-name="ce16" table:formula="of:=13.91176382" office:value-type="float" office:value="13.91176382" calcext:value-type="float">
            <text:p>13.91176382</text:p>
          </table:table-cell>
          <table:table-cell table:style-name="ce19" table:formula="of:=22.4947703823415" office:value-type="float" office:value="22.49477038" calcext:value-type="float">
            <text:p>22.49477038</text:p>
          </table:table-cell>
          <table:table-cell table:style-name="ce16" table:formula="of:=13.87148327" office:value-type="float" office:value="13.87148327" calcext:value-type="float">
            <text:p>13.87148327</text:p>
          </table:table-cell>
          <table:table-cell table:style-name="ce19" table:formula="of:=21.9617340051165" office:value-type="float" office:value="21.96173401" calcext:value-type="float">
            <text:p>21.96173401</text:p>
          </table:table-cell>
          <table:table-cell table:style-name="ce25"/>
          <table:table-cell table:style-name="ce27"/>
          <table:table-cell table:style-name="ce26"/>
          <table:table-cell table:number-columns-repeated="1010"/>
        </table:table-row>
        <table:table-row table:style-name="ro1">
          <table:table-cell table:style-name="ce10"/>
          <table:table-cell table:style-name="ce16" table:formula="of:=23.4042819302386*[.$A$1]" office:value-type="float" office:value="13.95274315" calcext:value-type="float">
            <text:p>13.95274315</text:p>
          </table:table-cell>
          <table:table-cell table:style-name="ce19" table:formula="of:=37.7296439857091*[.$A$1]" office:value-type="float" office:value="22.49297942" calcext:value-type="float">
            <text:p>22.49297942</text:p>
          </table:table-cell>
          <table:table-cell table:style-name="ce16" table:formula="of:=23.3870029791192*[.$A$1]" office:value-type="float" office:value="13.9424420975788" calcext:value-type="float">
            <text:p>13.9424420975788</text:p>
          </table:table-cell>
          <table:table-cell table:style-name="ce19" table:formula="of:=36.8235294827138*[.$A$1]" office:value-type="float" office:value="21.9527884" calcext:value-type="float">
            <text:p>21.9527884</text:p>
          </table:table-cell>
          <table:table-cell table:style-name="ce16" table:formula="of:=23.3401482*[.A1]" office:value-type="float" office:value="13.91450906" calcext:value-type="float">
            <text:p>13.91450906</text:p>
          </table:table-cell>
          <table:table-cell table:style-name="ce19" table:formula="of:=38.07006241*[.A1]" office:value-type="float" office:value="22.69592394" calcext:value-type="float">
            <text:p>22.69592394</text:p>
          </table:table-cell>
          <table:table-cell table:style-name="ce16" table:formula="of:=13.92397549" office:value-type="float" office:value="13.92397549" calcext:value-type="float">
            <text:p>13.92397549</text:p>
          </table:table-cell>
          <table:table-cell table:style-name="ce19" table:formula="of:=22.412132737223" office:value-type="float" office:value="22.41213274" calcext:value-type="float">
            <text:p>22.41213274</text:p>
          </table:table-cell>
          <table:table-cell table:style-name="ce16" table:formula="of:=13.9192592" office:value-type="float" office:value="13.9192592" calcext:value-type="float">
            <text:p>13.9192592</text:p>
          </table:table-cell>
          <table:table-cell table:style-name="ce19" table:formula="of:=22.1679157481303" office:value-type="float" office:value="22.16791575" calcext:value-type="float">
            <text:p>22.16791575</text:p>
          </table:table-cell>
          <table:table-cell table:style-name="ce25"/>
          <table:table-cell table:style-name="ce27"/>
          <table:table-cell table:style-name="ce26"/>
          <table:table-cell table:number-columns-repeated="1010"/>
        </table:table-row>
        <table:table-row table:style-name="ro1">
          <table:table-cell table:style-name="ce10"/>
          <table:table-cell table:style-name="ce16" table:formula="of:=23.3656756941943*[.$A$1]" office:value-type="float" office:value="13.92972758" calcext:value-type="float">
            <text:p>13.92972758</text:p>
          </table:table-cell>
          <table:table-cell table:style-name="ce10" table:formula="of:=37.8470405692861*[.$A$1]" office:value-type="float" office:value="22.5629668" calcext:value-type="float">
            <text:p>22.5629668</text:p>
          </table:table-cell>
          <table:table-cell table:style-name="ce16" table:formula="of:=23.3870029791192*[.$A$1]" office:value-type="float" office:value="13.9424420975788" calcext:value-type="float">
            <text:p>13.9424420975788</text:p>
          </table:table-cell>
          <table:table-cell table:style-name="ce10" table:formula="of:=37.0820607332134*[.$A$1]" office:value-type="float" office:value="22.1069149" calcext:value-type="float">
            <text:p>22.1069149</text:p>
          </table:table-cell>
          <table:table-cell table:style-name="ce16" table:formula="of:=23.44753056*[.A1]" office:value-type="float" office:value="13.97852634" calcext:value-type="float">
            <text:p>13.97852634</text:p>
          </table:table-cell>
          <table:table-cell table:style-name="ce10" table:formula="of:=38.07772341*[.A1]" office:value-type="float" office:value="22.70049114" calcext:value-type="float">
            <text:p>22.70049114</text:p>
          </table:table-cell>
          <table:table-cell table:style-name="ce16" table:formula="of:=13.97640621" office:value-type="float" office:value="13.97640621" calcext:value-type="float">
            <text:p>13.97640621</text:p>
          </table:table-cell>
          <table:table-cell table:style-name="ce10" table:formula="of:=22.5986765946471" office:value-type="float" office:value="22.59867659" calcext:value-type="float">
            <text:p>22.59867659</text:p>
          </table:table-cell>
          <table:table-cell table:style-name="ce16" table:formula="of:=13.949845" office:value-type="float" office:value="13.949845" calcext:value-type="float">
            <text:p>13.949845</text:p>
          </table:table-cell>
          <table:table-cell table:style-name="ce10" table:formula="of:=22.0081361157722" office:value-type="float" office:value="22.00813612" calcext:value-type="float">
            <text:p>22.00813612</text:p>
          </table:table-cell>
          <table:table-cell table:style-name="ce26"/>
          <table:table-cell table:style-name="ce30"/>
          <table:table-cell table:style-name="ce26"/>
          <table:table-cell table:number-columns-repeated="1010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5" table:formula="of:=AVERAGE([.B59:.B63])" office:value-type="float" office:value="13.897151468" calcext:value-type="float">
            <text:p>13.897151468</text:p>
          </table:table-cell>
          <table:table-cell table:style-name="ce5" table:formula="of:=AVERAGE([.C59:.C63])" office:value-type="float" office:value="22.525753864" calcext:value-type="float">
            <text:p>22.525753864</text:p>
          </table:table-cell>
          <table:table-cell table:style-name="ce5" table:formula="of:=AVERAGE([.D59:.D63])" office:value-type="float" office:value="13.9209259790315" calcext:value-type="float">
            <text:p>13.9209259790315</text:p>
          </table:table-cell>
          <table:table-cell table:style-name="ce5" table:formula="of:=AVERAGE([.E59:.E63])" office:value-type="float" office:value="22.043441908" calcext:value-type="float">
            <text:p>22.043441908</text:p>
          </table:table-cell>
          <table:table-cell table:style-name="ce5" table:formula="of:=AVERAGE([.F59:.F63])" office:value-type="float" office:value="13.875711032" calcext:value-type="float">
            <text:p>13.875711032</text:p>
          </table:table-cell>
          <table:table-cell table:style-name="ce5" table:formula="of:=AVERAGE([.G59:.G63])" office:value-type="float" office:value="22.661383846" calcext:value-type="float">
            <text:p>22.661383846</text:p>
          </table:table-cell>
          <table:table-cell table:style-name="ce5" table:formula="of:=AVERAGE([.H59:.H63])" office:value-type="float" office:value="13.931099696" calcext:value-type="float">
            <text:p>13.931099696</text:p>
          </table:table-cell>
          <table:table-cell table:style-name="ce5" table:formula="of:=AVERAGE([.I59:.I63])" office:value-type="float" office:value="22.454518146" calcext:value-type="float">
            <text:p>22.454518146</text:p>
          </table:table-cell>
          <table:table-cell table:style-name="ce5" table:formula="of:=AVERAGE([.J59:.J63])" office:value-type="float" office:value="13.895160826" calcext:value-type="float">
            <text:p>13.895160826</text:p>
          </table:table-cell>
          <table:table-cell table:style-name="ce5" table:formula="of:=AVERAGE([.K59:.K63])" office:value-type="float" office:value="22.01897514" calcext:value-type="float">
            <text:p>22.01897514</text:p>
          </table:table-cell>
          <table:table-cell table:style-name="ce26"/>
          <table:table-cell table:style-name="ce30"/>
          <table:table-cell table:style-name="ce15"/>
          <table:table-cell table:number-columns-repeated="1010"/>
        </table:table-row>
        <table:table-row table:style-name="ro1">
          <table:table-cell table:style-name="ce5" office:value-type="string" calcext:value-type="string">
            <text:p>stddev</text:p>
          </table:table-cell>
          <table:table-cell table:style-name="ce5" table:formula="of:=STDEV([.B59:.B63])" office:value-type="float" office:value="0.0549276970342451" calcext:value-type="float">
            <text:p>0.054927697034245</text:p>
          </table:table-cell>
          <table:table-cell table:style-name="ce5" table:formula="of:=STDEV([.C59:.C63])" office:value-type="float" office:value="0.0685093394455993" calcext:value-type="float">
            <text:p>0.068509339445599</text:p>
          </table:table-cell>
          <table:table-cell table:style-name="ce5" table:formula="of:=STDEV([.D59:.D63])" office:value-type="float" office:value="0.0305921427935795" calcext:value-type="float">
            <text:p>0.03059214279358</text:p>
          </table:table-cell>
          <table:table-cell table:style-name="ce5" table:formula="of:=STDEV([.E59:.E63])" office:value-type="float" office:value="0.0654820324164521" calcext:value-type="float">
            <text:p>0.065482032416452</text:p>
          </table:table-cell>
          <table:table-cell table:style-name="ce5" table:formula="of:=STDEV([.F59:.F63])" office:value-type="float" office:value="0.0700287546084483" calcext:value-type="float">
            <text:p>0.070028754608448</text:p>
          </table:table-cell>
          <table:table-cell table:style-name="ce5" table:formula="of:=STDEV([.G59:.G63])" office:value-type="float" office:value="0.0683307385297677" calcext:value-type="float">
            <text:p>0.068330738529768</text:p>
          </table:table-cell>
          <table:table-cell table:style-name="ce5" table:formula="of:=STDEV([.H59:.H63])" office:value-type="float" office:value="0.0351917360694963" calcext:value-type="float">
            <text:p>0.035191736069496</text:p>
          </table:table-cell>
          <table:table-cell table:style-name="ce5" table:formula="of:=STDEV([.I59:.I63])" office:value-type="float" office:value="0.128624094798558" calcext:value-type="float">
            <text:p>0.128624094798558</text:p>
          </table:table-cell>
          <table:table-cell table:style-name="ce5" table:formula="of:=STDEV([.J59:.J63])" office:value-type="float" office:value="0.0609439136851817" calcext:value-type="float">
            <text:p>0.060943913685182</text:p>
          </table:table-cell>
          <table:table-cell table:style-name="ce5" table:formula="of:=STDEV([.K59:.K63])" office:value-type="float" office:value="0.0917746947993775" calcext:value-type="float">
            <text:p>0.091774694799378</text:p>
          </table:table-cell>
          <table:table-cell table:style-name="ce26"/>
          <table:table-cell table:style-name="ce30"/>
          <table:table-cell table:style-name="ce15"/>
          <table:table-cell table:number-columns-repeated="1010"/>
        </table:table-row>
        <table:table-row table:style-name="ro1">
          <table:table-cell table:style-name="ce14" office:value-type="string" calcext:value-type="string">
            <text:p>TF</text:p>
          </table:table-cell>
          <table:table-cell table:style-name="ce17" office:value-type="string" calcext:value-type="string">
            <text:p>vswitch</text:p>
          </table:table-cell>
          <table:table-cell table:style-name="ce21"/>
          <table:table-cell table:style-name="ce17" office:value-type="string" calcext:value-type="string">
            <text:p>vfswitch</text:p>
          </table:table-cell>
          <table:table-cell table:style-name="ce21"/>
          <table:table-cell table:style-name="ce17" office:value-type="string" calcext:value-type="string">
            <text:p>hard-cutoff</text:p>
          </table:table-cell>
          <table:table-cell table:style-name="ce21"/>
          <table:table-cell table:style-name="ce17" office:value-type="string" calcext:value-type="string">
            <text:p>vswitch</text:p>
          </table:table-cell>
          <table:table-cell table:style-name="ce21"/>
          <table:table-cell table:style-name="ce17" office:value-type="string" calcext:value-type="string">
            <text:p>vfswitch</text:p>
          </table:table-cell>
          <table:table-cell table:style-name="ce11"/>
          <table:table-cell table:style-name="ce15"/>
          <table:table-cell table:style-name="ce28"/>
          <table:table-cell table:style-name="ce15"/>
          <table:table-cell table:number-columns-repeated="1010"/>
        </table:table-row>
        <table:table-row table:style-name="ro1">
          <table:table-cell table:style-name="ce14" office:value-type="string" calcext:value-type="string">
            <text:p>R-&gt;CC</text:p>
          </table:table-cell>
          <table:table-cell table:style-name="ce17" office:value-type="string" calcext:value-type="string">
            <text:p>vacuum</text:p>
          </table:table-cell>
          <table:table-cell table:style-name="ce21" office:value-type="string" calcext:value-type="string">
            <text:p>solution</text:p>
          </table:table-cell>
          <table:table-cell table:style-name="ce17" office:value-type="string" calcext:value-type="string">
            <text:p>vacuum</text:p>
          </table:table-cell>
          <table:table-cell table:style-name="ce21" office:value-type="string" calcext:value-type="string">
            <text:p>solution</text:p>
          </table:table-cell>
          <table:table-cell table:style-name="ce17" office:value-type="string" calcext:value-type="string">
            <text:p>vacuum</text:p>
          </table:table-cell>
          <table:table-cell table:style-name="ce21" office:value-type="string" calcext:value-type="string">
            <text:p>solution</text:p>
          </table:table-cell>
          <table:table-cell table:style-name="ce17" office:value-type="string" calcext:value-type="string">
            <text:p>vacuum</text:p>
          </table:table-cell>
          <table:table-cell table:style-name="ce21" office:value-type="string" calcext:value-type="string">
            <text:p>solution</text:p>
          </table:table-cell>
          <table:table-cell table:style-name="ce17" office:value-type="string" calcext:value-type="string">
            <text:p>vacuum</text:p>
          </table:table-cell>
          <table:table-cell table:style-name="ce11" office:value-type="string" calcext:value-type="string">
            <text:p>solution</text:p>
          </table:table-cell>
          <table:table-cell table:style-name="ce15"/>
          <table:table-cell table:style-name="ce28"/>
          <table:table-cell table:style-name="ce15"/>
          <table:table-cell table:number-columns-repeated="1010"/>
        </table:table-row>
        <table:table-row table:style-name="ro1">
          <table:table-cell table:style-name="ce14" office:value-type="string" calcext:value-type="string">
            <text:p>2cpi</text:p>
          </table:table-cell>
          <table:table-cell table:style-name="ce17" table:formula="of:=15.2426594044509*[.A1]" office:value-type="float" office:value="9.087094073" calcext:value-type="float">
            <text:p>9.087094073</text:p>
          </table:table-cell>
          <table:table-cell table:style-name="ce21" table:formula="of:=25.706826725589*[.A1]" office:value-type="float" office:value="15.32543282" calcext:value-type="float">
            <text:p>15.32543282</text:p>
          </table:table-cell>
          <table:table-cell table:style-name="ce17" table:formula="of:=15.0099708220765*[.$A$1]" office:value-type="float" office:value="8.948373986" calcext:value-type="float">
            <text:p>8.948373986</text:p>
          </table:table-cell>
          <table:table-cell table:style-name="ce21" table:formula="of:=25.6747485763277*[.$A$1]" office:value-type="float" office:value="15.30630905" calcext:value-type="float">
            <text:p>15.30630905</text:p>
          </table:table-cell>
          <table:table-cell table:style-name="ce17" table:formula="of:=15.4109420670271*[.$A$1]" office:value-type="float" office:value="9.187417799" calcext:value-type="float">
            <text:p>9.187417799</text:p>
          </table:table-cell>
          <table:table-cell table:style-name="ce21" table:formula="of:=25.986774883853*[.$A$1]" office:value-type="float" office:value="15.49232727" calcext:value-type="float">
            <text:p>15.49232727</text:p>
          </table:table-cell>
          <table:table-cell table:style-name="ce17" table:formula="of:=9.084373252" office:value-type="float" office:value="9.084373252" calcext:value-type="float">
            <text:p>9.084373252</text:p>
          </table:table-cell>
          <table:table-cell table:style-name="ce21" table:formula="of:=15.3277403120015" office:value-type="float" office:value="15.32774031" calcext:value-type="float">
            <text:p>15.32774031</text:p>
          </table:table-cell>
          <table:table-cell table:style-name="ce17" table:formula="of:=9.174427884" office:value-type="float" office:value="9.174427884" calcext:value-type="float">
            <text:p>9.174427884</text:p>
          </table:table-cell>
          <table:table-cell table:style-name="ce11" table:formula="of:=14.8951257979567" office:value-type="float" office:value="14.8951258" calcext:value-type="float">
            <text:p>14.8951258</text:p>
          </table:table-cell>
          <table:table-cell table:style-name="ce15"/>
          <table:table-cell table:style-name="ce28"/>
          <table:table-cell table:style-name="ce15"/>
          <table:table-cell table:number-columns-repeated="1010"/>
        </table:table-row>
        <table:table-row table:style-name="ro1">
          <table:table-cell table:style-name="ce11"/>
          <table:table-cell table:style-name="ce17" table:formula="of:=15.3028089532395*[.A1]" office:value-type="float" office:value="9.122952947" calcext:value-type="float">
            <text:p>9.122952947</text:p>
          </table:table-cell>
          <table:table-cell table:style-name="ce20" table:formula="of:=25.7799428639113*[.A1]" office:value-type="float" office:value="15.36902189" calcext:value-type="float">
            <text:p>15.36902189</text:p>
          </table:table-cell>
          <table:table-cell table:style-name="ce17" table:formula="of:=15.2136762705108*[.$A$1]" office:value-type="float" office:value="9.06981543" calcext:value-type="float">
            <text:p>9.06981543</text:p>
          </table:table-cell>
          <table:table-cell table:style-name="ce20" table:formula="of:=25.6441032489835*[.$A$1]" office:value-type="float" office:value="15.28803947" calcext:value-type="float">
            <text:p>15.28803947</text:p>
          </table:table-cell>
          <table:table-cell table:style-name="ce17" table:formula="of:=15.0628989869132*[.$A$1]" office:value-type="float" office:value="8.979927746" calcext:value-type="float">
            <text:p>8.979927746</text:p>
          </table:table-cell>
          <table:table-cell table:style-name="ce20" table:formula="of:=25.7857432735382*[.$A$1]" office:value-type="float" office:value="15.37247987" calcext:value-type="float">
            <text:p>15.37247987</text:p>
          </table:table-cell>
          <table:table-cell table:style-name="ce17" table:formula="of:=9.037205346" office:value-type="float" office:value="9.037205346" calcext:value-type="float">
            <text:p>9.037205346</text:p>
          </table:table-cell>
          <table:table-cell table:style-name="ce20" table:formula="of:=15.7674861293897" office:value-type="float" office:value="15.76748613" calcext:value-type="float">
            <text:p>15.76748613</text:p>
          </table:table-cell>
          <table:table-cell table:style-name="ce17" table:formula="of:=9.236728701" office:value-type="float" office:value="9.236728701" calcext:value-type="float">
            <text:p>9.236728701</text:p>
          </table:table-cell>
          <table:table-cell table:style-name="ce20" table:formula="of:=15.022739529729" office:value-type="float" office:value="15.02273953" calcext:value-type="float">
            <text:p>15.02273953</text:p>
          </table:table-cell>
          <table:table-cell table:style-name="ce15"/>
          <table:table-cell table:style-name="ce31"/>
          <table:table-cell table:style-name="ce15"/>
          <table:table-cell table:number-columns-repeated="1010"/>
        </table:table-row>
        <table:table-row table:style-name="ro1">
          <table:table-cell table:style-name="ce11"/>
          <table:table-cell table:style-name="ce17" table:formula="of:=15.4325330214449*[.A1]" office:value-type="float" office:value="9.200289505" calcext:value-type="float">
            <text:p>9.200289505</text:p>
          </table:table-cell>
          <table:table-cell table:style-name="ce20" table:formula="of:=25.581137213044*[.A1]" office:value-type="float" office:value="15.25050152" calcext:value-type="float">
            <text:p>15.25050152</text:p>
          </table:table-cell>
          <table:table-cell table:style-name="ce17" table:formula="of:=15.5998176872824*[.$A$1]" office:value-type="float" office:value="9.300018264" calcext:value-type="float">
            <text:p>9.300018264</text:p>
          </table:table-cell>
          <table:table-cell table:style-name="ce20" table:formula="of:=25.5854761112074*[.$A$1]" office:value-type="float" office:value="15.2530882" calcext:value-type="float">
            <text:p>15.2530882</text:p>
          </table:table-cell>
          <table:table-cell table:style-name="ce17" table:formula="of:=15.1647958324587*[.$A$1]" office:value-type="float" office:value="9.040674772" calcext:value-type="float">
            <text:p>9.040674772</text:p>
          </table:table-cell>
          <table:table-cell table:style-name="ce20" table:formula="of:=26.0328765029589*[.$A$1]" office:value-type="float" office:value="15.51981131" calcext:value-type="float">
            <text:p>15.51981131</text:p>
          </table:table-cell>
          <table:table-cell table:style-name="ce17" table:formula="of:=9.141315216" office:value-type="float" office:value="9.141315216" calcext:value-type="float">
            <text:p>9.141315216</text:p>
          </table:table-cell>
          <table:table-cell table:style-name="ce20" table:formula="of:=15.5624994159584" office:value-type="float" office:value="15.56249942" calcext:value-type="float">
            <text:p>15.56249942</text:p>
          </table:table-cell>
          <table:table-cell table:style-name="ce17" table:formula="of:=9.203498056" office:value-type="float" office:value="9.203498056" calcext:value-type="float">
            <text:p>9.203498056</text:p>
          </table:table-cell>
          <table:table-cell table:style-name="ce20" table:formula="of:=14.4955985597973" office:value-type="float" office:value="14.49559856" calcext:value-type="float">
            <text:p>14.49559856</text:p>
          </table:table-cell>
          <table:table-cell table:style-name="ce15"/>
          <table:table-cell table:style-name="ce31"/>
          <table:table-cell table:style-name="ce15"/>
          <table:table-cell table:number-columns-repeated="1010"/>
        </table:table-row>
        <table:table-row table:style-name="ro1">
          <table:table-cell table:style-name="ce11"/>
          <table:table-cell table:style-name="ce17" table:formula="of:=15.3218169684925*[.A1]" office:value-type="float" office:value="9.134284804" calcext:value-type="float">
            <text:p>9.134284804</text:p>
          </table:table-cell>
          <table:table-cell table:style-name="ce20" table:formula="of:=26.5493679545414*[.A1]" office:value-type="float" office:value="15.82772388" calcext:value-type="float">
            <text:p>15.82772388</text:p>
          </table:table-cell>
          <table:table-cell table:style-name="ce17" table:formula="of:=15.4881095239121*[.$A$1]" office:value-type="float" office:value="9.233422103" calcext:value-type="float">
            <text:p>9.233422103</text:p>
          </table:table-cell>
          <table:table-cell table:style-name="ce20" table:formula="of:=26.1288485705225*[.$A$1]" office:value-type="float" office:value="15.57702621" calcext:value-type="float">
            <text:p>15.57702621</text:p>
          </table:table-cell>
          <table:table-cell table:style-name="ce17" table:formula="of:=15.4862558182908*[.$A$1]" office:value-type="float" office:value="9.232316995" calcext:value-type="float">
            <text:p>9.232316995</text:p>
          </table:table-cell>
          <table:table-cell table:style-name="ce20" table:formula="of:=25.9258116196159*[.$A$1]" office:value-type="float" office:value="15.45598329" calcext:value-type="float">
            <text:p>15.45598329</text:p>
          </table:table-cell>
          <table:table-cell table:style-name="ce17" table:formula="of:=8.982183014" office:value-type="float" office:value="8.982183014" calcext:value-type="float">
            <text:p>8.982183014</text:p>
          </table:table-cell>
          <table:table-cell table:style-name="ce20" table:formula="of:=15.5186378865876" office:value-type="float" office:value="15.51863789" calcext:value-type="float">
            <text:p>15.51863789</text:p>
          </table:table-cell>
          <table:table-cell table:style-name="ce17" table:formula="of:=9.161684354" office:value-type="float" office:value="9.161684354" calcext:value-type="float">
            <text:p>9.161684354</text:p>
          </table:table-cell>
          <table:table-cell table:style-name="ce20" table:formula="of:=15.0314161240638" office:value-type="float" office:value="15.03141612" calcext:value-type="float">
            <text:p>15.03141612</text:p>
          </table:table-cell>
          <table:table-cell table:style-name="ce15"/>
          <table:table-cell table:style-name="ce31"/>
          <table:table-cell table:style-name="ce33"/>
          <table:table-cell table:number-columns-repeated="1010"/>
        </table:table-row>
        <table:table-row table:style-name="ro1">
          <table:table-cell table:style-name="ce11"/>
          <table:table-cell table:style-name="ce17" table:formula="of:=15.4624814853709*[.A1]" office:value-type="float" office:value="9.218143641" calcext:value-type="float">
            <text:p>9.218143641</text:p>
          </table:table-cell>
          <table:table-cell table:style-name="ce20" table:formula="of:=26.2412382264863*[.A1]" office:value-type="float" office:value="15.64402865" calcext:value-type="float">
            <text:p>15.64402865</text:p>
          </table:table-cell>
          <table:table-cell table:style-name="ce17" table:formula="of:=15.1429539733174*[.$A$1]" office:value-type="float" office:value="9.027653485" calcext:value-type="float">
            <text:p>9.027653485</text:p>
          </table:table-cell>
          <table:table-cell table:style-name="ce20" table:formula="of:=25.0293575736592*[.$A$1]" office:value-type="float" office:value="14.92155147" calcext:value-type="float">
            <text:p>14.92155147</text:p>
          </table:table-cell>
          <table:table-cell table:style-name="ce17" table:formula="of:=15.2780747350646*[.$A$1]" office:value-type="float" office:value="9.108207347" calcext:value-type="float">
            <text:p>9.108207347</text:p>
          </table:table-cell>
          <table:table-cell table:style-name="ce20" table:formula="of:=26.315106741367*[.$A$1]" office:value-type="float" office:value="15.68806625" calcext:value-type="float">
            <text:p>15.68806625</text:p>
          </table:table-cell>
          <table:table-cell table:style-name="ce17" table:formula="of:=9.129515979" office:value-type="float" office:value="9.129515979" calcext:value-type="float">
            <text:p>9.129515979</text:p>
          </table:table-cell>
          <table:table-cell table:style-name="ce20" table:formula="of:=15.5450904925377" office:value-type="float" office:value="15.54509049" calcext:value-type="float">
            <text:p>15.54509049</text:p>
          </table:table-cell>
          <table:table-cell table:style-name="ce17" table:formula="of:=9.049261464" office:value-type="float" office:value="9.049261464" calcext:value-type="float">
            <text:p>9.049261464</text:p>
          </table:table-cell>
          <table:table-cell table:style-name="ce20" table:formula="of:=15.8733145384544" office:value-type="float" office:value="15.87331454" calcext:value-type="float">
            <text:p>15.87331454</text:p>
          </table:table-cell>
          <table:table-cell table:style-name="ce15"/>
          <table:table-cell table:style-name="ce28"/>
          <table:table-cell table:style-name="ce33"/>
          <table:table-cell table:number-columns-repeated="1010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5" table:formula="of:=AVERAGE([.B68:.B72])" office:value-type="float" office:value="9.152552994" calcext:value-type="float">
            <text:p>9.152552994</text:p>
          </table:table-cell>
          <table:table-cell table:style-name="ce5" table:formula="of:=AVERAGE([.C68:.C72])" office:value-type="float" office:value="15.483341752" calcext:value-type="float">
            <text:p>15.483341752</text:p>
          </table:table-cell>
          <table:table-cell table:style-name="ce5" table:formula="of:=AVERAGE([.D68:.D72])" office:value-type="float" office:value="9.1158566536" calcext:value-type="float">
            <text:p>9.1158566536</text:p>
          </table:table-cell>
          <table:table-cell table:style-name="ce5" table:formula="of:=AVERAGE([.E68:.E72])" office:value-type="float" office:value="15.26920288" calcext:value-type="float">
            <text:p>15.26920288</text:p>
          </table:table-cell>
          <table:table-cell table:style-name="ce5" table:formula="of:=AVERAGE([.F68:.F72])" office:value-type="float" office:value="9.1097089318" calcext:value-type="float">
            <text:p>9.1097089318</text:p>
          </table:table-cell>
          <table:table-cell table:style-name="ce5" table:formula="of:=AVERAGE([.G68:.G72])" office:value-type="float" office:value="15.505733598" calcext:value-type="float">
            <text:p>15.505733598</text:p>
          </table:table-cell>
          <table:table-cell table:style-name="ce5" table:formula="of:=AVERAGE([.H68:.H72])" office:value-type="float" office:value="9.0749185614" calcext:value-type="float">
            <text:p>9.0749185614</text:p>
          </table:table-cell>
          <table:table-cell table:style-name="ce5" table:formula="of:=AVERAGE([.I68:.I72])" office:value-type="float" office:value="15.544290848" calcext:value-type="float">
            <text:p>15.544290848</text:p>
          </table:table-cell>
          <table:table-cell table:style-name="ce5" table:formula="of:=AVERAGE([.J68:.J72])" office:value-type="float" office:value="9.1651200918" calcext:value-type="float">
            <text:p>9.1651200918</text:p>
          </table:table-cell>
          <table:table-cell table:style-name="ce5" table:formula="of:=AVERAGE([.K68:.K72])" office:value-type="float" office:value="15.06363891" calcext:value-type="float">
            <text:p>15.06363891</text:p>
          </table:table-cell>
          <table:table-cell table:style-name="ce25"/>
          <table:table-cell table:style-name="ce27"/>
          <table:table-cell table:style-name="ce33"/>
          <table:table-cell table:number-columns-repeated="1010"/>
        </table:table-row>
        <table:table-row table:style-name="ro1">
          <table:table-cell table:style-name="ce5" office:value-type="string" calcext:value-type="string">
            <text:p>stddev</text:p>
          </table:table-cell>
          <table:table-cell table:style-name="ce5" table:formula="of:=STDEV([.B68:.B72])" office:value-type="float" office:value="0.0549446706767234" calcext:value-type="float">
            <text:p>0.054944670676723</text:p>
          </table:table-cell>
          <table:table-cell table:style-name="ce5" table:formula="of:=STDEV([.C68:.C72])" office:value-type="float" office:value="0.243227344559346" calcext:value-type="float">
            <text:p>0.243227344559346</text:p>
          </table:table-cell>
          <table:table-cell table:style-name="ce5" table:formula="of:=STDEV([.D68:.D72])" office:value-type="float" office:value="0.146361855349868" calcext:value-type="float">
            <text:p>0.146361855349868</text:p>
          </table:table-cell>
          <table:table-cell table:style-name="ce5" table:formula="of:=STDEV([.E68:.E72])" office:value-type="float" office:value="0.233242402477377" calcext:value-type="float">
            <text:p>0.233242402477377</text:p>
          </table:table-cell>
          <table:table-cell table:style-name="ce5" table:formula="of:=STDEV([.F68:.F72])" office:value-type="float" office:value="0.103298755276891" calcext:value-type="float">
            <text:p>0.103298755276891</text:p>
          </table:table-cell>
          <table:table-cell table:style-name="ce5" table:formula="of:=STDEV([.G68:.G72])" office:value-type="float" office:value="0.116033138330117" calcext:value-type="float">
            <text:p>0.116033138330117</text:p>
          </table:table-cell>
          <table:table-cell table:style-name="ce5" table:formula="of:=STDEV([.H68:.H72])" office:value-type="float" office:value="0.066145584305354" calcext:value-type="float">
            <text:p>0.066145584305354</text:p>
          </table:table-cell>
          <table:table-cell table:style-name="ce5" table:formula="of:=STDEV([.I68:.I72])" office:value-type="float" office:value="0.156285424137143" calcext:value-type="float">
            <text:p>0.156285424137143</text:p>
          </table:table-cell>
          <table:table-cell table:style-name="ce5" table:formula="of:=STDEV([.J68:.J72])" office:value-type="float" office:value="0.0709265852365361" calcext:value-type="float">
            <text:p>0.070926585236536</text:p>
          </table:table-cell>
          <table:table-cell table:style-name="ce5" table:formula="of:=STDEV([.K68:.K72])" office:value-type="float" office:value="0.50233260912608" calcext:value-type="float">
            <text:p>0.50233260912608</text:p>
          </table:table-cell>
          <table:table-cell table:style-name="ce25"/>
          <table:table-cell table:style-name="ce27"/>
          <table:table-cell table:style-name="ce33"/>
          <table:table-cell table:number-columns-repeated="1010"/>
        </table:table-row>
        <table:table-row table:style-name="ro1">
          <table:table-cell table:style-name="ce13" office:value-type="string" calcext:value-type="string">
            <text:p>TF</text:p>
          </table:table-cell>
          <table:table-cell table:style-name="ce16" office:value-type="string" calcext:value-type="string">
            <text:p>vswitch</text:p>
          </table:table-cell>
          <table:table-cell table:style-name="ce19"/>
          <table:table-cell table:style-name="ce16" office:value-type="string" calcext:value-type="string">
            <text:p>vfswitch</text:p>
          </table:table-cell>
          <table:table-cell table:style-name="ce19"/>
          <table:table-cell table:style-name="ce16" office:value-type="string" calcext:value-type="string">
            <text:p>hard-cutoff</text:p>
          </table:table-cell>
          <table:table-cell table:style-name="ce19"/>
          <table:table-cell table:style-name="ce16" office:value-type="string" calcext:value-type="string">
            <text:p>vswitch</text:p>
          </table:table-cell>
          <table:table-cell table:style-name="ce19"/>
          <table:table-cell table:style-name="ce16" office:value-type="string" calcext:value-type="string">
            <text:p>vfswitch</text:p>
          </table:table-cell>
          <table:table-cell table:style-name="ce19"/>
          <table:table-cell table:style-name="ce25"/>
          <table:table-cell table:style-name="ce27"/>
          <table:table-cell table:style-name="ce33"/>
          <table:table-cell table:number-columns-repeated="1010"/>
        </table:table-row>
        <table:table-row table:style-name="ro1">
          <table:table-cell table:style-name="ce13" office:value-type="string" calcext:value-type="string">
            <text:p>R-&gt;CC</text:p>
          </table:table-cell>
          <table:table-cell table:style-name="ce16" office:value-type="string" calcext:value-type="string">
            <text:p>vacuum</text:p>
          </table:table-cell>
          <table:table-cell table:style-name="ce19" office:value-type="string" calcext:value-type="string">
            <text:p>solution</text:p>
          </table:table-cell>
          <table:table-cell table:style-name="ce16" office:value-type="string" calcext:value-type="string">
            <text:p>vacuum</text:p>
          </table:table-cell>
          <table:table-cell table:style-name="ce19" office:value-type="string" calcext:value-type="string">
            <text:p>solution</text:p>
          </table:table-cell>
          <table:table-cell table:style-name="ce16" office:value-type="string" calcext:value-type="string">
            <text:p>vacuum</text:p>
          </table:table-cell>
          <table:table-cell table:style-name="ce19" office:value-type="string" calcext:value-type="string">
            <text:p>solution</text:p>
          </table:table-cell>
          <table:table-cell table:style-name="ce16" office:value-type="string" calcext:value-type="string">
            <text:p>vacuum</text:p>
          </table:table-cell>
          <table:table-cell table:style-name="ce19" office:value-type="string" calcext:value-type="string">
            <text:p>solution</text:p>
          </table:table-cell>
          <table:table-cell table:style-name="ce16" office:value-type="string" calcext:value-type="string">
            <text:p>vacuum</text:p>
          </table:table-cell>
          <table:table-cell table:style-name="ce19" office:value-type="string" calcext:value-type="string">
            <text:p>solution</text:p>
          </table:table-cell>
          <table:table-cell table:style-name="ce25"/>
          <table:table-cell table:style-name="ce27"/>
          <table:table-cell table:style-name="ce33"/>
          <table:table-cell table:number-columns-repeated="1010"/>
        </table:table-row>
        <table:table-row table:style-name="ro1">
          <table:table-cell table:style-name="ce13" office:value-type="string" calcext:value-type="string">
            <text:p>7cpi</text:p>
          </table:table-cell>
          <table:table-cell table:style-name="ce16" table:formula="of:=-48.6616959856494*[.A1]" office:value-type="float" office:value="-29.01025323" calcext:value-type="float">
            <text:p>-29.01025323</text:p>
          </table:table-cell>
          <table:table-cell table:style-name="ce19" table:formula="of:=-35.6763629297091*[.A1]" office:value-type="float" office:value="-21.26889131" calcext:value-type="float">
            <text:p>-21.26889131</text:p>
          </table:table-cell>
          <table:table-cell table:style-name="ce16" table:formula="of:=-48.799430005404*[.$A$1]" office:value-type="float" office:value="-29.09236501" calcext:value-type="float">
            <text:p>-29.09236501</text:p>
          </table:table-cell>
          <table:table-cell table:style-name="ce19" table:formula="of:=-36.4864047106094*[.$A$1]" office:value-type="float" office:value="-21.75180742" calcext:value-type="float">
            <text:p>-21.75180742</text:p>
          </table:table-cell>
          <table:table-cell table:style-name="ce16" table:formula="of:=-48.7100810927396*[.$A$1]" office:value-type="float" office:value="-29.03909859" calcext:value-type="float">
            <text:p>-29.03909859</text:p>
          </table:table-cell>
          <table:table-cell table:style-name="ce19" table:formula="of:=-35.2615976152486*[.$A$1]" office:value-type="float" office:value="-21.021624" calcext:value-type="float">
            <text:p>-21.021624</text:p>
          </table:table-cell>
          <table:table-cell table:style-name="ce16" table:formula="of:=-29.05661506" office:value-type="float" office:value="-29.05661506" calcext:value-type="float">
            <text:p>-29.05661506</text:p>
          </table:table-cell>
          <table:table-cell table:style-name="ce19" table:formula="of:=-21.2423082408755" office:value-type="float" office:value="-21.24230824" calcext:value-type="float">
            <text:p>-21.24230824</text:p>
          </table:table-cell>
          <table:table-cell table:style-name="ce16" table:formula="of:=-29.00977785" office:value-type="float" office:value="-29.00977785" calcext:value-type="float">
            <text:p>-29.00977785</text:p>
          </table:table-cell>
          <table:table-cell table:style-name="ce19" table:formula="of:=-21.5760237180779" office:value-type="float" office:value="-21.57602372" calcext:value-type="float">
            <text:p>-21.57602372</text:p>
          </table:table-cell>
          <table:table-cell table:style-name="ce25"/>
          <table:table-cell table:style-name="ce27"/>
          <table:table-cell table:style-name="ce33"/>
          <table:table-cell table:number-columns-repeated="1010"/>
        </table:table-row>
        <table:table-row table:style-name="ro1">
          <table:table-cell table:style-name="ce10"/>
          <table:table-cell table:style-name="ce16" table:formula="of:=-48.7766369896923*[.A1]" office:value-type="float" office:value="-29.07877668" calcext:value-type="float">
            <text:p>-29.07877668</text:p>
          </table:table-cell>
          <table:table-cell table:style-name="ce19" table:formula="of:=-35.3432614773792*[.A1]" office:value-type="float" office:value="-21.07030889" calcext:value-type="float">
            <text:p>-21.07030889</text:p>
          </table:table-cell>
          <table:table-cell table:style-name="ce16" table:formula="of:=-48.6955930446377*[.$A$1]" office:value-type="float" office:value="-29.03046137" calcext:value-type="float">
            <text:p>-29.03046137</text:p>
          </table:table-cell>
          <table:table-cell table:style-name="ce19" table:formula="of:=-35.8945094375503*[.$A$1]" office:value-type="float" office:value="-21.39894196" calcext:value-type="float">
            <text:p>-21.39894196</text:p>
          </table:table-cell>
          <table:table-cell table:style-name="ce16" table:formula="of:=-48.6754230610244*[.$A$1]" office:value-type="float" office:value="-29.01843679" calcext:value-type="float">
            <text:p>-29.01843679</text:p>
          </table:table-cell>
          <table:table-cell table:style-name="ce19" table:formula="of:=-35.6300639299804*[.$A$1]" office:value-type="float" office:value="-21.24128961" calcext:value-type="float">
            <text:p>-21.24128961</text:p>
          </table:table-cell>
          <table:table-cell table:style-name="ce16" table:formula="of:=-28.96083527" office:value-type="float" office:value="-28.96083527" calcext:value-type="float">
            <text:p>-28.96083527</text:p>
          </table:table-cell>
          <table:table-cell table:style-name="ce19" table:formula="of:=-21.0020907423007" office:value-type="float" office:value="-21.00209074" calcext:value-type="float">
            <text:p>-21.00209074</text:p>
          </table:table-cell>
          <table:table-cell table:style-name="ce16" table:formula="of:=-29.09163759" office:value-type="float" office:value="-29.09163759" calcext:value-type="float">
            <text:p>-29.09163759</text:p>
          </table:table-cell>
          <table:table-cell table:style-name="ce19" table:formula="of:=-21.7343060961689" office:value-type="float" office:value="-21.7343061" calcext:value-type="float">
            <text:p>-21.7343061</text:p>
          </table:table-cell>
          <table:table-cell table:style-name="ce25"/>
          <table:table-cell table:style-name="ce27"/>
          <table:table-cell table:style-name="ce33"/>
          <table:table-cell table:number-columns-repeated="1010"/>
        </table:table-row>
        <table:table-row table:style-name="ro1">
          <table:table-cell table:style-name="ce10"/>
          <table:table-cell table:style-name="ce16" table:formula="of:=-48.7192506188792*[.A1]" office:value-type="float" office:value="-29.04456511" calcext:value-type="float">
            <text:p>-29.04456511</text:p>
          </table:table-cell>
          <table:table-cell table:style-name="ce19" table:formula="of:=-35.1206661368086*[.A1]" office:value-type="float" office:value="-20.93760601" calcext:value-type="float">
            <text:p>-20.93760601</text:p>
          </table:table-cell>
          <table:table-cell table:style-name="ce16" table:formula="of:=-48.6106539797846*[.$A$1]" office:value-type="float" office:value="-28.97982392" calcext:value-type="float">
            <text:p>-28.97982392</text:p>
          </table:table-cell>
          <table:table-cell table:style-name="ce19" table:formula="of:=-36.5601325168464*[.$A$1]" office:value-type="float" office:value="-21.79576114" calcext:value-type="float">
            <text:p>-21.79576114</text:p>
          </table:table-cell>
          <table:table-cell table:style-name="ce16" table:formula="of:=-48.7014154932271*[.$A$1]" office:value-type="float" office:value="-29.03393249" calcext:value-type="float">
            <text:p>-29.03393249</text:p>
          </table:table-cell>
          <table:table-cell table:style-name="ce19" table:formula="of:=-35.229505624016*[.$A$1]" office:value-type="float" office:value="-21.00249197" calcext:value-type="float">
            <text:p>-21.00249197</text:p>
          </table:table-cell>
          <table:table-cell table:style-name="ce16" table:formula="of:=-29.01368529" office:value-type="float" office:value="-29.01368529" calcext:value-type="float">
            <text:p>-29.01368529</text:p>
          </table:table-cell>
          <table:table-cell table:style-name="ce19" table:formula="of:=-21.1289457080269" office:value-type="float" office:value="-21.12894571" calcext:value-type="float">
            <text:p>-21.12894571</text:p>
          </table:table-cell>
          <table:table-cell table:style-name="ce16" table:formula="of:=-29.06895419" office:value-type="float" office:value="-29.06895419" calcext:value-type="float">
            <text:p>-29.06895419</text:p>
          </table:table-cell>
          <table:table-cell table:style-name="ce19" table:formula="of:=-21.6965873767676" office:value-type="float" office:value="-21.69658738" calcext:value-type="float">
            <text:p>-21.69658738</text:p>
          </table:table-cell>
          <table:table-cell table:style-name="ce25"/>
          <table:table-cell table:style-name="ce27"/>
          <table:table-cell table:style-name="ce33"/>
          <table:table-cell table:number-columns-repeated="1010"/>
        </table:table-row>
        <table:table-row table:style-name="ro1">
          <table:table-cell table:style-name="ce10"/>
          <table:table-cell table:style-name="ce16" table:formula="of:=-48.6025739838443*[.A1]" office:value-type="float" office:value="-28.97500694" calcext:value-type="float">
            <text:p>-28.97500694</text:p>
          </table:table-cell>
          <table:table-cell table:style-name="ce19" table:formula="of:=-35.4587868906401*[.A1]" office:value-type="float" office:value="-21.13918075" calcext:value-type="float">
            <text:p>-21.13918075</text:p>
          </table:table-cell>
          <table:table-cell table:style-name="ce16" table:formula="of:=-48.6590689985946*[.$A$1]" office:value-type="float" office:value="-29.00868712" calcext:value-type="float">
            <text:p>-29.00868712</text:p>
          </table:table-cell>
          <table:table-cell table:style-name="ce19" table:formula="of:=-36.5183858452182*[.$A$1]" office:value-type="float" office:value="-21.77087336" calcext:value-type="float">
            <text:p>-21.77087336</text:p>
          </table:table-cell>
          <table:table-cell table:style-name="ce16" table:formula="of:=-48.7636588088387*[.$A$1]" office:value-type="float" office:value="-29.07103959" calcext:value-type="float">
            <text:p>-29.07103959</text:p>
          </table:table-cell>
          <table:table-cell table:style-name="ce19" table:formula="of:=-35.1250362974151*[.$A$1]" office:value-type="float" office:value="-20.94021133" calcext:value-type="float">
            <text:p>-20.94021133</text:p>
          </table:table-cell>
          <table:table-cell table:style-name="ce16" table:formula="of:=-29.01711213" office:value-type="float" office:value="-29.01711213" calcext:value-type="float">
            <text:p>-29.01711213</text:p>
          </table:table-cell>
          <table:table-cell table:style-name="ce19" table:formula="of:=-21.048866013427" office:value-type="float" office:value="-21.04886601" calcext:value-type="float">
            <text:p>-21.04886601</text:p>
          </table:table-cell>
          <table:table-cell table:style-name="ce16" table:formula="of:=-29.02893407" office:value-type="float" office:value="-29.02893407" calcext:value-type="float">
            <text:p>-29.02893407</text:p>
          </table:table-cell>
          <table:table-cell table:style-name="ce19" table:formula="of:=-21.4774768260439" office:value-type="float" office:value="-21.47747683" calcext:value-type="float">
            <text:p>-21.47747683</text:p>
          </table:table-cell>
          <table:table-cell table:style-name="ce25"/>
          <table:table-cell table:style-name="ce27"/>
          <table:table-cell table:style-name="ce33"/>
          <table:table-cell table:number-columns-repeated="1010"/>
        </table:table-row>
        <table:table-row table:style-name="ro1">
          <table:table-cell table:style-name="ce10"/>
          <table:table-cell table:style-name="ce16" table:formula="of:=-48.5643199198462*[.A1]" office:value-type="float" office:value="-28.95220132" calcext:value-type="float">
            <text:p>-28.95220132</text:p>
          </table:table-cell>
          <table:table-cell table:style-name="ce19" table:formula="of:=-35.3465744269342*[.A1]" office:value-type="float" office:value="-21.07228394" calcext:value-type="float">
            <text:p>-21.07228394</text:p>
          </table:table-cell>
          <table:table-cell table:style-name="ce16" table:formula="of:=-48.6739373802316*[.$A$1]" office:value-type="float" office:value="-29.01755108" calcext:value-type="float">
            <text:p>-29.01755108</text:p>
          </table:table-cell>
          <table:table-cell table:style-name="ce19" table:formula="of:=-36.4075382494739*[.$A$1]" office:value-type="float" office:value="-21.70479024" calcext:value-type="float">
            <text:p>-21.70479024</text:p>
          </table:table-cell>
          <table:table-cell table:style-name="ce16" table:formula="of:=-48.6797481719437*[.$A$1]" office:value-type="float" office:value="-29.02101525" calcext:value-type="float">
            <text:p>-29.02101525</text:p>
          </table:table-cell>
          <table:table-cell table:style-name="ce19" table:formula="of:=-35.1699644068978*[.$A$1]" office:value-type="float" office:value="-20.96699576" calcext:value-type="float">
            <text:p>-20.96699576</text:p>
          </table:table-cell>
          <table:table-cell table:style-name="ce16" table:formula="of:=-29.02851643" office:value-type="float" office:value="-29.02851643" calcext:value-type="float">
            <text:p>-29.02851643</text:p>
          </table:table-cell>
          <table:table-cell table:style-name="ce19" table:formula="of:=-21.2089425219613" office:value-type="float" office:value="-21.20894252" calcext:value-type="float">
            <text:p>-21.20894252</text:p>
          </table:table-cell>
          <table:table-cell table:style-name="ce16" table:formula="of:=-29.00895157" office:value-type="float" office:value="-29.00895157" calcext:value-type="float">
            <text:p>-29.00895157</text:p>
          </table:table-cell>
          <table:table-cell table:style-name="ce19" table:formula="of:=-20.9188897663684" office:value-type="float" office:value="-20.91888977" calcext:value-type="float">
            <text:p>-20.91888977</text:p>
          </table:table-cell>
          <table:table-cell table:style-name="ce25"/>
          <table:table-cell table:style-name="ce27"/>
          <table:table-cell table:style-name="ce15"/>
          <table:table-cell table:number-columns-repeated="1010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5" table:formula="of:=AVERAGE([.B77:.B81])" office:value-type="float" office:value="-29.012160656" calcext:value-type="float">
            <text:p>-29.012160656</text:p>
          </table:table-cell>
          <table:table-cell table:style-name="ce5" table:formula="of:=AVERAGE([.C77:.C81])" office:value-type="float" office:value="-21.09765418" calcext:value-type="float">
            <text:p>-21.09765418</text:p>
          </table:table-cell>
          <table:table-cell table:style-name="ce5" table:formula="of:=AVERAGE([.D77:.D81])" office:value-type="float" office:value="-29.0257777" calcext:value-type="float">
            <text:p>-29.0257777</text:p>
          </table:table-cell>
          <table:table-cell table:style-name="ce5" table:formula="of:=AVERAGE([.E77:.E81])" office:value-type="float" office:value="-21.684434824" calcext:value-type="float">
            <text:p>-21.684434824</text:p>
          </table:table-cell>
          <table:table-cell table:style-name="ce5" table:formula="of:=AVERAGE([.F77:.F81])" office:value-type="float" office:value="-29.036704542" calcext:value-type="float">
            <text:p>-29.036704542</text:p>
          </table:table-cell>
          <table:table-cell table:style-name="ce5" table:formula="of:=AVERAGE([.G77:.G81])" office:value-type="float" office:value="-21.034522534" calcext:value-type="float">
            <text:p>-21.034522534</text:p>
          </table:table-cell>
          <table:table-cell table:style-name="ce5" table:formula="of:=AVERAGE([.H77:.H81])" office:value-type="float" office:value="-29.015352836" calcext:value-type="float">
            <text:p>-29.015352836</text:p>
          </table:table-cell>
          <table:table-cell table:style-name="ce5" table:formula="of:=AVERAGE([.I77:.I81])" office:value-type="float" office:value="-21.126230644" calcext:value-type="float">
            <text:p>-21.126230644</text:p>
          </table:table-cell>
          <table:table-cell table:style-name="ce5" table:formula="of:=AVERAGE([.J77:.J81])" office:value-type="float" office:value="-29.041651054" calcext:value-type="float">
            <text:p>-29.041651054</text:p>
          </table:table-cell>
          <table:table-cell table:style-name="ce5" table:formula="of:=AVERAGE([.K77:.K81])" office:value-type="float" office:value="-21.48065676" calcext:value-type="float">
            <text:p>-21.48065676</text:p>
          </table:table-cell>
          <table:table-cell table:style-name="ce25"/>
          <table:table-cell table:style-name="ce27"/>
          <table:table-cell table:style-name="ce33"/>
          <table:table-cell table:number-columns-repeated="1010"/>
        </table:table-row>
        <table:table-row table:style-name="ro1">
          <table:table-cell table:style-name="ce5" office:value-type="string" calcext:value-type="string">
            <text:p>stddev</text:p>
          </table:table-cell>
          <table:table-cell table:style-name="ce5" table:formula="of:=STDEV([.B77:.B81])" office:value-type="float" office:value="0.0511539396154436" calcext:value-type="float">
            <text:p>0.051153939615444</text:p>
          </table:table-cell>
          <table:table-cell table:style-name="ce5" table:formula="of:=STDEV([.C77:.C81])" office:value-type="float" office:value="0.120471408838148" calcext:value-type="float">
            <text:p>0.120471408838148</text:p>
          </table:table-cell>
          <table:table-cell table:style-name="ce5" table:formula="of:=STDEV([.D77:.D81])" office:value-type="float" office:value="0.0416152667760111" calcext:value-type="float">
            <text:p>0.041615266776011</text:p>
          </table:table-cell>
          <table:table-cell table:style-name="ce5" table:formula="of:=STDEV([.E77:.E81])" office:value-type="float" office:value="0.163037383893381" calcext:value-type="float">
            <text:p>0.163037383893381</text:p>
          </table:table-cell>
          <table:table-cell table:style-name="ce5" table:formula="of:=STDEV([.F77:.F81])" office:value-type="float" office:value="0.0210486098464611" calcext:value-type="float">
            <text:p>0.021048609846461</text:p>
          </table:table-cell>
          <table:table-cell table:style-name="ce5" table:formula="of:=STDEV([.G77:.G81])" office:value-type="float" office:value="0.119790881679151" calcext:value-type="float">
            <text:p>0.119790881679151</text:p>
          </table:table-cell>
          <table:table-cell table:style-name="ce5" table:formula="of:=STDEV([.H77:.H81])" office:value-type="float" office:value="0.034834939945505" calcext:value-type="float">
            <text:p>0.034834939945505</text:p>
          </table:table-cell>
          <table:table-cell table:style-name="ce5" table:formula="of:=STDEV([.I77:.I81])" office:value-type="float" office:value="0.102125702772424" calcext:value-type="float">
            <text:p>0.102125702772424</text:p>
          </table:table-cell>
          <table:table-cell table:style-name="ce5" table:formula="of:=STDEV([.J77:.J81])" office:value-type="float" office:value="0.0370506210672037" calcext:value-type="float">
            <text:p>0.037050621067204</text:p>
          </table:table-cell>
          <table:table-cell table:style-name="ce5" table:formula="of:=STDEV([.K77:.K81])" office:value-type="float" office:value="0.330019370796673" calcext:value-type="float">
            <text:p>0.330019370796673</text:p>
          </table:table-cell>
          <table:table-cell table:style-name="ce15"/>
          <table:table-cell table:style-name="ce28"/>
          <table:table-cell table:style-name="ce15"/>
          <table:table-cell table:number-columns-repeated="1010"/>
        </table:table-row>
        <table:table-row table:style-name="ro1">
          <table:table-cell table:number-columns-repeated="11"/>
          <table:table-cell table:style-name="ce25"/>
          <table:table-cell table:style-name="ce27"/>
          <table:table-cell table:style-name="ce15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ce15" table:number-columns-repeated="2"/>
          <table:table-cell table:number-columns-repeated="1011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6" meta:object-count="0"/>
    <meta:generator>LibreOfficeDev/6.0.5.2$Linux_X86_64 LibreOffice_project/</meta:generator>
  </office:meta>
</office:document-meta>
</file>